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1cm"/>
    </style:style>
    <style:style style:name="co2" style:family="table-column">
      <style:table-column-properties fo:break-before="auto" style:column-width="3.484cm"/>
    </style:style>
    <style:style style:name="co3" style:family="table-column">
      <style:table-column-properties fo:break-before="auto" style:column-width="5.309cm"/>
    </style:style>
    <style:style style:name="co4" style:family="table-column">
      <style:table-column-properties fo:break-before="auto" style:column-width="6.493cm"/>
    </style:style>
    <style:style style:name="co5" style:family="table-column">
      <style:table-column-properties fo:break-before="auto" style:column-width="11.374cm"/>
    </style:style>
    <style:style style:name="co6" style:family="table-column">
      <style:table-column-properties fo:break-before="auto" style:column-width="10.192cm"/>
    </style:style>
    <style:style style:name="co7" style:family="table-column">
      <style:table-column-properties fo:break-before="auto" style:column-width="7.997cm"/>
    </style:style>
    <style:style style:name="co8" style:family="table-column">
      <style:table-column-properties fo:break-before="auto" style:column-width="6.6cm"/>
    </style:style>
    <style:style style:name="co9" style:family="table-column">
      <style:table-column-properties fo:break-before="auto" style:column-width="2.731cm"/>
    </style:style>
    <style:style style:name="co10" style:family="table-column">
      <style:table-column-properties fo:break-before="auto" style:column-width="2.408cm"/>
    </style:style>
    <style:style style:name="co11" style:family="table-column">
      <style:table-column-properties fo:break-before="auto" style:column-width="5.054cm"/>
    </style:style>
    <style:style style:name="co12" style:family="table-column">
      <style:table-column-properties fo:break-before="auto" style:column-width="5.997cm"/>
    </style:style>
    <style:style style:name="co13" style:family="table-column">
      <style:table-column-properties fo:break-before="auto" style:column-width="6.793cm"/>
    </style:style>
    <style:style style:name="co14" style:family="table-column">
      <style:table-column-properties fo:break-before="auto" style:column-width="3.912cm"/>
    </style:style>
    <style:style style:name="co15" style:family="table-column">
      <style:table-column-properties fo:break-before="auto" style:column-width="4.343cm"/>
    </style:style>
    <style:style style:name="co19" style:family="table-column">
      <style:table-column-properties fo:break-before="auto" style:column-width="3.399cm"/>
    </style:style>
    <style:style style:name="co20" style:family="table-column">
      <style:table-column-properties fo:break-before="auto" style:column-width="5.341cm"/>
    </style:style>
    <style:style style:name="co21" style:family="table-column">
      <style:table-column-properties fo:break-before="auto" style:column-width="1.011cm"/>
    </style:style>
    <style:style style:name="co22" style:family="table-column">
      <style:table-column-properties fo:break-before="auto" style:column-width="17.953cm"/>
    </style:style>
    <style:style style:name="co23" style:family="table-column">
      <style:table-column-properties fo:break-before="auto" style:column-width="3.159cm"/>
    </style:style>
    <style:style style:name="co24" style:family="table-column">
      <style:table-column-properties fo:break-before="auto" style:column-width="2.282cm"/>
    </style:style>
    <style:style style:name="co25" style:family="table-column">
      <style:table-column-properties fo:break-before="auto" style:column-width="3.268cm"/>
    </style:style>
    <style:style style:name="co26" style:family="table-column">
      <style:table-column-properties fo:break-before="auto" style:column-width="3.009cm"/>
    </style:style>
    <style:style style:name="co27" style:family="table-column">
      <style:table-column-properties fo:break-before="auto" style:column-width="2.988cm"/>
    </style:style>
    <style:style style:name="co28" style:family="table-column">
      <style:table-column-properties fo:break-before="auto" style:column-width="2.267cm"/>
    </style:style>
    <style:style style:name="co29" style:family="table-column">
      <style:table-column-properties fo:break-before="auto" style:column-width="8.13cm"/>
    </style:style>
    <style:style style:name="co30" style:family="table-column">
      <style:table-column-properties fo:break-before="auto" style:column-width="3.773cm"/>
    </style:style>
    <style:style style:name="ro1" style:family="table-row">
      <style:table-row-properties style:row-height="0.538cm" fo:break-before="auto" style:use-optimal-row-height="true"/>
    </style:style>
    <style:style style:name="ro2" style:family="table-row">
      <style:table-row-properties style:row-height="3.323cm" fo:break-before="auto" style:use-optimal-row-height="false"/>
    </style:style>
    <style:style style:name="ro3" style:family="table-row">
      <style:table-row-properties style:row-height="3.683cm" fo:break-before="auto" style:use-optimal-row-height="false"/>
    </style:style>
    <style:style style:name="ro4" style:family="table-row">
      <style:table-row-properties style:row-height="2.985cm" fo:break-before="auto" style:use-optimal-row-height="false"/>
    </style:style>
    <style:style style:name="ro5" style:family="table-row">
      <style:table-row-properties style:row-height="5.482cm" fo:break-before="auto" style:use-optimal-row-height="false"/>
    </style:style>
    <style:style style:name="ro6" style:family="table-row">
      <style:table-row-properties style:row-height="5.969cm" fo:break-before="auto" style:use-optimal-row-height="false"/>
    </style:style>
    <style:style style:name="ro7" style:family="table-row">
      <style:table-row-properties style:row-height="1.397cm" fo:break-before="auto" style:use-optimal-row-height="false"/>
    </style:style>
    <style:style style:name="ro8" style:family="table-row">
      <style:table-row-properties style:row-height="1.207cm" fo:break-before="auto" style:use-optimal-row-height="false"/>
    </style:style>
    <style:style style:name="ro9" style:family="table-row">
      <style:table-row-properties style:row-height="2.9cm" fo:break-before="auto" style:use-optimal-row-height="false"/>
    </style:style>
    <style:style style:name="ro10" style:family="table-row">
      <style:table-row-properties style:row-height="2.371cm" fo:break-before="auto" style:use-optimal-row-height="false"/>
    </style:style>
    <style:style style:name="ro11" style:family="table-row">
      <style:table-row-properties style:row-height="1.249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1.27cm" fo:break-before="auto" style:use-optimal-row-height="false"/>
    </style:style>
    <style:style style:name="ro14" style:family="table-row">
      <style:table-row-properties style:row-height="1.503cm" fo:break-before="auto" style:use-optimal-row-height="false"/>
    </style:style>
    <style:style style:name="ro15" style:family="table-row">
      <style:table-row-properties style:row-height="1.185cm" fo:break-before="auto" style:use-optimal-row-height="false"/>
    </style:style>
    <style:style style:name="ro16" style:family="table-row">
      <style:table-row-properties style:row-height="2.519cm" fo:break-before="auto" style:use-optimal-row-height="false"/>
    </style:style>
    <style:style style:name="ro17" style:family="table-row">
      <style:table-row-properties style:row-height="0.55cm" fo:break-before="auto" style:use-optimal-row-height="false"/>
    </style:style>
    <style:style style:name="ro18" style:family="table-row">
      <style:table-row-properties style:row-height="1.127cm" fo:break-before="auto" style:use-optimal-row-height="false"/>
    </style:style>
    <style:style style:name="ro19" style:family="table-row">
      <style:table-row-properties style:row-height="0.741cm" fo:break-before="auto" style:use-optimal-row-height="false"/>
    </style:style>
    <style:style style:name="ro20" style:family="table-row">
      <style:table-row-properties style:row-height="1.482cm" fo:break-before="auto" style:use-optimal-row-height="false"/>
    </style:style>
    <style:style style:name="ro21" style:family="table-row">
      <style:table-row-properties style:row-height="1.418cm" fo:break-before="auto" style:use-optimal-row-height="false"/>
    </style:style>
    <style:style style:name="ro22" style:family="table-row">
      <style:table-row-properties style:row-height="0.529cm" fo:break-before="auto" style:use-optimal-row-height="false"/>
    </style:style>
    <style:style style:name="ro23" style:family="table-row">
      <style:table-row-properties style:row-height="0.552cm" fo:break-before="auto" style:use-optimal-row-height="true"/>
    </style:style>
    <style:style style:name="ro24" style:family="table-row">
      <style:table-row-properties style:row-height="4.53cm" fo:break-before="auto" style:use-optimal-row-height="false"/>
    </style:style>
    <style:style style:name="ro25" style:family="table-row">
      <style:table-row-properties style:row-height="5.271cm" fo:break-before="auto" style:use-optimal-row-height="false"/>
    </style:style>
    <style:style style:name="ro26" style:family="table-row">
      <style:table-row-properties style:row-height="1.632cm" fo:break-before="auto" style:use-optimal-row-height="true"/>
    </style:style>
    <style:style style:name="ro27" style:family="table-row">
      <style:table-row-properties style:row-height="3.605cm" fo:break-before="auto" style:use-optimal-row-height="true"/>
    </style:style>
    <style:style style:name="ro28" style:family="table-row">
      <style:table-row-properties style:row-height="0.841cm" fo:break-before="auto" style:use-optimal-row-height="true"/>
    </style:style>
    <style:style style:name="ro29" style:family="table-row">
      <style:table-row-properties style:row-height="2.646cm" fo:break-before="auto" style:use-optimal-row-height="false"/>
    </style:style>
    <style:style style:name="ro30" style:family="table-row">
      <style:table-row-properties style:row-height="2.667cm" fo:break-before="auto" style:use-optimal-row-height="false"/>
    </style:style>
    <style:style style:name="ro31" style:family="table-row">
      <style:table-row-properties style:row-height="2.422cm" fo:break-before="auto" style:use-optimal-row-height="true"/>
    </style:style>
    <style:style style:name="ro32" style:family="table-row">
      <style:table-row-properties style:row-height="1.236cm" fo:break-before="auto" style:use-optimal-row-height="true"/>
    </style:style>
    <style:style style:name="ro33" style:family="table-row">
      <style:table-row-properties style:row-height="0.81cm" fo:break-before="auto" style:use-optimal-row-height="false"/>
    </style:style>
    <style:style style:name="ro34" style:family="table-row">
      <style:table-row-properties style:row-height="2.159cm" fo:break-before="auto" style:use-optimal-row-height="false"/>
    </style:style>
    <style:style style:name="ro35" style:family="table-row">
      <style:table-row-properties style:row-height="2.027cm" fo:break-before="auto" style:use-optimal-row-height="true"/>
    </style:style>
    <style:style style:name="ro36" style:family="table-row">
      <style:table-row-properties style:row-height="2.817cm" fo:break-before="auto" style:use-optimal-row-height="true"/>
    </style:style>
    <style:style style:name="ro62" style:family="table-row">
      <style:table-row-properties style:row-height="3.605cm" fo:break-before="auto" style:use-optimal-row-height="true"/>
    </style:style>
    <style:style style:name="ro63" style:family="table-row">
      <style:table-row-properties style:row-height="2.422cm" fo:break-before="auto" style:use-optimal-row-height="true"/>
    </style:style>
    <style:style style:name="ro64" style:family="table-row">
      <style:table-row-properties style:row-height="1.609cm" fo:break-before="auto" style:use-optimal-row-height="false"/>
    </style:style>
    <style:style style:name="ro65" style:family="table-row">
      <style:table-row-properties style:row-height="1.632cm" fo:break-before="auto" style:use-optimal-row-height="true"/>
    </style:style>
    <style:style style:name="ro66" style:family="table-row">
      <style:table-row-properties style:row-height="2.963cm" fo:break-before="auto" style:use-optimal-row-height="false"/>
    </style:style>
    <style:style style:name="ro67" style:family="table-row">
      <style:table-row-properties style:row-height="2.725cm" fo:break-before="auto" style:use-optimal-row-height="false"/>
    </style:style>
    <style:style style:name="ro68" style:family="table-row">
      <style:table-row-properties style:row-height="2.027cm" fo:break-before="auto" style:use-optimal-row-height="true"/>
    </style:style>
    <style:style style:name="ro69" style:family="table-row">
      <style:table-row-properties style:row-height="2.422cm" fo:break-before="auto" style:use-optimal-row-height="true"/>
    </style:style>
    <style:style style:name="ro70" style:family="table-row">
      <style:table-row-properties style:row-height="1.905cm" fo:break-before="auto" style:use-optimal-row-height="false"/>
    </style:style>
    <style:style style:name="ro71" style:family="table-row">
      <style:table-row-properties style:row-height="1.656cm" fo:break-before="auto" style:use-optimal-row-height="false"/>
    </style:style>
    <style:style style:name="ro72" style:family="table-row">
      <style:table-row-properties style:row-height="2.413cm" fo:break-before="auto" style:use-optimal-row-height="false"/>
    </style:style>
    <style:style style:name="ro73" style:family="table-row">
      <style:table-row-properties style:row-height="2.201cm" fo:break-before="auto" style:use-optimal-row-height="false"/>
    </style:style>
    <style:style style:name="ro74" style:family="table-row">
      <style:table-row-properties style:row-height="1.736cm" fo:break-before="auto" style:use-optimal-row-height="false"/>
    </style:style>
    <style:style style:name="ro75" style:family="table-row">
      <style:table-row-properties style:row-height="1.632cm" fo:break-before="auto" style:use-optimal-row-height="true"/>
    </style:style>
    <style:style style:name="ro76" style:family="table-row">
      <style:table-row-properties style:row-height="2.82cm" fo:break-before="auto" style:use-optimal-row-height="false"/>
    </style:style>
    <style:style style:name="ro77" style:family="table-row">
      <style:table-row-properties style:row-height="3.217cm" fo:break-before="auto" style:use-optimal-row-height="false"/>
    </style:style>
    <style:style style:name="ro53" style:family="table-row">
      <style:table-row-properties style:row-height="4.316cm" fo:break-before="auto" style:use-optimal-row-height="false"/>
    </style:style>
    <style:style style:name="ro54" style:family="table-row">
      <style:table-row-properties style:row-height="3.237cm" fo:break-before="auto" style:use-optimal-row-height="false"/>
    </style:style>
    <style:style style:name="ro55" style:family="table-row">
      <style:table-row-properties style:row-height="3.422cm" fo:break-before="auto" style:use-optimal-row-height="false"/>
    </style:style>
    <style:style style:name="ro56" style:family="table-row">
      <style:table-row-properties style:row-height="3.501cm" fo:break-before="auto" style:use-optimal-row-height="false"/>
    </style:style>
    <style:style style:name="ro57" style:family="table-row">
      <style:table-row-properties style:row-height="2.448cm" fo:break-before="auto" style:use-optimal-row-height="false"/>
    </style:style>
    <style:style style:name="ro58" style:family="table-row">
      <style:table-row-properties style:row-height="2.711cm" fo:break-before="auto" style:use-optimal-row-height="false"/>
    </style:style>
    <style:style style:name="ro59" style:family="table-row">
      <style:table-row-properties style:row-height="2.895cm" fo:break-before="auto" style:use-optimal-row-height="false"/>
    </style:style>
    <style:style style:name="ro60" style:family="table-row">
      <style:table-row-properties style:row-height="2.738cm" fo:break-before="auto" style:use-optimal-row-height="false"/>
    </style:style>
    <style:style style:name="ro61" style:family="table-row">
      <style:table-row-properties style:row-height="2.499cm" fo:break-before="auto" style:use-optimal-row-height="false"/>
    </style:style>
    <style:style style:name="ro78" style:family="table-row">
      <style:table-row-properties style:row-height="2.29cm" fo:break-before="auto" style:use-optimal-row-height="false"/>
    </style:style>
    <style:style style:name="ro79" style:family="table-row">
      <style:table-row-properties style:row-height="2.08cm" fo:break-before="auto" style:use-optimal-row-height="false"/>
    </style:style>
    <style:style style:name="ro80" style:family="table-row">
      <style:table-row-properties style:row-height="2.473cm" fo:break-before="auto" style:use-optimal-row-height="false"/>
    </style:style>
    <style:style style:name="ro81" style:family="table-row">
      <style:table-row-properties style:row-height="2.868cm" fo:break-before="auto" style:use-optimal-row-height="false"/>
    </style:style>
    <style:style style:name="ro82" style:family="table-row">
      <style:table-row-properties style:row-height="3.448cm" fo:break-before="auto" style:use-optimal-row-height="false"/>
    </style:style>
    <style:style style:name="ro83" style:family="table-row">
      <style:table-row-properties style:row-height="2.342cm" fo:break-before="auto" style:use-optimal-row-height="false"/>
    </style:style>
    <style:style style:name="ro84" style:family="table-row">
      <style:table-row-properties style:row-height="2.605cm" fo:break-before="auto" style:use-optimal-row-height="false"/>
    </style:style>
    <style:style style:name="ro85" style:family="table-row">
      <style:table-row-properties style:row-height="3.08cm" fo:break-before="auto" style:use-optimal-row-height="false"/>
    </style:style>
    <style:style style:name="ro86" style:family="table-row">
      <style:table-row-properties style:row-height="2.921cm" fo:break-before="auto" style:use-optimal-row-height="false"/>
    </style:style>
    <style:style style:name="ro87" style:family="table-row">
      <style:table-row-properties style:row-height="3.053cm" fo:break-before="auto" style:use-optimal-row-height="false"/>
    </style:style>
    <style:style style:name="ro88" style:family="table-row">
      <style:table-row-properties style:row-height="3.106cm" fo:break-before="auto" style:use-optimal-row-height="false"/>
    </style:style>
    <style:style style:name="ro89" style:family="table-row">
      <style:table-row-properties style:row-height="2.974cm" fo:break-before="auto" style:use-optimal-row-height="false"/>
    </style:style>
    <style:style style:name="ro90" style:family="table-row">
      <style:table-row-properties style:row-height="3.184cm" fo:break-before="auto" style:use-optimal-row-height="false"/>
    </style:style>
    <style:style style:name="ro91" style:family="table-row">
      <style:table-row-properties style:row-height="3.632cm" fo:break-before="auto" style:use-optimal-row-height="false"/>
    </style:style>
    <style:style style:name="ro92" style:family="table-row">
      <style:table-row-properties style:row-height="2.764cm" fo:break-before="auto" style:use-optimal-row-height="false"/>
    </style:style>
    <style:style style:name="ro93" style:family="table-row">
      <style:table-row-properties style:row-height="3.395cm" fo:break-before="auto" style:use-optimal-row-height="false"/>
    </style:style>
    <style:style style:name="ta1" style:family="table" style:master-page-name="PageStyle_5f_MatrizRequerimientos">
      <style:table-properties table:display="true" style:writing-mode="lr-tb"/>
    </style:style>
    <style:style style:name="ta2" style:family="table" style:master-page-name="PageStyle_5f_EmpateProceso">
      <style:table-properties table:display="true" style:writing-mode="lr-tb"/>
    </style:style>
    <style:style style:name="ta4" style:family="table" style:master-page-name="PageStyle_5f_HU">
      <style:table-properties table:display="true" style:writing-mode="lr-tb"/>
    </style:style>
    <style:style style:name="ta5" style:family="table" style:master-page-name="Default">
      <style:table-properties table:display="true" style:writing-mode="lr-tb"/>
    </style:style>
    <style:style style:name="ce1" style:family="table-cell" style:parent-style-name="Excel_20_Built-in_20_Normal">
      <style:table-cell-properties fo:background-color="#0000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fo:border-bottom="none" fo:background-color="#0000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Excel_20_Built-in_20_Normal">
      <style:table-cell-properties fo:border-bottom="0.035cm solid #000000" fo:background-color="#ff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12" style:family="table-cell" style:parent-style-name="Excel_20_Built-in_20_Normal">
      <style:table-cell-properties fo:background-color="#e2f0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15"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1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18" style:family="table-cell" style:parent-style-name="Excel_20_Built-in_20_Normal">
      <style:table-cell-properties fo:border-bottom="0.088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19" style:family="table-cell" style:parent-style-name="Excel_20_Built-in_20_Normal">
      <style:table-cell-properties fo:border-bottom="0.035cm solid #000000" fo:background-color="#ff0000"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Excel_20_Built-in_20_Normal">
      <style:table-cell-properties fo:border-bottom="0.035cm solid #000000" fo:background-color="#0000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Normal">
      <style:table-cell-properties fo:border-bottom="0.088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2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20_Built-in_20_Normal">
      <style:table-cell-properties fo:border-bottom="none" fo:background-color="#0000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Excel_20_Built-in_20_Normal">
      <style:table-cell-properties fo:border-bottom="0.035cm solid #000000" fo:background-color="#ff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20_Built-in_20_Normal">
      <style:table-cell-properties fo:background-color="#0000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border-bottom="none" fo:background-color="#0000ff"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Excel_20_Built-in_20_Normal">
      <style:table-cell-properties fo:border-bottom="none" fo:background-color="#0000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Excel_20_Built-in_20_Normal">
      <style:table-cell-properties fo:border-bottom="none" style:diagonal-bl-tr="none" style:diagonal-tl-br="none" fo:border-left="0.088cm solid #000000" fo:border-right="0.035cm solid #000000" style:rotation-align="none" fo:border-top="none"/>
      <style:text-properties style:use-window-font-color="true"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9" style:family="table-cell" style:parent-style-name="Excel_20_Built-in_20_Normal">
      <style:table-cell-properties fo:border-bottom="0.088cm solid #000000" style:diagonal-bl-tr="none" style:diagonal-tl-br="none" fo:border-left="0.088cm solid #000000" fo:border-right="0.035cm solid #000000" style:rotation-align="none" fo:border-top="none"/>
      <style:text-properties style:use-window-font-color="true"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30" style:family="table-cell" style:parent-style-name="Excel_20_Built-in_20_Normal">
      <style:table-cell-properties fo:background-color="#0000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3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36" style:family="table-cell" style:parent-style-name="Excel_20_Built-in_20_Normal">
      <style:table-cell-properties fo:background-color="#bfbfbf" style:diagonal-bl-tr="0.035cm solid #000000"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20_Built-in_20_Normal">
      <style:table-cell-properties fo:border-bottom="0.035cm solid #000000" fo:background-color="#bfbfbf" style:diagonal-bl-tr="0.035cm solid #000000"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Excel_20_Built-in_20_Normal">
      <style:table-cell-properties fo:border-bottom="none" fo:background-color="#bfbfbf" style:diagonal-bl-tr="0.035cm solid #000000"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1" style:family="table-cell" style:parent-style-name="Excel_20_Built-in_20_Normal">
      <style:table-cell-properties fo:background-color="#c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4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Excel_20_Built-in_20_Normal">
      <style:table-cell-properties fo:background-color="#c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Excel_20_Built-in_20_Normal">
      <style:table-cell-properties fo:background-color="#c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4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Excel_20_Built-in_20_Normal">
      <style:table-cell-properties fo:background-color="#0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Excel_20_Built-in_20_Normal">
      <style:table-cell-properties fo:background-color="#deebf7"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Excel_20_Built-in_20_Normal">
      <style:table-cell-properties fo:background-color="#e2f0d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Excel_20_Built-in_20_Normal">
      <style:table-cell-properties fo:background-color="#fbe5d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Excel_20_Built-in_20_Normal">
      <style:table-cell-properties fo:background-color="#cccc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Excel_20_Built-in_20_Normal">
      <style:table-cell-properties fo:background-color="#ffcc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Excel_20_Built-in_20_Normal">
      <style:table-cell-properties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Excel_20_Built-in_20_Normal">
      <style:table-cell-properties fo:background-color="#ffff9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Excel_20_Built-in_20_Normal">
      <style:table-cell-properties fo:background-color="#00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Excel_20_Built-in_20_Normal">
      <style:table-cell-properties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Excel_20_Built-in_20_Normal">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T1"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2" style:family="text">
      <style:text-properties fo:color="#5b9bd5" style:text-outline="false" style:text-line-through-styl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3" style:family="text">
      <style:text-properties fo:color="#000000" style:text-outline="false" style:text-line-through-styl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4" style:family="text">
      <style:text-properties fo:color="#4472c4" style:text-outline="false" style:text-line-through-style="none" style:text-position="0% 100%"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MatrizRequerimientos" table:style-name="ta1" table:print="false">
        <office:forms form:automatic-focus="false" form:apply-design-mode="false"/>
        <table:table-column table:style-name="co1" table:visibility="collapse"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number-columns-repeated="18" table:default-cell-style-name="Excel_20_Built-in_20_Normal"/>
        <table:table-column table:style-name="co10" table:number-columns-repeated="998" table:default-cell-style-name="Excel_20_Built-in_20_Normal"/>
        <table:table-row table:style-name="ro1">
          <table:table-cell table:style-name="ce1"/>
          <table:table-cell table:style-name="ce5" office:value-type="string">
            <text:p>Módulos del Sistema</text:p>
          </table:table-cell>
          <table:table-cell table:style-name="ce5" office:value-type="string">
            <text:p>PROCESO</text:p>
          </table:table-cell>
          <table:table-cell table:style-name="ce5" office:value-type="string">
            <text:p>ACTIVIDADES</text:p>
          </table:table-cell>
          <table:table-cell table:style-name="ce5" office:value-type="string">
            <text:p>INTERFAZ</text:p>
          </table:table-cell>
          <table:table-cell table:style-name="ce5" office:value-type="string">
            <text:p>DOCUMENTO</text:p>
          </table:table-cell>
          <table:table-cell table:style-name="ce5" office:value-type="string">
            <text:p>RESPONSABLE</text:p>
          </table:table-cell>
          <table:table-cell table:style-name="ce5" office:value-type="string">
            <text:p>TIPO CONTRATACIÓN</text:p>
          </table:table-cell>
          <table:table-cell table:style-name="ce29" table:number-columns-repeated="18"/>
          <table:table-cell table:number-columns-repeated="998"/>
        </table:table-row>
        <table:table-row table:style-name="ro1">
          <table:table-cell table:style-name="ce2"/>
          <table:table-cell table:style-name="ce6"/>
          <table:table-cell table:style-name="ce10" table:number-columns-repeated="5"/>
          <table:table-cell table:style-name="ce24"/>
          <table:table-cell table:style-name="ce29" table:number-columns-repeated="18"/>
          <table:table-cell table:number-columns-repeated="998"/>
        </table:table-row>
        <table:table-row table:style-name="ro2">
          <table:table-cell table:style-name="ce3"/>
          <table:table-cell table:style-name="ce7" office:value-type="string" table:number-columns-spanned="1" table:number-rows-spanned="26">
            <text:p>Verificación/Evaluación - Sistema de Talento Humano - UTIC</text:p>
          </table:table-cell>
          <table:table-cell table:style-name="ce11" office:value-type="string">
            <text:p>PARA EL CASO ESPECIFICO DE SERVICIOS PROFESIONALES</text:p>
          </table:table-cell>
          <table:table-cell table:style-name="ce19" office:value-type="string">
            <text:p>VERIFICA LA DOCUMENTACION HABILITANTE</text:p>
            <text:p>SINO CUMPLE RETORNA AL AREA REQUIRENTE </text:p>
            <text:p>SICUMPLE SE ELABORA INF TECNICO</text:p>
          </table:table-cell>
          <table:table-cell table:style-name="ce19" office:value-type="string">
            <text:p>PERMITA ALMACENAR EL EXPEDIENTE Y VERIFICARLO PARA SU VALORACION</text:p>
            <text:p><text:span text:style-name="T1">CONSULTAR SI HAY FORMATO ESTABLECIDO </text:span><text:span text:style-name="T1">PARA EL INFORME TECNICO</text:span></text:p>
          </table:table-cell>
          <table:table-cell table:style-name="ce19" office:value-type="string">
            <text:p>EXPEDIENTE </text:p>
            <text:p>INFORME TECNICO</text:p>
          </table:table-cell>
          <table:table-cell table:style-name="ce19" office:value-type="string">
            <text:p>ANALISTA UTH</text:p>
          </table:table-cell>
          <table:table-cell table:style-name="ce25" office:value-type="string">
            <text:p>SERVICIOS PROFESIONALES</text:p>
          </table:table-cell>
          <table:table-cell table:style-name="ce4" table:number-columns-repeated="18"/>
          <table:table-cell table:number-columns-repeated="998"/>
        </table:table-row>
        <table:table-row table:style-name="ro3">
          <table:table-cell table:style-name="ce3"/>
          <table:covered-table-cell table:style-name="ce8"/>
          <table:table-cell table:style-name="ce12" office:value-type="string">
            <text:p>VERIFICA CUMPLIMIENTO DOCUMENTOS DE MERITOS (PARA PERSONAL ADMINISTRATIVO)</text:p>
          </table:table-cell>
          <table:table-cell table:style-name="ce13" office:value-type="string">
            <text:p>DOS FASES DE EVAL</text:p>
            <text:p>CALIFICACION DE POSTULACION (CARPETA)</text:p>
            <text:p>FASE DE EVALUACIÓN DE CONOCIMIENTOS (MOODLE)</text:p>
          </table:table-cell>
          <table:table-cell table:style-name="ce13" office:value-type="string">
            <text:p>INTERFAZ QUE PERMITA EVALUAR LA POSTULACION </text:p>
            <text:p>INTERFAZ QUE PERMITA REGISTRAR EL RESPONSABLE DEL BANCO DE PREGUNTAS Y EL REPORTE O RESULTADO DE LA EVALUACION DEL MOODLE.</text:p>
          </table:table-cell>
          <table:table-cell table:style-name="ce13" table:number-columns-repeated="2"/>
          <table:table-cell table:style-name="ce26" office:value-type="string">
            <text:p>PERSONAL ADMINISTRATIVO CONCURSO MERITOS </text:p>
          </table:table-cell>
          <table:table-cell table:style-name="ce4" table:number-columns-repeated="18"/>
          <table:table-cell table:number-columns-repeated="998"/>
        </table:table-row>
        <table:table-row table:style-name="ro4">
          <table:table-cell table:style-name="ce3"/>
          <table:covered-table-cell table:style-name="ce8"/>
          <table:table-cell table:style-name="ce12" office:value-type="string">
            <text:p>REPORTAR CUMPLIMIENTO DE MERITOS</text:p>
          </table:table-cell>
          <table:table-cell table:style-name="ce13" office:value-type="string">
            <text:p>REPORTAR CUMPLIMIENTO DE MERITOS</text:p>
          </table:table-cell>
          <table:table-cell table:style-name="ce13" office:value-type="string">
            <text:p>GENERAR UN REPORTE DEL CUMPLIMIENTO DE MERITOS (MOSTRAR AL POSTULANTE Y AL ANALISTA)</text:p>
          </table:table-cell>
          <table:table-cell table:style-name="ce22"/>
          <table:table-cell table:style-name="ce13"/>
          <table:table-cell table:style-name="ce26" office:value-type="string">
            <text:p>PERSONAL ADMINISTRATIVO CONCURSO MERITOS </text:p>
          </table:table-cell>
          <table:table-cell table:style-name="ce4" table:number-columns-repeated="18"/>
          <table:table-cell table:number-columns-repeated="998"/>
        </table:table-row>
        <table:table-row table:style-name="ro5">
          <table:table-cell table:style-name="ce3"/>
          <table:covered-table-cell table:style-name="ce8"/>
          <table:table-cell table:style-name="ce12" office:value-type="string">
            <text:p>PUBLICAR RESULTADO FINAL DE VERIFICACION AL MERITO</text:p>
          </table:table-cell>
          <table:table-cell table:style-name="ce13" office:value-type="string">
            <text:p>MOSTRAR LISTADO DE POSTULANTES CON SU ESTADO DE APROBADO O RECHAZADO</text:p>
          </table:table-cell>
          <table:table-cell table:style-name="ce16" office:value-type="string">
            <text:p>NOTIFICAR A LOS POSTULANTES QUE PASAN A EVALUACION</text:p>
            <text:p>MOSTRAR REPORTE EN FORMATO QUE REQUIERE MOODLE PARA LA EVALUACIONDE CONOCIMIENTO (TIPO CONTRATACION OCASIONAL Y SERV PROFESIONALES)</text:p>
            <text:p>EL REPORTE ESEL LISTADO DE PERSONAS A EVALUARSE EN MOODLE</text:p>
          </table:table-cell>
          <table:table-cell table:style-name="ce16" office:value-type="string">
            <text:p>PERSONAL ADMINISTRATIVO CONCURSO MERITOS</text:p>
          </table:table-cell>
          <table:table-cell table:style-name="ce15"/>
          <table:table-cell table:style-name="ce27" office:value-type="string">
            <text:p>PERSONAL ADMINISTRATIVO CONCURSO MERITOS</text:p>
          </table:table-cell>
          <table:table-cell table:style-name="ce4" table:number-columns-repeated="18"/>
          <table:table-cell table:number-columns-repeated="998"/>
        </table:table-row>
        <table:table-row table:style-name="ro6">
          <table:table-cell table:style-name="ce3"/>
          <table:covered-table-cell table:style-name="ce8"/>
          <table:table-cell table:style-name="ce13" office:value-type="string">
            <text:p>EVALUACION</text:p>
          </table:table-cell>
          <table:table-cell table:style-name="ce13" office:value-type="string">
            <text:p>EVALUACION POR OPOSICION</text:p>
          </table:table-cell>
          <table:table-cell table:style-name="ce13" office:value-type="string">
            <text:p>DIRECTAMENTE DEL SISTEMA GENERAR EL LISTADO DE PERSONA A SER EVALUADOS EN MOODLE</text:p>
            <text:p>GENERAR AULA MOODLE PARA LA PRUEBA DE CONOCIMIENTO</text:p>
            <text:p>INTERFAZ DE REGISTRO DE NOTAS DE PRUEBAS PSICOMETRICAS (NO AUTOMATIZAR NO ES PARTE DEL SISTEMA INTERNO)</text:p>
            <text:p>INTERFAZ DE REGISTRAR AUTOMATICO EL RESULTADO DE PRUEBAS DE CONOCIMIENTO(EXPORTADO DE MOODLE)</text:p>
            <text:p>PERMITA SUBIR EL RESULTADO DE LA PRUEBA DE CAMPO PARA CODIGO DE TRABAJO (FORMATO DE UTH)</text:p>
            <text:p>NOTIFICAR NOTA A LA UNIDAD DE UTH Y POSTULANTE </text:p>
            <text:p>REPORTE POR TIPO DE EVALUACION Y ESTADO DE APROBADO O NO</text:p>
            <text:p>REPORTE DE MEJORES PUNTUADOS QUE CUMPLAN CON LA NOTA MAYOR A 80 (LISTAR LOS 3 MEJORES, SI HAY EMPATE, VAN TODOS LOS EMPATADOS)</text:p>
          </table:table-cell>
          <table:table-cell table:style-name="ce22"/>
          <table:table-cell table:style-name="ce13" office:value-type="string">
            <text:p>ANALISTA UTH</text:p>
          </table:table-cell>
          <table:table-cell table:style-name="ce26" office:value-type="string">
            <text:p>PERSONAL ADMINISTRATIVO CONCURSO MERITOS </text:p>
          </table:table-cell>
          <table:table-cell table:style-name="ce4" table:number-columns-repeated="18"/>
          <table:table-cell table:number-columns-repeated="998"/>
        </table:table-row>
        <table:table-row table:style-name="ro7">
          <table:table-cell table:style-name="ce3"/>
          <table:covered-table-cell table:style-name="ce8"/>
          <table:table-cell table:style-name="ce13"/>
          <table:table-cell table:style-name="ce13" office:value-type="string">
            <text:p>EVALUACION POR DESTREZAS (CLASE DEMOSTRATIVA)</text:p>
          </table:table-cell>
          <table:table-cell table:style-name="ce13" office:value-type="string">
            <text:p>INTERFAZ PARA REGISTRAR LA EVALUACION</text:p>
          </table:table-cell>
          <table:table-cell table:style-name="ce22"/>
          <table:table-cell table:style-name="ce13"/>
          <table:table-cell table:style-name="ce26"/>
          <table:table-cell table:style-name="ce4" table:number-columns-repeated="18"/>
          <table:table-cell table:number-columns-repeated="998"/>
        </table:table-row>
        <table:table-row table:style-name="ro8">
          <table:table-cell table:style-name="ce3"/>
          <table:covered-table-cell table:style-name="ce8"/>
          <table:table-cell table:style-name="ce14"/>
          <table:table-cell table:style-name="ce13"/>
          <table:table-cell table:style-name="ce13" office:value-type="string">
            <text:p>REPORTAR 3 MEJORES PUNTUADOS</text:p>
          </table:table-cell>
          <table:table-cell table:style-name="ce22"/>
          <table:table-cell table:style-name="ce13"/>
          <table:table-cell table:style-name="ce26"/>
          <table:table-cell table:style-name="ce4" table:number-columns-repeated="18"/>
          <table:table-cell table:number-columns-repeated="998"/>
        </table:table-row>
        <table:table-row table:style-name="ro9">
          <table:table-cell table:style-name="ce3"/>
          <table:covered-table-cell table:style-name="ce8"/>
          <table:table-cell table:number-columns-repeated="2" table:style-name="ce13" office:value-type="string">
            <text:p>ENTREVISTA</text:p>
          </table:table-cell>
          <table:table-cell table:style-name="ce13" office:value-type="string">
            <text:p>INTERFAZ PARA EL REGISTRO DE LAS PREGUNTAS DE LA ENTREVISTA Y LA NOTA POR CADA PREGUNTA.</text:p>
            <text:p>CALCULAR EL PROMEDIO</text:p>
            <text:p>PERMITA FIRMAR DIGITALMENTE FROMULARIO <text:s/>DE ENTREVISTA FIRMADO (EXCEPTO PARA LOES NOMBRAMIENTO PERMANENTE)</text:p>
          </table:table-cell>
          <table:table-cell table:style-name="ce13"/>
          <table:table-cell table:style-name="ce13" office:value-type="string">
            <text:p>ANALISTA UTH Y UNIDAD REQUIRENTE</text:p>
          </table:table-cell>
          <table:table-cell table:style-name="ce26"/>
          <table:table-cell table:style-name="ce4" table:number-columns-repeated="18"/>
          <table:table-cell table:number-columns-repeated="998"/>
        </table:table-row>
        <table:table-row table:style-name="ro10">
          <table:table-cell table:style-name="ce3"/>
          <table:covered-table-cell table:style-name="ce8"/>
          <table:table-cell table:number-columns-repeated="2" table:style-name="ce13" office:value-type="string">
            <text:p>ENTREGAR PUNTAJES</text:p>
          </table:table-cell>
          <table:table-cell table:style-name="ce13" office:value-type="string">
            <text:p>CALCULAR LA NOTA DEL MERITO</text:p>
            <text:p>REPORTE DE POSTULANTES CON SU NOTA PROMEDIO HASTA LA ENTREVISTA</text:p>
            <text:p>COMUNICAR A LA UNIDAD REQUIRENTE Y A UTH</text:p>
          </table:table-cell>
          <table:table-cell table:style-name="ce13" table:number-columns-repeated="2"/>
          <table:table-cell table:style-name="ce26"/>
          <table:table-cell table:style-name="ce4" table:number-columns-repeated="18"/>
          <table:table-cell table:number-columns-repeated="998"/>
        </table:table-row>
        <table:table-row table:style-name="ro11">
          <table:table-cell table:style-name="ce3"/>
          <table:covered-table-cell table:style-name="ce8"/>
          <table:table-cell table:number-columns-repeated="2" table:style-name="ce13" office:value-type="string">
            <text:p>ACCIONES AFIRMATIVAS</text:p>
          </table:table-cell>
          <table:table-cell table:style-name="ce13" office:value-type="string">
            <text:p>INTERFAZ QUE PERMITA REGISTRAR ACCIONES AFIRMATIVAS (PARA NOMBRAMIENTO PERMANENTE DE LOES) </text:p>
            <text:p>PERMITA QUE VALIDE LA COMISION</text:p>
          </table:table-cell>
          <table:table-cell table:style-name="ce13" table:number-columns-repeated="2"/>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style-name="ce13"/>
          <table:table-cell table:style-name="ce14"/>
          <table:table-cell table:style-name="ce13" office:value-type="string">
            <text:p>DEBE CALCULAR EL PUNTAJE FINAL </text:p>
          </table:table-cell>
          <table:table-cell table:style-name="ce13" table:number-columns-repeated="2"/>
          <table:table-cell table:style-name="ce26"/>
          <table:table-cell table:style-name="ce4" table:number-columns-repeated="18"/>
          <table:table-cell table:number-columns-repeated="998"/>
        </table:table-row>
        <table:table-row table:style-name="ro13">
          <table:table-cell table:style-name="ce3"/>
          <table:covered-table-cell table:style-name="ce8"/>
          <table:table-cell table:style-name="ce13" table:number-columns-repeated="2"/>
          <table:table-cell table:style-name="ce13" office:value-type="string">
            <text:p>MOSTRAR EL REPORTE DE POSTULANTES Y SUS PROMEDIOS INCLUIDA ACCION AFIRMATIVA</text:p>
          </table:table-cell>
          <table:table-cell table:style-name="ce13" table:number-columns-repeated="2"/>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number-columns-repeated="2" table:style-name="ce13" office:value-type="string">
            <text:p>REGISTRO PUNTAJE FINAL</text:p>
          </table:table-cell>
          <table:table-cell table:style-name="ce13" office:value-type="string">
            <text:p>MOSTRAR <text:s/>EL PUNTAJE FINAL A LOS POSTULANTES</text:p>
          </table:table-cell>
          <table:table-cell table:style-name="ce13" table:number-columns-repeated="2"/>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number-columns-repeated="2" table:style-name="ce13" office:value-type="string">
            <text:p>NOTIFICACION</text:p>
          </table:table-cell>
          <table:table-cell table:style-name="ce13" office:value-type="string">
            <text:p>NOTIFICAR RESULTADO A POSTULANTES </text:p>
          </table:table-cell>
          <table:table-cell table:style-name="ce13" table:number-columns-repeated="2"/>
          <table:table-cell table:style-name="ce26"/>
          <table:table-cell table:style-name="ce4" table:number-columns-repeated="18"/>
          <table:table-cell table:number-columns-repeated="998"/>
        </table:table-row>
        <table:table-row table:style-name="ro14">
          <table:table-cell table:style-name="ce3"/>
          <table:covered-table-cell table:style-name="ce8"/>
          <table:table-cell table:number-columns-repeated="2" table:style-name="ce13" office:value-type="string">
            <text:p>DECLARACION DE GANADOR</text:p>
          </table:table-cell>
          <table:table-cell table:style-name="ce13" office:value-type="string">
            <text:p>SI EXISTE GANADOR SE REGISTRA EL ACTA DE GANADOR </text:p>
            <text:p>SE DECLARA COMO ELEGIBLES AL RESTO DE POSTULANTES DE ESTA FASE (GUARDAR ELEGIBLES EN BASE DE DATOS POR DOS AÑOS)</text:p>
            <text:p/>
          </table:table-cell>
          <table:table-cell table:style-name="ce23" office:value-type="string">
            <text:p>SOLICITAR FORMATO DEL ACTA DE GANADOR</text:p>
          </table:table-cell>
          <table:table-cell table:style-name="ce13"/>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style-name="ce13" table:number-columns-repeated="2"/>
          <table:table-cell table:style-name="ce13" office:value-type="string">
            <text:p>INTERFAZ PARA REGISTRAR OTRO GANADOR EN CASO DE QUE NO SE PRESENTE EL ELEGIDO</text:p>
          </table:table-cell>
          <table:table-cell table:style-name="ce23"/>
          <table:table-cell table:style-name="ce13"/>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style-name="ce13"/>
          <table:table-cell table:style-name="ce13" office:value-type="string">
            <text:p>GENERAR INFORME TECNICO</text:p>
          </table:table-cell>
          <table:table-cell table:style-name="ce13" office:value-type="string">
            <text:p>INTERFAZ Q PERMITA GENERAR EL INFORME TECNICO DEL PROCESO </text:p>
          </table:table-cell>
          <table:table-cell table:style-name="ce23" office:value-type="string">
            <text:p>INFORME TECNICO FORMATO</text:p>
          </table:table-cell>
          <table:table-cell table:style-name="ce13"/>
          <table:table-cell table:style-name="ce26"/>
          <table:table-cell table:style-name="ce4" table:number-columns-repeated="18"/>
          <table:table-cell table:number-columns-repeated="998"/>
        </table:table-row>
        <table:table-row table:style-name="ro15">
          <table:table-cell table:style-name="ce3"/>
          <table:covered-table-cell table:style-name="ce8"/>
          <table:table-cell table:number-columns-repeated="2" table:style-name="ce13" office:value-type="string">
            <text:p>SUPERVISA Y REVISAR EL INFORME TECNICO</text:p>
          </table:table-cell>
          <table:table-cell table:style-name="ce13" office:value-type="string">
            <text:p>INTERFAZ DE SUPERVISAR Y REVISION EL INFORME TECNICO</text:p>
          </table:table-cell>
          <table:table-cell table:style-name="ce22"/>
          <table:table-cell table:style-name="ce13" office:value-type="string">
            <text:p>ESPECIALISTA UTH</text:p>
          </table:table-cell>
          <table:table-cell table:style-name="ce26" office:value-type="string">
            <text:p>SERVICIOS PROFESIONALES</text:p>
          </table:table-cell>
          <table:table-cell table:style-name="ce4" table:number-columns-repeated="18"/>
          <table:table-cell table:number-columns-repeated="998"/>
        </table:table-row>
        <table:table-row table:style-name="ro16">
          <table:table-cell table:style-name="ce3"/>
          <table:covered-table-cell table:style-name="ce8"/>
          <table:table-cell table:number-columns-repeated="2" table:style-name="ce13" office:value-type="string">
            <text:p>APROBAR EL INFORME TECNICO</text:p>
          </table:table-cell>
          <table:table-cell table:style-name="ce13" office:value-type="string">
            <text:p>INTERFAZ DE APROBACION DEL INFORME</text:p>
            <text:p>GENERAR PDF PARA FIRMA</text:p>
            <text:p>EN CASO DE NO APROBAR REGRESA ANALISTA</text:p>
            <text:p>EN CASO DE APROBAR EL INFORME SE GENERE EL DOCUEMNTO PARA LA FIRMA</text:p>
          </table:table-cell>
          <table:table-cell table:style-name="ce22"/>
          <table:table-cell table:style-name="ce13" office:value-type="string">
            <text:p>DIRECTOR UTH</text:p>
          </table:table-cell>
          <table:table-cell table:style-name="ce26" office:value-type="string">
            <text:p>SERVICIOS PROFESIONALES</text:p>
          </table:table-cell>
          <table:table-cell table:style-name="ce4" table:number-columns-repeated="18"/>
          <table:table-cell table:number-columns-repeated="998"/>
        </table:table-row>
        <table:table-row table:style-name="ro12">
          <table:table-cell table:style-name="ce3"/>
          <table:covered-table-cell table:style-name="ce8"/>
          <table:table-cell table:style-name="ce15" table:number-columns-repeated="2"/>
          <table:table-cell table:style-name="ce16" office:value-type="string">
            <text:p>GENERAR INFORME</text:p>
          </table:table-cell>
          <table:table-cell table:style-name="ce16" office:value-type="string">
            <text:p>QUIPUX A RECTORADO ADJUNTO INFORME</text:p>
          </table:table-cell>
          <table:table-cell table:style-name="ce16" office:value-type="string">
            <text:p>UTH</text:p>
          </table:table-cell>
          <table:table-cell table:style-name="ce26"/>
          <table:table-cell table:style-name="ce4" table:number-columns-repeated="18"/>
          <table:table-cell table:number-columns-repeated="998"/>
        </table:table-row>
        <table:table-row table:style-name="ro17">
          <table:table-cell table:style-name="ce3"/>
          <table:covered-table-cell table:style-name="ce8"/>
          <table:table-cell table:style-name="ce15" table:number-columns-repeated="2"/>
          <table:table-cell table:style-name="ce16" office:value-type="string">
            <text:p>INTERFAZ PARA QUE RECTORADO APRUEBE</text:p>
          </table:table-cell>
          <table:table-cell table:style-name="ce16" office:value-type="string">
            <text:p>QUIPUX DE RECTROADO APROBANDO O NO LA CONTRATACIÓN</text:p>
            <text:p>SI NO APRUEBA SE CIERRA O SE DECLARA DESIERTO</text:p>
          </table:table-cell>
          <table:table-cell table:style-name="ce15"/>
          <table:table-cell table:style-name="ce26"/>
          <table:table-cell table:style-name="ce4" table:number-columns-repeated="18"/>
          <table:table-cell table:number-columns-repeated="998"/>
        </table:table-row>
        <table:table-row table:style-name="ro12">
          <table:table-cell table:style-name="ce3"/>
          <table:covered-table-cell table:style-name="ce8"/>
          <table:table-cell table:style-name="ce15" table:number-columns-repeated="2"/>
          <table:table-cell table:style-name="ce16" office:value-type="string">
            <text:p>PERMITA ADJUNTAR QUIPUX DE APROBACION DE RECTORADO</text:p>
          </table:table-cell>
          <table:table-cell table:style-name="ce15" table:number-columns-repeated="2"/>
          <table:table-cell table:style-name="ce26"/>
          <table:table-cell table:style-name="ce4" table:number-columns-repeated="18"/>
          <table:table-cell table:number-columns-repeated="998"/>
        </table:table-row>
        <table:table-row table:style-name="ro18">
          <table:table-cell table:style-name="ce3"/>
          <table:covered-table-cell table:style-name="ce8"/>
          <table:table-cell table:style-name="ce16" office:value-type="string">
            <text:p>NOTIFICAR EL GANADOR</text:p>
          </table:table-cell>
          <table:table-cell table:style-name="ce16" office:value-type="string">
            <text:p>SOLICITAR REQUISITOS PARA VINCULACION A LA ENTIDAD</text:p>
          </table:table-cell>
          <table:table-cell table:style-name="ce16" office:value-type="string">
            <text:p>PARAMETRIZAR LOS DOCUMENTOS POR REGIMEN (LOES LOSEP CODIGO DE TRABAJO)</text:p>
          </table:table-cell>
          <table:table-cell table:style-name="ce15" table:number-columns-repeated="2"/>
          <table:table-cell table:style-name="ce26"/>
          <table:table-cell table:style-name="ce4" table:number-columns-repeated="18"/>
          <table:table-cell table:number-columns-repeated="998"/>
        </table:table-row>
        <table:table-row table:style-name="ro19">
          <table:table-cell table:style-name="ce3"/>
          <table:covered-table-cell table:style-name="ce8"/>
          <table:table-cell table:style-name="ce15" table:number-columns-repeated="2"/>
          <table:table-cell table:style-name="ce20" office:value-type="string">
            <text:p>INTERFAZPARA QUE EL GANADOR REGISTRE DOCUMENTOS</text:p>
          </table:table-cell>
          <table:table-cell table:style-name="ce15" table:number-columns-repeated="2"/>
          <table:table-cell table:style-name="ce26"/>
          <table:table-cell table:style-name="ce4" table:number-columns-repeated="18"/>
          <table:table-cell table:number-columns-repeated="998"/>
        </table:table-row>
        <table:table-row table:style-name="ro20">
          <table:table-cell table:style-name="ce3"/>
          <table:covered-table-cell table:style-name="ce8"/>
          <table:table-cell table:style-name="ce17" table:number-columns-repeated="2"/>
          <table:table-cell table:style-name="ce16" office:value-type="string">
            <text:p>GENERAR UN REPORTE DEL CUMPLIMIENTO DE REQUISITOS DE INGRESO CON PIE DE FIRMA DEL ANALISTA RESPONSABLE Y DEL GANADOR DEL PROCESO</text:p>
          </table:table-cell>
          <table:table-cell table:style-name="ce15" table:number-columns-repeated="2"/>
          <table:table-cell table:style-name="ce26"/>
          <table:table-cell table:style-name="ce4" table:number-columns-repeated="18"/>
          <table:table-cell table:number-columns-repeated="998"/>
        </table:table-row>
        <table:table-row table:style-name="ro21">
          <table:table-cell table:style-name="ce3"/>
          <table:covered-table-cell table:style-name="ce9"/>
          <table:table-cell table:style-name="ce18" table:number-columns-repeated="2"/>
          <table:table-cell table:style-name="ce21" office:value-type="string">
            <text:p>SE VA A GENERAR EL CONTRATO</text:p>
          </table:table-cell>
          <table:table-cell table:style-name="ce18" table:number-columns-repeated="2"/>
          <table:table-cell table:style-name="ce28"/>
          <table:table-cell table:style-name="ce4" table:number-columns-repeated="18"/>
          <table:table-cell table:number-columns-repeated="998"/>
        </table:table-row>
        <table:table-row table:style-name="ro12" table:number-rows-repeated="200">
          <table:table-cell table:style-name="ce3" table:number-columns-repeated="8"/>
          <table:table-cell table:style-name="ce4" table:number-columns-repeated="18"/>
          <table:table-cell table:number-columns-repeated="998"/>
        </table:table-row>
        <table:table-row table:style-name="ro12" table:number-rows-repeated="724">
          <table:table-cell table:style-name="ce4" table:number-columns-repeated="26"/>
          <table:table-cell table:number-columns-repeated="998"/>
        </table:table-row>
        <table:table-row table:style-name="ro22" table:number-rows-repeated="1047623">
          <table:table-cell table:number-columns-repeated="1024"/>
        </table:table-row>
        <table:table-row table:style-name="ro22">
          <table:table-cell table:number-columns-repeated="1024"/>
        </table:table-row>
      </table:table>
      <table:table table:name="EmpateProceso" table:style-name="ta2" table:print="false">
        <table:table-column table:style-name="co11" table:default-cell-style-name="ce35"/>
        <table:table-column table:style-name="co2" table:number-columns-repeated="3" table:default-cell-style-name="ce35"/>
        <table:table-column table:style-name="co12" table:default-cell-style-name="ce35"/>
        <table:table-column table:style-name="co13" table:default-cell-style-name="ce35"/>
        <table:table-column table:style-name="co14" table:default-cell-style-name="ce35"/>
        <table:table-column table:style-name="co15" table:default-cell-style-name="ce35"/>
        <table:table-column table:style-name="co10" table:number-columns-repeated="1016" table:default-cell-style-name="ce35"/>
        <table:table-row table:style-name="ro23">
          <table:table-cell table:style-name="ce30" office:value-type="string">
            <text:p>PROCESO</text:p>
          </table:table-cell>
          <table:table-cell table:style-name="ce30" office:value-type="string">
            <text:p>PROCESO LOSEP</text:p>
          </table:table-cell>
          <table:table-cell table:style-name="ce30" office:value-type="string">
            <text:p>PROCESO LOES</text:p>
          </table:table-cell>
          <table:table-cell table:style-name="ce30" office:value-type="string">
            <text:p>RESPONSABLE</text:p>
          </table:table-cell>
          <table:table-cell table:style-name="ce30" office:value-type="string">
            <text:p>ACTIVIDADES</text:p>
          </table:table-cell>
          <table:table-cell table:style-name="ce30" office:value-type="string">
            <text:p>INTERFAZ</text:p>
          </table:table-cell>
          <table:table-cell table:style-name="ce30" office:value-type="string">
            <text:p>ENTRADAS</text:p>
          </table:table-cell>
          <table:table-cell table:style-name="ce30" office:value-type="string">
            <text:p>SALIDAS</text:p>
          </table:table-cell>
          <table:table-cell table:number-columns-repeated="1016"/>
        </table:table-row>
        <table:table-row table:style-name="ro24">
          <table:table-cell table:style-name="ce31" office:value-type="string" table:number-columns-spanned="1" table:number-rows-spanned="2">
            <text:p>VERIFICA CUMPLIMIENTO DOCUMENTOS DE MERITOS (PARA PERSONAL ADMINISTRATIVO)</text:p>
          </table:table-cell>
          <table:table-cell table:style-name="ce31" office:value-type="string" table:number-columns-spanned="1" table:number-rows-spanned="3">
            <text:p>FASE 2:</text:p>
            <text:p>3 - VERIFICAR MERITO</text:p>
          </table:table-cell>
          <table:table-cell table:style-name="ce31" office:value-type="string" table:number-columns-spanned="1" table:number-rows-spanned="6">
            <text:p>FASE 4:</text:p>
            <text:p/>
            <text:p>9 - EVALUAR EXPEDIENTES</text:p>
          </table:table-cell>
          <table:table-cell table:style-name="ce31" office:value-type="string" table:number-columns-spanned="1" table:number-rows-spanned="2">
            <text:p>Analista de la Unidad de Talento Humano</text:p>
          </table:table-cell>
          <table:table-cell table:style-name="ce31" table:number-columns-spanned="1" table:number-rows-spanned="2"/>
          <table:table-cell table:style-name="ce31" office:value-type="string">
            <text:p>INTERFAZ QUE PERMITA EVALUAR LA POSTULACION </text:p>
            <text:p/>
          </table:table-cell>
          <table:table-cell table:style-name="ce44" office:value-type="string">
            <text:p>EXPEDIENTE DIGITAL DEL POSTULANTE (DEPENDE DE LA UNIDAD REQUIRIENTE)</text:p>
            <text:p/>
            <text:p>CONTRATO CÓDIGO DE TRABAJO</text:p>
            <text:p>2. MATRIZ DE POSTULANTES</text:p>
          </table:table-cell>
          <table:table-cell table:style-name="ce44"/>
          <table:table-cell table:number-columns-repeated="1016"/>
        </table:table-row>
        <table:table-row table:style-name="ro25">
          <table:covered-table-cell table:style-name="ce31"/>
          <table:covered-table-cell table:number-columns-repeated="2" table:style-name="ce33"/>
          <table:covered-table-cell table:style-name="ce32"/>
          <table:covered-table-cell table:style-name="ce31"/>
          <table:table-cell table:style-name="ce31" office:value-type="string">
            <text:p>INTERFAZ QUE PERMITA REGISTRAR EL RESPONSABLE DEL BANCO DE PREGUNTAS Y EL REPORTE O RESULTADO DE LA EVALUACION DEL MOODLE.</text:p>
          </table:table-cell>
          <table:table-cell/>
          <table:table-cell table:style-name="ce44" office:value-type="string">
            <text:p>CONTRATO CÓDIGO DE TRABAJO</text:p>
            <text:p>3. HOJA DE ASISTENCIA PRUEBA TECNICAS</text:p>
            <text:p/>
            <text:p>CONTRATO CÓDIGO DE TRABAJO</text:p>
            <text:p>5. RESULTADOS PRUEBAS TECNICAS</text:p>
          </table:table-cell>
          <table:table-cell table:number-columns-repeated="1016"/>
        </table:table-row>
        <table:table-row table:style-name="ro26">
          <table:table-cell table:style-name="ce31" office:value-type="string">
            <text:p>REPORTAR CUMPLIMIENTO DE MERITOS</text:p>
          </table:table-cell>
          <table:covered-table-cell table:style-name="ce32"/>
          <table:covered-table-cell table:style-name="ce33"/>
          <table:table-cell table:style-name="ce31" office:value-type="string">
            <text:p>Analista de la Unidad de Talento Humano</text:p>
          </table:table-cell>
          <table:table-cell table:style-name="ce31" office:value-type="string">
            <text:p>REPORTAR CUMPLIMIENTO DE MERITOS</text:p>
          </table:table-cell>
          <table:table-cell table:style-name="ce31" office:value-type="string">
            <text:p>GENERAR UN REPORTE DEL CUMPLIMIENTO DE MERITOS</text:p>
            <text:p><text:span text:style-name="T2">MOSTRAR AL POSTULANTE Y AL ANALISTA</text:span></text:p>
          </table:table-cell>
          <table:table-cell table:style-name="ce44" table:number-columns-repeated="2"/>
          <table:table-cell table:number-columns-repeated="1016"/>
        </table:table-row>
        <table:table-row table:style-name="ro27">
          <table:table-cell table:style-name="ce31" office:value-type="string">
            <text:p>PUBLICAR RESULTADO FINAL DE VERIFICACION AL MERITO</text:p>
          </table:table-cell>
          <table:table-cell table:style-name="ce31" office:value-type="string">
            <text:p>FASE 2:</text:p>
            <text:p/>
            <text:p>6 - PUBLICAR RESULTADO FINAL DE VERIFICACION AL MERITO</text:p>
            <text:p/>
            <text:p>7 - PREPARAR LOGISTICA</text:p>
          </table:table-cell>
          <table:covered-table-cell table:style-name="ce33"/>
          <table:table-cell table:style-name="ce31" office:value-type="string">
            <text:p>ADMINISTRADOR DEL CONCURSO Y ANALISTA DE TALENTO HUMANO</text:p>
          </table:table-cell>
          <table:table-cell table:style-name="ce31" office:value-type="string">
            <text:p>MOSTRAR LISTADO DE POSTULANTES CON SU ESTADO DE APROBADO O RECHAZADO</text:p>
          </table:table-cell>
          <table:table-cell table:style-name="ce31" office:value-type="string">
            <text:p>NOTIFICAR A LOS POSTULANTES QUE PASAN A EVALUACION</text:p>
            <text:p><text:span text:style-name="T2">MOSTRAR REPORTE EN FORMATO QUE </text:span><text:span text:style-name="T2">REQUIERE MOODLE PARA LA EVALUACIONDE </text:span><text:span text:style-name="T2">CONOCIMIENTO (TIPO CONTRATACION </text:span><text:span text:style-name="T2">OCASIONAL Y SERV PROFESIONALES)</text:span></text:p>
            <text:p><text:span text:style-name="T2">EL REPORTE ESEL LISTADO DE PERSONAS A </text:span><text:span text:style-name="T2">EVALUARSE EN MOODLE</text:span></text:p>
          </table:table-cell>
          <table:table-cell table:style-name="ce44"/>
          <table:table-cell table:style-name="ce44" office:value-type="string">
            <text:p>CONTRATO CÓDIGO DE TRABAJO</text:p>
            <text:p>3. FORMATO CORREO ELECTRONICO PRUEBAS TECNICAS</text:p>
          </table:table-cell>
          <table:table-cell table:number-columns-repeated="1016"/>
        </table:table-row>
        <table:table-row table:style-name="ro8">
          <table:table-cell table:style-name="ce31" office:value-type="string" table:number-columns-spanned="1" table:number-rows-spanned="2">
            <text:p>EVALUACION POR OPOSICION I</text:p>
          </table:table-cell>
          <table:table-cell table:style-name="ce31" office:value-type="string" table:number-columns-spanned="1" table:number-rows-spanned="2">
            <text:p>FASE 2 :</text:p>
            <text:p/>
            <text:p>6 - PUBLICAR RESULTADO FINAL DE VERIFICACION AL MERITO</text:p>
            <text:p/>
            <text:p/>
            <text:p/>
          </table:table-cell>
          <table:covered-table-cell table:style-name="ce33"/>
          <table:table-cell table:style-name="ce31" office:value-type="string" table:number-columns-spanned="1" table:number-rows-spanned="2">
            <text:p>ADMINISTRADOR DEL CONCURSO</text:p>
          </table:table-cell>
          <table:table-cell table:style-name="ce31" office:value-type="string" table:number-columns-spanned="1" table:number-rows-spanned="2">
            <text:p>EVALUACION POR OPOSICION</text:p>
          </table:table-cell>
          <table:table-cell table:style-name="ce31" office:value-type="string">
            <text:p>DIRECTAMENTE DEL SISTEMA GENERAR EL LISTADO DE PERSONA A SER EVALUADOS EN MOODLE</text:p>
          </table:table-cell>
          <table:table-cell table:style-name="ce44" table:number-columns-repeated="2"/>
          <table:table-cell table:number-columns-repeated="1016"/>
        </table:table-row>
        <table:table-row table:style-name="ro28">
          <table:covered-table-cell table:number-columns-repeated="5" table:style-name="ce32"/>
          <table:table-cell table:style-name="ce31" office:value-type="string">
            <text:p>GENERAR AULA MOODLE PARA LA PRUEBA DE CONOCIMIENTO</text:p>
          </table:table-cell>
          <table:table-cell table:style-name="ce44" table:number-columns-repeated="2"/>
          <table:table-cell table:number-columns-repeated="1016"/>
        </table:table-row>
        <table:table-row table:style-name="ro29">
          <table:table-cell table:style-name="ce31" office:value-type="string">
            <text:p>EVALUACION POR OPOSICION II</text:p>
          </table:table-cell>
          <table:table-cell table:style-name="ce31" office:value-type="string">
            <text:p>FASE 3: </text:p>
            <text:p/>
            <text:p>9 - PUBLICAR PRUEBAS PSICOMETRICAS</text:p>
          </table:table-cell>
          <table:table-cell table:style-name="ce31" office:value-type="string" table:number-columns-spanned="1" table:number-rows-spanned="9">
            <text:p>FASE 6:</text:p>
            <text:p/>
            <text:p>15 - COMUNICAR CRONOGRAMA Y APLICAR PRUEBAS DE OPOSICION</text:p>
          </table:table-cell>
          <table:table-cell table:style-name="ce31" office:value-type="string">
            <text:p>ADMINISTRADOR DEL CONCURSO</text:p>
          </table:table-cell>
          <table:table-cell table:style-name="ce31" office:value-type="string">
            <text:p>PRUEBAS PSICOSOMETRICAS</text:p>
          </table:table-cell>
          <table:table-cell table:style-name="ce31" office:value-type="string">
            <text:p>INTERFAZ DE REGISTRO DE NOTAS DE PRUEBAS PSICOMETRICAS</text:p>
            <text:p><text:span text:style-name="T2">NO AUTOMATIZAR NO ES PARTE DEL SISTEMA </text:span><text:span text:style-name="T2">INTERNO</text:span></text:p>
          </table:table-cell>
          <table:table-cell table:style-name="ce44" table:number-columns-repeated="2"/>
          <table:table-cell table:number-columns-repeated="1016"/>
        </table:table-row>
        <table:table-row table:style-name="ro26">
          <table:table-cell table:style-name="ce31" office:value-type="string" table:number-columns-spanned="1" table:number-rows-spanned="4">
            <text:p>EVALUACION POR OPOSICION III</text:p>
          </table:table-cell>
          <table:table-cell table:style-name="ce31" office:value-type="string" table:number-columns-spanned="1" table:number-rows-spanned="4">
            <text:p>FASE 3: </text:p>
            <text:p/>
            <text:p>10 - REGISTRAR PRUEBAS DE CONOCIMIENTOS TECNICOS</text:p>
          </table:table-cell>
          <table:covered-table-cell table:style-name="ce33"/>
          <table:table-cell table:style-name="ce31" office:value-type="string" table:number-columns-spanned="1" table:number-rows-spanned="4">
            <text:p>ADMINISTRADOR DEL CONCURSO</text:p>
          </table:table-cell>
          <table:table-cell table:style-name="ce31" office:value-type="string" table:number-columns-spanned="1" table:number-rows-spanned="4">
            <text:p>PRUEBAS DE CONOCIMIENTO</text:p>
          </table:table-cell>
          <table:table-cell table:style-name="ce31" office:value-type="string">
            <text:p>INTERFAZ DE REGISTRAR AUTOMATICO EL RESULTADO DE PRUEBAS DE CONOCIMIENTO</text:p>
            <text:p><text:span text:style-name="T2">EXPORTADO DE MOODLE</text:span></text:p>
          </table:table-cell>
          <table:table-cell table:style-name="ce44" table:number-columns-repeated="2"/>
          <table:table-cell table:number-columns-repeated="1016"/>
        </table:table-row>
        <table:table-row table:style-name="ro26">
          <table:covered-table-cell table:number-columns-repeated="5" table:style-name="ce33"/>
          <table:table-cell table:style-name="ce31" office:value-type="string">
            <text:p>PERMITA SUBIR EL RESULTADO DE LA PRUEBA DE CAMPO PARA CODIGO DE TRABAJO</text:p>
            <text:p><text:span text:style-name="T2">FORMATO DE UTH</text:span></text:p>
          </table:table-cell>
          <table:table-cell table:style-name="ce44" table:number-columns-repeated="2"/>
          <table:table-cell table:number-columns-repeated="1016"/>
        </table:table-row>
        <table:table-row table:style-name="ro30">
          <table:covered-table-cell table:number-columns-repeated="5" table:style-name="ce33"/>
          <table:table-cell table:style-name="ce31" office:value-type="string">
            <text:p>NOTIFICAR NOTA A LA UNIDAD DE UTH Y POSTULANTE </text:p>
          </table:table-cell>
          <table:table-cell table:style-name="ce44"/>
          <table:table-cell table:style-name="ce44" office:value-type="string">
            <text:p>CONTRATO CÓDIGO DE TRABAJO</text:p>
            <text:p/>
            <text:p>5. RESULTADOS PRUEBAS TECNICAS</text:p>
          </table:table-cell>
          <table:table-cell table:number-columns-repeated="1016"/>
        </table:table-row>
        <table:table-row table:style-name="ro28">
          <table:covered-table-cell table:number-columns-repeated="2" table:style-name="ce32"/>
          <table:covered-table-cell table:style-name="ce33"/>
          <table:covered-table-cell table:number-columns-repeated="2" table:style-name="ce32"/>
          <table:table-cell table:style-name="ce31" office:value-type="string">
            <text:p>REPORTE POR TIPO DE EVALUACION Y ESTADO DE APROBADO O NO</text:p>
          </table:table-cell>
          <table:table-cell table:style-name="ce44" table:number-columns-repeated="2"/>
          <table:table-cell table:number-columns-repeated="1016"/>
        </table:table-row>
        <table:table-row table:style-name="ro31">
          <table:table-cell table:style-name="ce31" office:value-type="string" table:number-columns-spanned="1" table:number-rows-spanned="2">
            <text:p>EVALUACION POR OPOSICION IV</text:p>
          </table:table-cell>
          <table:table-cell table:style-name="ce31" office:value-type="string" table:number-columns-spanned="1" table:number-rows-spanned="2">
            <text:p>FASE 3:</text:p>
            <text:p/>
            <text:p>15 - PUBLICAR RESULTADOS DE APELACIONES</text:p>
          </table:table-cell>
          <table:covered-table-cell table:style-name="ce33"/>
          <table:table-cell table:style-name="ce31" office:value-type="string" table:number-columns-spanned="1" table:number-rows-spanned="2">
            <text:p>ADMINISTRADOR DEL CONCURSO</text:p>
          </table:table-cell>
          <table:table-cell table:style-name="ce31" office:value-type="string" table:number-columns-spanned="1" table:number-rows-spanned="2">
            <text:p>REPORTE MEJORES PUNTUADOS</text:p>
          </table:table-cell>
          <table:table-cell table:style-name="ce31" office:value-type="string">
            <text:p>REPORTE DE MEJORES PUNTUADOS QUE CUMPLAN CON LA NOTA MAYOR A 80 <text:span text:style-name="T2">LISTAR </text:span><text:span text:style-name="T2">LOS 3 MEJORES, SI HAY EMPATE, VAN TODOS </text:span><text:span text:style-name="T2">LOS EMPATADOS</text:span></text:p>
          </table:table-cell>
          <table:table-cell table:style-name="ce44"/>
          <table:table-cell table:style-name="ce44" office:value-type="string">
            <text:p>CONTRATO CÓDIGO DE TRABAJO</text:p>
            <text:p/>
            <text:p>6. FORMATO CORREO ELECTRONICO ENTREVISTA</text:p>
          </table:table-cell>
          <table:table-cell table:number-columns-repeated="1016"/>
        </table:table-row>
        <table:table-row table:style-name="ro32">
          <table:covered-table-cell table:number-columns-repeated="2" table:style-name="ce32"/>
          <table:covered-table-cell table:style-name="ce33"/>
          <table:covered-table-cell table:number-columns-repeated="2" table:style-name="ce32"/>
          <table:table-cell table:style-name="ce31" office:value-type="string">
            <text:p>PERMITA SUBIR EL RESULTADO DE LA PRUEBA DE CAMPO PARA CODIGO DE TRABAJO (FORMATO DE UTH)</text:p>
          </table:table-cell>
          <table:table-cell table:style-name="ce44" table:number-columns-repeated="2"/>
          <table:table-cell table:number-columns-repeated="1016"/>
        </table:table-row>
        <table:table-row table:style-name="ro33">
          <table:table-cell table:style-name="ce31" office:value-type="string" table:number-columns-spanned="1" table:number-rows-spanned="2">
            <text:p>EVALUACION POR DESTREZAS (CLASE DEMOSTRATIVA)</text:p>
          </table:table-cell>
          <table:table-cell table:style-name="ce36" table:number-columns-spanned="1" table:number-rows-spanned="2"/>
          <table:covered-table-cell table:style-name="ce33"/>
          <table:table-cell table:style-name="ce31" office:value-type="string" table:number-columns-spanned="1" table:number-rows-spanned="2">
            <text:p>COMISION DE EVALUACION</text:p>
          </table:table-cell>
          <table:table-cell table:style-name="ce31" office:value-type="string" table:number-columns-spanned="1" table:number-rows-spanned="2">
            <text:p>EVALUACION POR DESTREZAS (CLASE DEMOSTRATIVA)</text:p>
          </table:table-cell>
          <table:table-cell table:style-name="ce31" office:value-type="string">
            <text:p>INTERFAZ PARA REGISTRAR LA EVALUACION</text:p>
          </table:table-cell>
          <table:table-cell table:style-name="ce44" table:number-columns-repeated="2"/>
          <table:table-cell table:number-columns-repeated="1016"/>
        </table:table-row>
        <table:table-row table:style-name="ro34">
          <table:covered-table-cell table:style-name="ce31"/>
          <table:covered-table-cell table:style-name="ce37"/>
          <table:covered-table-cell table:number-columns-repeated="2" table:style-name="ce32"/>
          <table:covered-table-cell table:style-name="ce31"/>
          <table:table-cell table:style-name="ce31" office:value-type="string">
            <text:p>REPORTAR 3 MEJORES PUNTUADOS</text:p>
          </table:table-cell>
          <table:table-cell table:style-name="ce44" table:number-columns-repeated="2"/>
          <table:table-cell table:number-columns-repeated="1016"/>
        </table:table-row>
        <table:table-row table:style-name="ro27">
          <table:table-cell table:style-name="ce31" office:value-type="string">
            <text:p>ENTREVISTA</text:p>
          </table:table-cell>
          <table:table-cell table:style-name="ce31" office:value-type="string">
            <text:p>FASE 3:</text:p>
            <text:p/>
            <text:p>19 - REGISTRAR INFORMACION RECABADA EN ENTREVISTAS</text:p>
          </table:table-cell>
          <table:table-cell table:style-name="ce36"/>
          <table:table-cell table:style-name="ce31" office:value-type="string">
            <text:p>ANALISTA DE LA UNIDAD DE TALENTO HUMANO</text:p>
          </table:table-cell>
          <table:table-cell table:style-name="ce31" office:value-type="string">
            <text:p>ENTREVISTA</text:p>
          </table:table-cell>
          <table:table-cell table:style-name="ce31" office:value-type="string">
            <text:p>INTERFAZ PARA EL REGISTRO DE LAS PREGUNTAS DE LA ENTREVISTA Y LA NOTA POR CADA PREGUNTA.</text:p>
            <text:p><text:span text:style-name="T2">CALCULAR EL PROMEDIO</text:span></text:p>
            <text:p><text:span text:style-name="T2">PERMITA FIRMAR DIGITALMENTE</text:span><text:span text:style-name="T3"> FROMULARIO <text:s/></text:span><text:span text:style-name="T3">DE ENTREVISTA FIRMADO (EXCEPTO PARA </text:span><text:span text:style-name="T3">LOES NOMBRAMIENTO PERMANENTE)</text:span></text:p>
          </table:table-cell>
          <table:table-cell table:style-name="ce44"/>
          <table:table-cell table:style-name="ce44" office:value-type="string">
            <text:p>CONTRATO CÓDIGO DE TRABAJO</text:p>
            <text:p/>
            <text:p>7. FORMULARIO PARA ENTREVISTAS CONDUCTUALES</text:p>
            <text:p/>
            <text:p>7.1. FORMULARIO PARA ENTREVISTAS TÉCNICAS</text:p>
          </table:table-cell>
          <table:table-cell table:number-columns-repeated="1016"/>
        </table:table-row>
        <table:table-row table:style-name="ro1">
          <table:table-cell table:style-name="ce31" office:value-type="string" table:number-columns-spanned="1" table:number-rows-spanned="3">
            <text:p>ENTREGAR PUNTAJES</text:p>
          </table:table-cell>
          <table:table-cell table:style-name="ce31" office:value-type="string" table:number-columns-spanned="1" table:number-rows-spanned="3">
            <text:p>FASE 3: </text:p>
            <text:p/>
            <text:p>20 - ENTREGAR PUNTAJE TENTATIVO FINAL</text:p>
          </table:table-cell>
          <table:table-cell table:style-name="ce36" table:number-columns-spanned="1" table:number-rows-spanned="3"/>
          <table:table-cell table:style-name="ce31" office:value-type="string" table:number-columns-spanned="1" table:number-rows-spanned="3">
            <text:p>ADMINISTRADOR DEL CONCURSO</text:p>
          </table:table-cell>
          <table:table-cell table:style-name="ce31" office:value-type="string" table:number-columns-spanned="1" table:number-rows-spanned="3">
            <text:p>ENTREGAR PUNTAJES</text:p>
          </table:table-cell>
          <table:table-cell table:style-name="ce31" office:value-type="string">
            <text:p>CALCULAR LA NOTA DEL MERITO</text:p>
          </table:table-cell>
          <table:table-cell table:style-name="ce44" table:number-columns-repeated="2"/>
          <table:table-cell table:number-columns-repeated="1016"/>
        </table:table-row>
        <table:table-row table:style-name="ro28">
          <table:covered-table-cell table:style-name="ce31"/>
          <table:covered-table-cell table:style-name="ce33"/>
          <table:covered-table-cell table:style-name="ce38"/>
          <table:covered-table-cell table:style-name="ce33"/>
          <table:covered-table-cell table:style-name="ce31"/>
          <table:table-cell table:style-name="ce31" office:value-type="string">
            <text:p>REPORTE DE POSTULANTES CON SU NOTA PROMEDIO HASTA LA ENTREVISTA</text:p>
          </table:table-cell>
          <table:table-cell table:style-name="ce44" table:number-columns-repeated="2"/>
          <table:table-cell table:number-columns-repeated="1016"/>
        </table:table-row>
        <table:table-row table:style-name="ro28">
          <table:covered-table-cell table:style-name="ce31"/>
          <table:covered-table-cell table:style-name="ce32"/>
          <table:covered-table-cell table:style-name="ce37"/>
          <table:covered-table-cell table:style-name="ce32"/>
          <table:covered-table-cell table:style-name="ce31"/>
          <table:table-cell table:style-name="ce31" office:value-type="string">
            <text:p>COMUNICAR A LA UNIDAD REQUIRENTE Y A UTH</text:p>
          </table:table-cell>
          <table:table-cell table:style-name="ce44" table:number-columns-repeated="2"/>
          <table:table-cell table:number-columns-repeated="1016"/>
        </table:table-row>
        <table:table-row table:style-name="ro1">
          <table:table-cell table:style-name="ce31" office:value-type="string" table:number-columns-spanned="1" table:number-rows-spanned="3">
            <text:p>ACCIONES AFIRMATIVAS</text:p>
          </table:table-cell>
          <table:table-cell table:style-name="ce31" office:value-type="string" table:number-columns-spanned="1" table:number-rows-spanned="3">
            <text:p>FASE 3:</text:p>
            <text:p/>
            <text:p>21 - REGISTRAR ACCIONES AFIRMATIVAS</text:p>
          </table:table-cell>
          <table:table-cell table:style-name="ce36" table:number-columns-spanned="1" table:number-rows-spanned="3"/>
          <table:table-cell table:style-name="ce31" office:value-type="string" table:number-columns-spanned="1" table:number-rows-spanned="3">
            <text:p>ANALISTA DE LA UNIDAD DE TALENTO HUMANO</text:p>
          </table:table-cell>
          <table:table-cell table:style-name="ce31" office:value-type="string" table:number-columns-spanned="1" table:number-rows-spanned="3">
            <text:p>ACCIONES AFIRMATIVAS</text:p>
          </table:table-cell>
          <table:table-cell table:style-name="ce31"/>
          <table:table-cell table:style-name="ce44" table:number-columns-repeated="2"/>
          <table:table-cell table:number-columns-repeated="1016"/>
        </table:table-row>
        <table:table-row table:style-name="ro1">
          <table:covered-table-cell table:style-name="ce31"/>
          <table:covered-table-cell table:style-name="ce33"/>
          <table:covered-table-cell table:style-name="ce38"/>
          <table:covered-table-cell table:style-name="ce33"/>
          <table:covered-table-cell table:style-name="ce31"/>
          <table:table-cell table:style-name="ce31" office:value-type="string">
            <text:p>DEBE CALCULAR EL PUNTAJE FINAL </text:p>
          </table:table-cell>
          <table:table-cell table:style-name="ce44" table:number-columns-repeated="2"/>
          <table:table-cell table:number-columns-repeated="1016"/>
        </table:table-row>
        <table:table-row table:style-name="ro32">
          <table:covered-table-cell table:style-name="ce31"/>
          <table:covered-table-cell table:style-name="ce32"/>
          <table:covered-table-cell table:style-name="ce37"/>
          <table:covered-table-cell table:style-name="ce32"/>
          <table:covered-table-cell table:style-name="ce31"/>
          <table:table-cell table:style-name="ce31" office:value-type="string">
            <text:p>MOSTRAR EL REPORTE DE POSTULANTES Y SUS PROMEDIOS INCLUIDA ACCION AFIRMATIVA</text:p>
          </table:table-cell>
          <table:table-cell table:style-name="ce44" table:number-columns-repeated="2"/>
          <table:table-cell table:number-columns-repeated="1016"/>
        </table:table-row>
        <table:table-row table:style-name="ro35">
          <table:table-cell table:style-name="ce31" office:value-type="string">
            <text:p>REGISTRO PUNTAJE FINAL</text:p>
          </table:table-cell>
          <table:table-cell table:style-name="ce31" office:value-type="string">
            <text:p>FASE 3:</text:p>
            <text:p/>
            <text:p>22 - REGISTRAR PUNTAJE FINAL (DEL REPORTE)</text:p>
          </table:table-cell>
          <table:table-cell table:style-name="ce36"/>
          <table:table-cell table:style-name="ce31" office:value-type="string">
            <text:p>ADMINISTRADOR DEL CONCURSO</text:p>
          </table:table-cell>
          <table:table-cell table:style-name="ce31" office:value-type="string">
            <text:p>REGISTRO PUNTAJE FINAL</text:p>
          </table:table-cell>
          <table:table-cell table:style-name="ce31" office:value-type="string">
            <text:p>MOSTRAR <text:s/>EL PUNTAJE FINAL A LOS POSTULANTES</text:p>
          </table:table-cell>
          <table:table-cell table:style-name="ce44"/>
          <table:table-cell table:style-name="ce44" office:value-type="string">
            <text:p>CONTRATO CÓDIGO DE TRABAJO</text:p>
            <text:p>8. RESULTADOS FINALES PROCESO</text:p>
          </table:table-cell>
          <table:table-cell table:number-columns-repeated="1016"/>
        </table:table-row>
        <table:table-row table:style-name="ro31">
          <table:table-cell table:style-name="ce31" office:value-type="string">
            <text:p>NOTIFICACION</text:p>
          </table:table-cell>
          <table:table-cell table:style-name="ce31" office:value-type="string">
            <text:p>FASE 3:</text:p>
            <text:p/>
            <text:p>23 - NOTIFICAR LA PRESENTACION DE DOCUMENTACION PERSONAL</text:p>
          </table:table-cell>
          <table:table-cell table:style-name="ce31" office:value-type="string" table:number-columns-spanned="1" table:number-rows-spanned="13">
            <text:p>FASE 8:</text:p>
            <text:p/>
            <text:p>20 - NOTIFICAR RESULTADOS</text:p>
          </table:table-cell>
          <table:table-cell table:style-name="ce31" office:value-type="string">
            <text:p>ANALISTA DE LA UNIDAD DE TALENTO HUMANO</text:p>
          </table:table-cell>
          <table:table-cell table:style-name="ce31" office:value-type="string">
            <text:p>NOTIFICACION</text:p>
          </table:table-cell>
          <table:table-cell table:style-name="ce31" office:value-type="string">
            <text:p>NOTIFICAR RESULTADO A POSTULANTES </text:p>
          </table:table-cell>
          <table:table-cell table:style-name="ce44" table:number-columns-repeated="2"/>
          <table:table-cell table:number-columns-repeated="1016"/>
        </table:table-row>
        <table:table-row table:style-name="ro36">
          <table:table-cell table:style-name="ce31" office:value-type="string" table:number-columns-spanned="1" table:number-rows-spanned="3">
            <text:p>DECLARACION DE GANADOR</text:p>
          </table:table-cell>
          <table:table-cell table:style-name="ce31" office:value-type="string" table:number-columns-spanned="1" table:number-rows-spanned="12">
            <text:p>FASE 4:</text:p>
            <text:p/>
            <text:p>24 - ELABORAR ACTA FINAL Y LA DECLARATORIA DEL GANADOR</text:p>
            <text:p/>
            <text:p>FASE 5:</text:p>
            <text:p/>
            <text:p>26 - ELEGIR AL SIGUIENTE MEJOR PUNTUADO</text:p>
          </table:table-cell>
          <table:covered-table-cell table:style-name="ce33"/>
          <table:table-cell table:style-name="ce31" office:value-type="string" table:number-columns-spanned="1" table:number-rows-spanned="12">
            <text:p>ANALISTA DE LA UNIDAD DE TALENTO HUMANO </text:p>
          </table:table-cell>
          <table:table-cell table:style-name="ce31" office:value-type="string" table:number-columns-spanned="1" table:number-rows-spanned="2">
            <text:p>DECLARACION DE GANADOR</text:p>
          </table:table-cell>
          <table:table-cell table:style-name="ce31" office:value-type="string">
            <text:p>SI EXISTE GANADOR SE REGISTRA EL ACTA DE GANADOR </text:p>
            <text:p><text:span text:style-name="T2">SE DECLARA COMO ELEGIBLES AL RESTO DE </text:span><text:span text:style-name="T2">POSTULANTES DE ESTA FASE GUARDAR </text:span><text:span text:style-name="T2">ELEGIBLES EN BASE DE DATOS POR DOS AÑOS</text:span></text:p>
            <text:p><text:span text:style-name="T3"/></text:p>
          </table:table-cell>
          <table:table-cell table:style-name="ce44" table:number-columns-repeated="2"/>
          <table:table-cell table:number-columns-repeated="1016"/>
        </table:table-row>
        <table:table-row table:style-name="ro32">
          <table:covered-table-cell table:style-name="ce31"/>
          <table:covered-table-cell table:number-columns-repeated="3" table:style-name="ce33"/>
          <table:covered-table-cell table:style-name="ce32"/>
          <table:table-cell table:style-name="ce31" office:value-type="string">
            <text:p>INTERFAZ PARA REGISTRAR OTRO GANADOR EN CASO DE QUE NO SE PRESENTE EL ELEGIDO</text:p>
          </table:table-cell>
          <table:table-cell table:style-name="ce44" table:number-columns-repeated="2"/>
          <table:table-cell table:number-columns-repeated="1016"/>
        </table:table-row>
        <table:table-row table:style-name="ro28">
          <table:covered-table-cell table:style-name="ce31"/>
          <table:covered-table-cell table:number-columns-repeated="3" table:style-name="ce33"/>
          <table:table-cell table:style-name="ce31" office:value-type="string">
            <text:p>GENERAR INFORME TECNICO</text:p>
          </table:table-cell>
          <table:table-cell table:style-name="ce31" office:value-type="string">
            <text:p>INTERFAZ Q PERMITA GENERAR EL INFORME TECNICO DEL PROCESO </text:p>
          </table:table-cell>
          <table:table-cell table:style-name="ce44"/>
          <table:table-cell table:style-name="ce44" office:value-type="string" table:number-columns-spanned="1" table:number-rows-spanned="2">
            <text:p>CONTRATO CÓDIGO DE TRABAJO</text:p>
            <text:p>9.1. INFORME TECNICO PEDIR AUTORIZACION MDT CSO</text:p>
          </table:table-cell>
          <table:table-cell table:number-columns-repeated="1016"/>
        </table:table-row>
        <table:table-row table:style-name="ro28">
          <table:table-cell table:style-name="ce31" office:value-type="string">
            <text:p>SUPERVISA Y REVISAR EL INFORME TECNICO</text:p>
          </table:table-cell>
          <table:covered-table-cell table:number-columns-repeated="3" table:style-name="ce33"/>
          <table:table-cell table:style-name="ce31" office:value-type="string">
            <text:p>SUPERVISA Y REVISAR EL INFORME TECNICO</text:p>
          </table:table-cell>
          <table:table-cell table:style-name="ce31" office:value-type="string">
            <text:p>INTERFAZ DE SUPERVISAR Y REVISION EL INFORME TECNICO</text:p>
          </table:table-cell>
          <table:table-cell table:style-name="ce44"/>
          <table:covered-table-cell table:style-name="ce46"/>
          <table:table-cell table:number-columns-repeated="1016"/>
        </table:table-row>
        <table:table-row table:style-name="ro36">
          <table:table-cell table:style-name="ce31" office:value-type="string" table:number-columns-spanned="1" table:number-rows-spanned="4">
            <text:p>APROBAR EL INFORME TECNICO</text:p>
          </table:table-cell>
          <table:covered-table-cell table:number-columns-repeated="3" table:style-name="ce33"/>
          <table:table-cell table:style-name="ce31" office:value-type="string" table:number-columns-spanned="1" table:number-rows-spanned="4">
            <text:p>APROBAR EL INFORME TECNICO</text:p>
          </table:table-cell>
          <table:table-cell table:style-name="ce31" office:value-type="string">
            <text:p>INTERFAZ DE APROBACION DEL INFORME</text:p>
            <text:p>GENERAR PDF PARA FIRMA</text:p>
            <text:p><text:span text:style-name="T1">EN CASO DE NO APROBAR REGRESA ANALISTA</text:span></text:p>
            <text:p><text:span text:style-name="T4">EN CASO DE APROBAR EL INFORME SE GENERE </text:span><text:span text:style-name="T4">EL DOCUEMNTO PARA LA FIRMA</text:span></text:p>
          </table:table-cell>
          <table:table-cell table:style-name="ce44" table:number-columns-repeated="2"/>
          <table:table-cell table:number-columns-repeated="1016"/>
        </table:table-row>
        <table:table-row table:style-name="ro1">
          <table:covered-table-cell table:style-name="ce31"/>
          <table:covered-table-cell table:number-columns-repeated="3" table:style-name="ce33"/>
          <table:covered-table-cell table:style-name="ce31"/>
          <table:table-cell table:style-name="ce31" office:value-type="string">
            <text:p>GENERAR INFORME</text:p>
          </table:table-cell>
          <table:table-cell table:style-name="ce44" table:number-columns-repeated="2"/>
          <table:table-cell table:number-columns-repeated="1016"/>
        </table:table-row>
        <table:table-row table:style-name="ro28">
          <table:covered-table-cell table:style-name="ce31"/>
          <table:covered-table-cell table:number-columns-repeated="3" table:style-name="ce33"/>
          <table:covered-table-cell table:style-name="ce31"/>
          <table:table-cell table:style-name="ce31" office:value-type="string">
            <text:p>INTERFAZ PARA QUE RECTORADO APRUEBE</text:p>
          </table:table-cell>
          <table:table-cell table:style-name="ce44" table:number-columns-repeated="2"/>
          <table:table-cell table:number-columns-repeated="1016"/>
        </table:table-row>
        <table:table-row table:style-name="ro28">
          <table:covered-table-cell table:style-name="ce31"/>
          <table:covered-table-cell table:number-columns-repeated="3" table:style-name="ce33"/>
          <table:covered-table-cell table:style-name="ce31"/>
          <table:table-cell table:style-name="ce31" office:value-type="string">
            <text:p>PERMITA ADJUNTAR QUIPUX DE APROBACION DE RECTORADO</text:p>
          </table:table-cell>
          <table:table-cell table:style-name="ce44" table:number-columns-repeated="2"/>
          <table:table-cell table:number-columns-repeated="1016"/>
        </table:table-row>
        <table:table-row table:style-name="ro32">
          <table:table-cell table:style-name="ce31" office:value-type="string" table:number-columns-spanned="1" table:number-rows-spanned="4">
            <text:p>NOTIFICAR EL GANADOR</text:p>
          </table:table-cell>
          <table:covered-table-cell table:number-columns-repeated="3" table:style-name="ce33"/>
          <table:table-cell table:style-name="ce31" office:value-type="string">
            <text:p>SOLICITAR REQUISITOS PARA VINCULACION A LA ENTIDAD</text:p>
          </table:table-cell>
          <table:table-cell table:style-name="ce31" office:value-type="string">
            <text:p>PARAMETRIZAR LOS DOCUMENTOS POR REGIMEN</text:p>
            <text:p><text:span text:style-name="T4">LOES LOSEP CODIGO DE TRABAJO</text:span></text:p>
          </table:table-cell>
          <table:table-cell table:style-name="ce44" table:number-columns-repeated="2"/>
          <table:table-cell table:number-columns-repeated="1016"/>
        </table:table-row>
        <table:table-row table:style-name="ro28">
          <table:covered-table-cell table:style-name="ce31"/>
          <table:covered-table-cell table:number-columns-repeated="3" table:style-name="ce33"/>
          <table:table-cell table:style-name="ce39"/>
          <table:table-cell table:style-name="ce42" office:value-type="string">
            <text:p>INTERFAZPARA QUE EL GANADOR REGISTRE DOCUMENTOS</text:p>
          </table:table-cell>
          <table:table-cell table:style-name="ce44" table:number-columns-repeated="2"/>
          <table:table-cell table:number-columns-repeated="1016"/>
        </table:table-row>
        <table:table-row table:style-name="ro35">
          <table:covered-table-cell table:style-name="ce31"/>
          <table:covered-table-cell table:number-columns-repeated="3" table:style-name="ce33"/>
          <table:table-cell table:style-name="ce40"/>
          <table:table-cell table:style-name="ce31" office:value-type="string">
            <text:p>GENERAR UN REPORTE DEL CUMPLIMIENTO DE REQUISITOS DE INGRESO CON PIE DE FIRMA DEL ANALISTA RESPONSABLE Y DEL GANADOR DEL PROCESO</text:p>
          </table:table-cell>
          <table:table-cell table:style-name="ce44"/>
          <table:table-cell table:style-name="ce44" office:value-type="string">
            <text:p>CONTRATO CÓDIGO DE TRBAJO</text:p>
            <text:p>10. REQUISITOS DE INGRESO ADMINISTRATIVOS</text:p>
          </table:table-cell>
          <table:table-cell table:number-columns-repeated="1016"/>
        </table:table-row>
        <table:table-row table:style-name="ro1">
          <table:covered-table-cell table:style-name="ce31"/>
          <table:covered-table-cell table:number-columns-repeated="3" table:style-name="ce32"/>
          <table:table-cell table:style-name="ce41"/>
          <table:table-cell table:style-name="ce43" office:value-type="string">
            <text:p>SE VA A GENERAR EL CONTRATO</text:p>
          </table:table-cell>
          <table:table-cell table:style-name="ce45" table:number-columns-repeated="2"/>
          <table:table-cell table:number-columns-repeated="1016"/>
        </table:table-row>
        <table:table-row table:style-name="ro1" table:number-rows-repeated="3">
          <table:table-cell table:style-name="ce34" table:number-columns-repeated="3"/>
          <table:table-cell table:number-columns-repeated="1021"/>
        </table:table-row>
        <table:table-row table:style-name="ro1" table:number-rows-repeated="1048535">
          <table:table-cell table:number-columns-repeated="1024"/>
        </table:table-row>
        <table:table-row table:style-name="ro1">
          <table:table-cell table:number-columns-repeated="1024"/>
        </table:table-row>
      </table:table>
      <table:table table:name="HU-REV" table:style-name="ta5" table:print="false">
        <office:forms form:automatic-focus="false" form:apply-design-mode="false"/>
        <table:table-column table:style-name="co28" table:default-cell-style-name="ce48"/>
        <table:table-column table:style-name="co29" table:default-cell-style-name="ce44"/>
        <table:table-column table:style-name="co28" table:number-columns-repeated="3" table:default-cell-style-name="ce44"/>
        <table:table-column table:style-name="co30" table:default-cell-style-name="ce44"/>
        <table:table-column table:style-name="co28" table:number-columns-repeated="7" table:default-cell-style-name="ce44"/>
        <table:table-row table:style-name="ro28">
          <table:table-cell table:style-name="ce67" office:value-type="string">
            <text:p>ID Externo</text:p>
          </table:table-cell>
          <table:table-cell table:style-name="ce67" office:value-type="string">
            <text:p>Summary</text:p>
          </table:table-cell>
          <table:table-cell table:style-name="ce67" office:value-type="string" table:number-columns-spanned="2" table:number-rows-spanned="1">
            <text:p>Description</text:p>
          </table:table-cell>
          <table:covered-table-cell table:style-name="ce67"/>
          <table:table-cell table:style-name="ce67" office:value-type="string">
            <text:p>Labels</text:p>
          </table:table-cell>
          <table:table-cell table:style-name="ce48" office:value-type="string">
            <text:p>COMO (DESCRIPCION DE TAREAS)</text:p>
          </table:table-cell>
          <table:table-cell table:style-name="ce67" office:value-type="string">
            <text:p>Assignee</text:p>
          </table:table-cell>
          <table:table-cell table:style-name="ce67" office:value-type="string">
            <text:p>Due Date</text:p>
          </table:table-cell>
          <table:table-cell table:style-name="ce67" office:value-type="string">
            <text:p>Priority</text:p>
          </table:table-cell>
          <table:table-cell table:style-name="ce67" office:value-type="string">
            <text:p>Status</text:p>
          </table:table-cell>
          <table:table-cell table:style-name="ce48" office:value-type="string">
            <text:p>PRUEBA</text:p>
          </table:table-cell>
          <table:table-cell table:style-name="ce67" office:value-type="string">
            <text:p>Comentarios</text:p>
          </table:table-cell>
          <table:table-cell table:style-name="ce48" office:value-type="string">
            <text:p>NOMBRE DE HISTORIA</text:p>
          </table:table-cell>
        </table:table-row>
        <table:table-row table:style-name="ro53">
          <table:table-cell office:value-type="string">
            <text:p>HU01</text:p>
          </table:table-cell>
          <table:table-cell office:value-type="string">
            <text:p>Como analista de talento humano, quiero una interfaz que me permita evaluar la postulación de cada candidato con base</text:p>
            <text:p>a los requisitos a ser evaluados para el puesto con el objetivo de poder determinar quiénes cumplen con el puntaje mínimo y pasar a la fase de oposición.</text:p>
          </table:table-cell>
          <table:table-cell office:value-type="string" table:number-columns-spanned="2" table:number-rows-spanned="1">
            <text:p>Interfaz de evaluación Determinar si los candidatos cumplen el puntaje mínimo</text:p>
          </table:table-cell>
          <table:covered-table-cell/>
          <table:table-cell office:value-type="string">
            <text:p>Analista de talento humano</text:p>
          </table:table-cell>
          <table:table-cell office:value-type="string">
            <text:p>Crear y configurar una interfaz en el sistema de selección de personal para evaluar a candidatos según parámetros específicos</text:p>
          </table:table-cell>
          <table:table-cell table:number-columns-repeated="2"/>
          <table:table-cell office:value-type="string">
            <text:p>Alta</text:p>
          </table:table-cell>
          <table:table-cell office:value-type="string">
            <text:p>Planificación</text:p>
          </table:table-cell>
          <table:table-cell office:value-type="string">
            <text:p>Test de interfaz</text:p>
          </table:table-cell>
          <table:table-cell/>
          <table:table-cell office:value-type="string">
            <text:p>Evaluación de postulación</text:p>
          </table:table-cell>
        </table:table-row>
        <table:table-row table:style-name="ro54">
          <table:table-cell office:value-type="string">
            <text:p>HU02</text:p>
          </table:table-cell>
          <table:table-cell office:value-type="string">
            <text:p>Como analista de talento humano, quiero generar un reporte de cumplimiento de los requisitos que refleje el puntaje y los resultados obtenidos en la verificación, para que pueda ser consultado por el supervisor del proceso/ comision de evaluacion/ o designado) de forma transparente previo a la fase de apelación.</text:p>
          </table:table-cell>
          <table:table-cell office:value-type="string" table:number-columns-spanned="2" table:number-rows-spanned="1">
            <text:p>Reporte de cumplimiento de méritos Ofrecer consulta de puntajes y resultados</text:p>
          </table:table-cell>
          <table:covered-table-cell/>
          <table:table-cell office:value-type="string">
            <text:p><text:s/>Comisión evaluacion ó designado</text:p>
          </table:table-cell>
          <table:table-cell office:value-type="string">
            <text:p>Implementar función de generación de reportes con filtro de resultados y puntajes</text:p>
          </table:table-cell>
          <table:table-cell table:number-columns-repeated="2"/>
          <table:table-cell office:value-type="string">
            <text:p>Alta</text:p>
          </table:table-cell>
          <table:table-cell office:value-type="string">
            <text:p>Planificación</text:p>
          </table:table-cell>
          <table:table-cell office:value-type="string">
            <text:p>Validación de puntajes y resultados</text:p>
          </table:table-cell>
          <table:table-cell/>
          <table:table-cell office:value-type="string">
            <text:p>Generación de reportes de méritos</text:p>
          </table:table-cell>
        </table:table-row>
        <table:table-row table:style-name="ro55">
          <table:table-cell office:value-type="string">
            <text:p>HU03</text:p>
          </table:table-cell>
          <table:table-cell office:value-type="string">
            <text:p>Como analista de talento humano, quiero que el sistema notifique automáticamente mediante correo electronico a los postulantes que han pasado a la fase de evaluación, para que estén informados de la continuación del proceso.</text:p>
          </table:table-cell>
          <table:table-cell office:value-type="string" table:number-columns-spanned="2" table:number-rows-spanned="1">
            <text:p>Notificación automática Informar a postulantes sobre continuación de proceso</text:p>
          </table:table-cell>
          <table:covered-table-cell/>
          <table:table-cell office:value-type="string">
            <text:p>Postulante</text:p>
          </table:table-cell>
          <table:table-cell office:value-type="string">
            <text:p>Configurar notificación automática para postulantes que pasan de fase</text:p>
          </table:table-cell>
          <table:table-cell table:number-columns-repeated="2"/>
          <table:table-cell office:value-type="string">
            <text:p>Alta</text:p>
          </table:table-cell>
          <table:table-cell office:value-type="string">
            <text:p>Planificación</text:p>
          </table:table-cell>
          <table:table-cell office:value-type="string">
            <text:p>Prueba de notificación</text:p>
          </table:table-cell>
          <table:table-cell/>
          <table:table-cell office:value-type="string">
            <text:p>Notificación de avance de fase</text:p>
          </table:table-cell>
        </table:table-row>
        <table:table-row table:style-name="ro56">
          <table:table-cell office:value-type="string">
            <text:p>HU04</text:p>
          </table:table-cell>
          <table:table-cell office:value-type="string">
            <text:p>Como analista de talento humano, quiero que el sistema genere un reporte en el formato requerido por UTH para la creacion de aulas en Moodle, que incluya el listado de postulantes a evaluar para contrataciones ocasionales y servicios profesionales, con el fin de enviar la información de manera adecuada para la evaluación en Moodle.</text:p>
          </table:table-cell>
          <table:table-cell office:value-type="string" table:number-columns-spanned="2" table:number-rows-spanned="1">
            <text:p>Generación de reporte en formato Moodle Enviar información de candidatos a Moodle</text:p>
          </table:table-cell>
          <table:covered-table-cell/>
          <table:table-cell office:value-type="string">
            <text:p>Analista de talento humano</text:p>
          </table:table-cell>
          <table:table-cell office:value-type="string">
            <text:p>Crear función de generación de reportes en formato compatible con Moodle</text:p>
          </table:table-cell>
          <table:table-cell table:number-columns-repeated="2"/>
          <table:table-cell office:value-type="string">
            <text:p>Alta</text:p>
          </table:table-cell>
          <table:table-cell office:value-type="string">
            <text:p>Planificación</text:p>
          </table:table-cell>
          <table:table-cell office:value-type="string">
            <text:p>Validación de formato</text:p>
          </table:table-cell>
          <table:table-cell/>
          <table:table-cell office:value-type="string">
            <text:p>Reporte para evaluación en Moodle</text:p>
          </table:table-cell>
        </table:table-row>
        <table:table-row table:style-name="ro57">
          <table:table-cell office:value-type="string">
            <text:p>HU05</text:p>
          </table:table-cell>
          <table:table-cell office:value-type="string">
            <text:p>Como persona designada de responsable de evaluacion psicosometrica, quiero una interfaz donde pueda impotar el arcnivo con las notas de las pruebas psicométricas.</text:p>
          </table:table-cell>
          <table:table-cell office:value-type="string" table:number-columns-spanned="2" table:number-rows-spanned="1">
            <text:p>Interfaz de registro de notas Facilitar registro manual de notas</text:p>
          </table:table-cell>
          <table:covered-table-cell/>
          <table:table-cell table:style-name="ce49" office:value-type="string">
            <text:p>responsable de evaluacion psicosometrica</text:p>
          </table:table-cell>
          <table:table-cell office:value-type="string">
            <text:p>Crear interfaz para ingreso manual de notas de pruebas psicométricas</text:p>
          </table:table-cell>
          <table:table-cell table:number-columns-repeated="2"/>
          <table:table-cell office:value-type="string">
            <text:p>Media</text:p>
          </table:table-cell>
          <table:table-cell office:value-type="string">
            <text:p>Planificación</text:p>
          </table:table-cell>
          <table:table-cell office:value-type="string">
            <text:p>Test de ingreso de notas</text:p>
          </table:table-cell>
          <table:table-cell/>
          <table:table-cell office:value-type="string">
            <text:p>Registro manual de notas psicométricas</text:p>
          </table:table-cell>
        </table:table-row>
        <table:table-row table:style-name="ro58">
          <table:table-cell office:value-type="string">
            <text:p>HU06</text:p>
          </table:table-cell>
          <table:table-cell office:value-type="string">
            <text:p>Como analista de talento humano, quiero que el sistema registre automáticamente el resultado de las pruebas de conocimiento, teorica y/o tecnica exportado desde Moodle para contratacion ocacional o servicios profecionales.</text:p>
          </table:table-cell>
          <table:table-cell office:value-type="string" table:number-columns-spanned="2" table:number-rows-spanned="1">
            <text:p>Registro automático de resultados Automatizar integración de resultados de evaluación</text:p>
          </table:table-cell>
          <table:covered-table-cell/>
          <table:table-cell table:style-name="ce49" office:value-type="string">
            <text:p><text:s/>responsable de la evaluacion de conocimiento (Unidad Requirente)</text:p>
          </table:table-cell>
          <table:table-cell office:value-type="string">
            <text:p>Configurar integración automática con resultados exportados desde Moodle</text:p>
          </table:table-cell>
          <table:table-cell table:number-columns-repeated="2"/>
          <table:table-cell office:value-type="string">
            <text:p>Alta</text:p>
          </table:table-cell>
          <table:table-cell office:value-type="string">
            <text:p>Planificación</text:p>
          </table:table-cell>
          <table:table-cell office:value-type="string">
            <text:p>Importación de datos</text:p>
          </table:table-cell>
          <table:table-cell/>
          <table:table-cell office:value-type="string">
            <text:p>Registro automático de resultados</text:p>
          </table:table-cell>
        </table:table-row>
        <table:table-row table:style-name="ro59">
          <table:table-cell office:value-type="string">
            <text:p>HU07</text:p>
          </table:table-cell>
          <table:table-cell office:value-type="string">
            <text:p>Como analista de talento humano, quiero una opción para subir el resultado de la prueba de campo en el formato UTH específico, para dar seguimiento a los candidatos según modalidad de Código de Trabajo.</text:p>
          </table:table-cell>
          <table:table-cell office:value-type="string" table:number-columns-spanned="2" table:number-rows-spanned="1">
            <text:p>Opción para subir resultados en formato UTH Asegurar el cumplimiento del Código de Trabajo</text:p>
          </table:table-cell>
          <table:covered-table-cell/>
          <table:table-cell office:value-type="string">
            <text:p>Analista de talento humano</text:p>
          </table:table-cell>
          <table:table-cell office:value-type="string">
            <text:p>Implementar carga de archivos en formato específico</text:p>
          </table:table-cell>
          <table:table-cell table:number-columns-repeated="2"/>
          <table:table-cell office:value-type="string">
            <text:p>Alta</text:p>
          </table:table-cell>
          <table:table-cell office:value-type="string">
            <text:p>Planificación</text:p>
          </table:table-cell>
          <table:table-cell office:value-type="string">
            <text:p>Prueba de carga de archivos</text:p>
          </table:table-cell>
          <table:table-cell/>
          <table:table-cell office:value-type="string">
            <text:p>Subida de resultados de prueba de campo</text:p>
          </table:table-cell>
        </table:table-row>
        <table:table-row table:style-name="ro54">
          <table:table-cell office:value-type="string">
            <text:p>HU08</text:p>
          </table:table-cell>
          <table:table-cell office:value-type="string">
            <text:p>Como analista de talento humano, quiero un reporte de los mejores puntuados que muestra a los tres candidatos con notas superiores a la ponderacion que se haya definido enel proceso (requerimiento). Si hay empate entre varios candidatos en tercer lugar, deseo que todos los empatados se incluyan en el reporte.</text:p>
          </table:table-cell>
          <table:table-cell office:value-type="string" table:number-columns-spanned="2" table:number-rows-spanned="1">
            <text:p>Reporte de mejores puntuados Identificar los candidatos con mejor rendimiento</text:p>
          </table:table-cell>
          <table:covered-table-cell/>
          <table:table-cell office:value-type="string">
            <text:p>Analista de talento humano</text:p>
          </table:table-cell>
          <table:table-cell office:value-type="string">
            <text:p>Implementar generación de reportes con lógica de desempate</text:p>
          </table:table-cell>
          <table:table-cell table:number-columns-repeated="2"/>
          <table:table-cell office:value-type="string">
            <text:p>Media</text:p>
          </table:table-cell>
          <table:table-cell office:value-type="string">
            <text:p>Planificación</text:p>
          </table:table-cell>
          <table:table-cell office:value-type="string">
            <text:p>Revisión de lógica de desempate</text:p>
          </table:table-cell>
          <table:table-cell/>
          <table:table-cell office:value-type="string">
            <text:p>Reporte de mejores puntuados</text:p>
          </table:table-cell>
        </table:table-row>
        <table:table-row table:style-name="ro60">
          <table:table-cell office:value-type="string">
            <text:p>HU09</text:p>
          </table:table-cell>
          <table:table-cell office:value-type="string">
            <text:p>Como analista de talento humano, quiero publicar el cronograma de pruebas de oposición en el sistema para informar a los postulantes sobre las fechas, lugar y hora de sus evaluaciones, de acuerdo al cronograma del concurso.</text:p>
          </table:table-cell>
          <table:table-cell office:value-type="string" table:number-columns-spanned="2" table:number-rows-spanned="1">
            <text:p>Publicación de cronograma Informar sobre fechas de evaluación</text:p>
          </table:table-cell>
          <table:covered-table-cell/>
          <table:table-cell office:value-type="string">
            <text:p>Postulantes</text:p>
          </table:table-cell>
          <table:table-cell office:value-type="string">
            <text:p>Crear sección de publicación de cronograma en sistema</text:p>
          </table:table-cell>
          <table:table-cell table:number-columns-repeated="2"/>
          <table:table-cell office:value-type="string">
            <text:p>Media</text:p>
          </table:table-cell>
          <table:table-cell office:value-type="string">
            <text:p>Planificación</text:p>
          </table:table-cell>
          <table:table-cell office:value-type="string">
            <text:p>Revisión de formato de cronograma</text:p>
          </table:table-cell>
          <table:table-cell/>
          <table:table-cell office:value-type="string">
            <text:p>Publicación de cronograma de pruebas</text:p>
          </table:table-cell>
        </table:table-row>
        <table:table-row table:style-name="ro61">
          <table:table-cell office:value-type="string">
            <text:p>HU10</text:p>
          </table:table-cell>
          <table:table-cell office:value-type="string">
            <text:p>Como administrador de talento humano, quiero que el sistema permita visualizar los resultados y/o modificaciones obtenidos de las apelaciones de las pruebas de conocimientos técnicos.</text:p>
          </table:table-cell>
          <table:table-cell office:value-type="string" table:number-columns-spanned="2" table:number-rows-spanned="1">
            <text:p>Publicación de apelaciones Informar a postulantes sobre apelaciones</text:p>
          </table:table-cell>
          <table:covered-table-cell/>
          <table:table-cell office:value-type="string">
            <text:p>Postulantes</text:p>
          </table:table-cell>
          <table:table-cell office:value-type="string">
            <text:p>Crear módulo para publicación de resultados de apelación</text:p>
          </table:table-cell>
          <table:table-cell table:number-columns-repeated="2"/>
          <table:table-cell office:value-type="string">
            <text:p>Media</text:p>
          </table:table-cell>
          <table:table-cell office:value-type="string">
            <text:p>Planificación</text:p>
          </table:table-cell>
          <table:table-cell office:value-type="string">
            <text:p>Validación de apelaciones</text:p>
          </table:table-cell>
          <table:table-cell/>
          <table:table-cell office:value-type="string">
            <text:p>Publicación de resultados de apelaciones</text:p>
          </table:table-cell>
        </table:table-row>
        <table:table-row table:style-name="ro78">
          <table:table-cell office:value-type="string">
            <text:p>HU11</text:p>
          </table:table-cell>
          <table:table-cell office:value-type="string">
            <text:p>Como analista de talento humano, quiero generar un reporte de los postulantes con sus notas promedio hasta la fase de entrevista, para visualizar y evaluar el progreso de cada candidato en el proceso de selección.</text:p>
          </table:table-cell>
          <table:table-cell office:value-type="string" table:number-columns-spanned="2" table:number-rows-spanned="1">
            <text:p>Reporte de notas promedio Visualizar progreso de candidatos</text:p>
          </table:table-cell>
          <table:covered-table-cell/>
          <table:table-cell office:value-type="string">
            <text:p>Analista de talento humano</text:p>
          </table:table-cell>
          <table:table-cell office:value-type="string">
            <text:p>Implementar generación de reporte de notas hasta entrevista</text:p>
          </table:table-cell>
          <table:table-cell table:number-columns-repeated="2"/>
          <table:table-cell office:value-type="string">
            <text:p>Media</text:p>
          </table:table-cell>
          <table:table-cell office:value-type="string">
            <text:p>Planificación</text:p>
          </table:table-cell>
          <table:table-cell office:value-type="string">
            <text:p>Revisión de notas promedio</text:p>
          </table:table-cell>
          <table:table-cell/>
          <table:table-cell office:value-type="string">
            <text:p>Reporte de progreso de candidatos</text:p>
          </table:table-cell>
        </table:table-row>
        <table:table-row table:style-name="ro79">
          <table:table-cell office:value-type="string">
            <text:p>HU12</text:p>
          </table:table-cell>
          <table:table-cell office:value-type="string">
            <text:p>Como analista de talento humano, quiero una interfaz para registrar las preguntas de la entrevista y la calificación para cada pregunta por entrevistado.</text:p>
          </table:table-cell>
          <table:table-cell office:value-type="string" table:number-columns-spanned="2" table:number-rows-spanned="1">
            <text:p>Registro de preguntas de entrevista Registro detallado de desempeño</text:p>
          </table:table-cell>
          <table:covered-table-cell/>
          <table:table-cell office:value-type="string">
            <text:p>Analista de talento humano</text:p>
          </table:table-cell>
          <table:table-cell office:value-type="string">
            <text:p>Crear interfaz para ingresar preguntas y calificaciones de entrevistas</text:p>
          </table:table-cell>
          <table:table-cell table:number-columns-repeated="2"/>
          <table:table-cell office:value-type="string">
            <text:p>Alta</text:p>
          </table:table-cell>
          <table:table-cell office:value-type="string">
            <text:p>Planificación</text:p>
          </table:table-cell>
          <table:table-cell office:value-type="string">
            <text:p>Prueba de ingreso de datos</text:p>
          </table:table-cell>
          <table:table-cell/>
          <table:table-cell office:value-type="string">
            <text:p>Registro de preguntas y calificación en entrevistas</text:p>
          </table:table-cell>
        </table:table-row>
        <table:table-row table:style-name="ro80">
          <table:table-cell office:value-type="string">
            <text:p>HU13</text:p>
          </table:table-cell>
          <table:table-cell table:style-name="ce31" office:value-type="string">
            <text:p>Como analista de talento humano, quiero que el sistema permita firmar digitalmente el formulario de entrevista, excepto en los casos de LOES para nombramientos permanentes, para formalizar los resultados de la entrevista de manera segura y verificable.</text:p>
          </table:table-cell>
          <table:table-cell office:value-type="string" table:number-columns-spanned="2" table:number-rows-spanned="1">
            <text:p>Firma digital de formularios Formalizar resultados con seguridad</text:p>
          </table:table-cell>
          <table:covered-table-cell/>
          <table:table-cell office:value-type="string">
            <text:p>Analista de talento humano</text:p>
          </table:table-cell>
          <table:table-cell office:value-type="string">
            <text:p>Implementar firma digital con excepción LOES</text:p>
          </table:table-cell>
          <table:table-cell table:number-columns-repeated="2"/>
          <table:table-cell office:value-type="string">
            <text:p>Alta</text:p>
          </table:table-cell>
          <table:table-cell office:value-type="string">
            <text:p>Planificación</text:p>
          </table:table-cell>
          <table:table-cell office:value-type="string">
            <text:p>Prueba de firma digital</text:p>
          </table:table-cell>
          <table:table-cell/>
          <table:table-cell office:value-type="string">
            <text:p>Firma digital de formulario de entrevista</text:p>
          </table:table-cell>
        </table:table-row>
        <table:table-row table:style-name="ro81">
          <table:table-cell office:value-type="string">
            <text:p>HU14</text:p>
          </table:table-cell>
          <table:table-cell table:style-name="ce31" office:value-type="string">
            <text:p>Como sistema, quiero calcular y mostrar el puntaje final tentativo de cada postulante, que combine la calificación de las distintas evaluaciones despues de la entrevista para que el puntaje sea transparente y verificable antes de la publicación final.</text:p>
          </table:table-cell>
          <table:table-cell office:value-type="string" table:number-columns-spanned="2" table:number-rows-spanned="1">
            <text:p>Cálculo de puntaje final Transparencia en puntaje final</text:p>
          </table:table-cell>
          <table:covered-table-cell/>
          <table:table-cell office:value-type="string">
            <text:p>Postulantes y UTH</text:p>
          </table:table-cell>
          <table:table-cell office:value-type="string">
            <text:p>Configurar cálculo y visualización de puntaje final con ponderaciones</text:p>
          </table:table-cell>
          <table:table-cell table:number-columns-repeated="2"/>
          <table:table-cell office:value-type="string">
            <text:p>Alta</text:p>
          </table:table-cell>
          <table:table-cell office:value-type="string">
            <text:p>Planificación</text:p>
          </table:table-cell>
          <table:table-cell office:value-type="string">
            <text:p>Prueba de ponderación de puntaje</text:p>
          </table:table-cell>
          <table:table-cell/>
          <table:table-cell office:value-type="string">
            <text:p>Cálculo y visualización de puntaje final</text:p>
          </table:table-cell>
        </table:table-row>
        <table:table-row table:style-name="ro60">
          <table:table-cell office:value-type="string">
            <text:p>HU15</text:p>
          </table:table-cell>
          <table:table-cell office:value-type="string">
            <text:p>Como analista de talento humano, quiero una interfaz que permita registrar las acciones afirmativas para postulantes a nombramientos permanentes en LOES.</text:p>
          </table:table-cell>
          <table:table-cell office:value-type="string" table:number-columns-spanned="2" table:number-rows-spanned="1">
            <text:p>Registro de acciones afirmativas Cumplir políticas de acción afirmativa</text:p>
          </table:table-cell>
          <table:covered-table-cell/>
          <table:table-cell office:value-type="string">
            <text:p>Analista de talento humano</text:p>
          </table:table-cell>
          <table:table-cell office:value-type="string">
            <text:p>Implementar interfaz para registro de acciones afirmativas</text:p>
          </table:table-cell>
          <table:table-cell table:number-columns-repeated="2"/>
          <table:table-cell office:value-type="string">
            <text:p>Alta</text:p>
          </table:table-cell>
          <table:table-cell office:value-type="string">
            <text:p>Planificación</text:p>
          </table:table-cell>
          <table:table-cell office:value-type="string">
            <text:p>Prueba de ingreso de datos</text:p>
          </table:table-cell>
          <table:table-cell/>
          <table:table-cell office:value-type="string">
            <text:p>Registro de acciones afirmativas</text:p>
          </table:table-cell>
        </table:table-row>
        <table:table-row table:style-name="ro82">
          <table:table-cell office:value-type="string">
            <text:p>HU16</text:p>
          </table:table-cell>
          <table:table-cell office:value-type="string">
            <text:p>Como sistema, quiero calcular y mostrar el puntaje final de cada postulante, sumando las calificaciones de mérito, oposición y cualquier puntaje adicional otorgado por acción afirmativa, para que los resultados finales reflejen todos los criterios de evaluación.</text:p>
          </table:table-cell>
          <table:table-cell office:value-type="string" table:number-columns-spanned="2" table:number-rows-spanned="1">
            <text:p>Cálculo automático de puntaje final con acción afirmativa Incluir criterios de evaluación completos</text:p>
          </table:table-cell>
          <table:covered-table-cell/>
          <table:table-cell office:value-type="string">
            <text:p>Sistema</text:p>
          </table:table-cell>
          <table:table-cell office:value-type="string">
            <text:p>Configurar cálculo de puntaje final con méritos, oposición y acción afirmativa</text:p>
          </table:table-cell>
          <table:table-cell table:number-columns-repeated="2"/>
          <table:table-cell office:value-type="string">
            <text:p>Alta</text:p>
          </table:table-cell>
          <table:table-cell office:value-type="string">
            <text:p>Planificación</text:p>
          </table:table-cell>
          <table:table-cell office:value-type="string">
            <text:p>Prueba de cálculo final</text:p>
          </table:table-cell>
          <table:table-cell/>
          <table:table-cell office:value-type="string">
            <text:p>Cálculo de puntaje final con acción afirmativa</text:p>
          </table:table-cell>
        </table:table-row>
        <table:table-row table:style-name="ro83">
          <table:table-cell office:value-type="string">
            <text:p>HU17</text:p>
          </table:table-cell>
          <table:table-cell table:style-name="ce31" office:value-type="string">
            <text:p>Como sistema, quiero enviar por correo electronico al postulante el puntaje final, incluyendo cualquier acción afirmativa aplicada, para saber mi posición final en el proceso de selección.</text:p>
          </table:table-cell>
          <table:table-cell office:value-type="string" table:number-columns-spanned="2" table:number-rows-spanned="1">
            <text:p>Visualización de puntaje final con acción afirmativa Conocer posición final en el proceso</text:p>
          </table:table-cell>
          <table:covered-table-cell/>
          <table:table-cell office:value-type="string">
            <text:p>Postulante</text:p>
          </table:table-cell>
          <table:table-cell office:value-type="string">
            <text:p>Implementar sección de puntaje final en perfil de postulante</text:p>
          </table:table-cell>
          <table:table-cell table:number-columns-repeated="2"/>
          <table:table-cell office:value-type="string">
            <text:p>Media</text:p>
          </table:table-cell>
          <table:table-cell office:value-type="string">
            <text:p>Planificación</text:p>
          </table:table-cell>
          <table:table-cell office:value-type="string">
            <text:p>Verificación de visualización</text:p>
          </table:table-cell>
          <table:table-cell/>
          <table:table-cell office:value-type="string">
            <text:p>Puntaje final en perfil de postulante</text:p>
          </table:table-cell>
        </table:table-row>
        <table:table-row table:style-name="ro84">
          <table:table-cell office:value-type="string">
            <text:p>HU18</text:p>
          </table:table-cell>
          <table:table-cell office:value-type="string">
            <text:p>Como sistema, quiero notificar el resultado final a cada postulante, informándoles si fueron seleccionados o no, para que todos estén al tanto de la decisión del proceso de selección.</text:p>
          </table:table-cell>
          <table:table-cell office:value-type="string" table:number-columns-spanned="2" table:number-rows-spanned="1">
            <text:p>Notificación de resultado final a cada postulante Informar sobre selección final</text:p>
          </table:table-cell>
          <table:covered-table-cell/>
          <table:table-cell office:value-type="string">
            <text:p>Sistema</text:p>
          </table:table-cell>
          <table:table-cell office:value-type="string">
            <text:p>Configurar notificación final a postulantes</text:p>
          </table:table-cell>
          <table:table-cell table:number-columns-repeated="2"/>
          <table:table-cell office:value-type="string">
            <text:p>Alta</text:p>
          </table:table-cell>
          <table:table-cell office:value-type="string">
            <text:p>Planificación</text:p>
          </table:table-cell>
          <table:table-cell office:value-type="string">
            <text:p>Prueba de notificación final</text:p>
          </table:table-cell>
          <table:table-cell/>
          <table:table-cell office:value-type="string">
            <text:p>Notificación de resultado final</text:p>
          </table:table-cell>
        </table:table-row>
        <table:table-row table:style-name="ro85">
          <table:table-cell office:value-type="string">
            <text:p>HU19</text:p>
          </table:table-cell>
          <table:table-cell office:value-type="string">
            <text:p>Como sistema, quiero enviar automáticamente una notificación electrónica a los postulantes con mejor puntaje final (incluyendo las acciones afirmativas) para informarles sobre su posición en el proceso (ganador o elegible) y los pasos a seguir.</text:p>
          </table:table-cell>
          <table:table-cell office:value-type="string" table:number-columns-spanned="2" table:number-rows-spanned="1">
            <text:p>Notificación automática a mejores puntuados Informar posición en proceso</text:p>
          </table:table-cell>
          <table:covered-table-cell/>
          <table:table-cell office:value-type="string">
            <text:p>Sistema</text:p>
          </table:table-cell>
          <table:table-cell office:value-type="string">
            <text:p>Configurar notificación a los tres mejores postulantes</text:p>
          </table:table-cell>
          <table:table-cell table:number-columns-repeated="2"/>
          <table:table-cell office:value-type="string">
            <text:p>Media</text:p>
          </table:table-cell>
          <table:table-cell office:value-type="string">
            <text:p>Planificación</text:p>
          </table:table-cell>
          <table:table-cell office:value-type="string">
            <text:p>Verificación de destinatarios</text:p>
          </table:table-cell>
          <table:table-cell/>
          <table:table-cell office:value-type="string">
            <text:p>Notificación de posición final</text:p>
          </table:table-cell>
        </table:table-row>
        <table:table-row table:style-name="ro86">
          <table:table-cell office:value-type="string">
            <text:p>HU20</text:p>
          </table:table-cell>
          <table:table-cell table:style-name="ce31" office:value-type="string">
            <text:p>Como analista de talento humano, quiero que el sistema registre a los postulantes como "elegibles" en la base de datos durante un periodo de dos años, siempre y cuando hayan alcanzado el puntaje mínimo establecido en proceso, para que estos candidatos puedan ser considerados en futuras oportunidades.</text:p>
          </table:table-cell>
          <table:table-cell office:value-type="string" table:number-columns-spanned="2" table:number-rows-spanned="1">
            <text:p>Registrar postulantes como "elegibles" Consideración en futuras vacantes</text:p>
          </table:table-cell>
          <table:covered-table-cell/>
          <table:table-cell office:value-type="string">
            <text:p>Sistema</text:p>
          </table:table-cell>
          <table:table-cell office:value-type="string">
            <text:p>Configurar estado de elegible en base de datos</text:p>
          </table:table-cell>
          <table:table-cell table:number-columns-repeated="2"/>
          <table:table-cell office:value-type="string">
            <text:p>Media</text:p>
          </table:table-cell>
          <table:table-cell office:value-type="string">
            <text:p>Planificación</text:p>
          </table:table-cell>
          <table:table-cell office:value-type="string">
            <text:p>Validar período de elegibilidad</text:p>
          </table:table-cell>
          <table:table-cell/>
          <table:table-cell office:value-type="string">
            <text:p>Registro de elegibles en base de datos</text:p>
          </table:table-cell>
        </table:table-row>
        <table:table-row table:style-name="ro87">
          <table:table-cell office:value-type="string">
            <text:p>HU21</text:p>
          </table:table-cell>
          <table:table-cell office:value-type="string">
            <text:p>Como analista de talento humano, quiero una interfaz que me permita registrar otro postulante como ganador en caso de que el seleccionado no se presente o decline el nombramiento, para poder completar la vacante de manera efectiva.</text:p>
          </table:table-cell>
          <table:table-cell office:value-type="string" table:number-columns-spanned="2" table:number-rows-spanned="1">
            <text:p>Interfaz para registrar otro ganador si el seleccionado no se presenta Completar vacante de manera efectiva</text:p>
          </table:table-cell>
          <table:covered-table-cell/>
          <table:table-cell office:value-type="string">
            <text:p>Analista de talento humano</text:p>
          </table:table-cell>
          <table:table-cell office:value-type="string">
            <text:p>Crear interfaz para designación de nuevo ganador</text:p>
          </table:table-cell>
          <table:table-cell table:number-columns-repeated="2"/>
          <table:table-cell office:value-type="string">
            <text:p>Alta</text:p>
          </table:table-cell>
          <table:table-cell office:value-type="string">
            <text:p>Planificación</text:p>
          </table:table-cell>
          <table:table-cell office:value-type="string">
            <text:p>Prueba de funcionalidad de reemplazo</text:p>
          </table:table-cell>
          <table:table-cell/>
          <table:table-cell office:value-type="string">
            <text:p>Registro de otro ganador en caso de declinación</text:p>
          </table:table-cell>
        </table:table-row>
        <table:table-row table:style-name="ro88">
          <table:table-cell office:value-type="string">
            <text:p>HU22</text:p>
          </table:table-cell>
          <table:table-cell office:value-type="string">
            <text:p>Como analista de talento humano, quiero que el sistema registre en el acta final las razones de descalificación de postulantes que no alcanzaron los criterios mínimos, para que quede constancia en el proceso de selección.</text:p>
          </table:table-cell>
          <table:table-cell office:value-type="string" table:number-columns-spanned="2" table:number-rows-spanned="1">
            <text:p>Registrar en acta las razones de descalificación Documentar cumplimiento de criterios</text:p>
          </table:table-cell>
          <table:covered-table-cell/>
          <table:table-cell office:value-type="string">
            <text:p>Sistema</text:p>
          </table:table-cell>
          <table:table-cell office:value-type="string">
            <text:p>Configurar registro de descalificación en acta</text:p>
          </table:table-cell>
          <table:table-cell table:number-columns-repeated="2"/>
          <table:table-cell office:value-type="string">
            <text:p>Media</text:p>
          </table:table-cell>
          <table:table-cell office:value-type="string">
            <text:p>Planificación</text:p>
          </table:table-cell>
          <table:table-cell office:value-type="string">
            <text:p>Revisión de contenido de descalificación</text:p>
          </table:table-cell>
          <table:table-cell/>
          <table:table-cell office:value-type="string">
            <text:p>Registro de razones de descalificación</text:p>
          </table:table-cell>
        </table:table-row>
        <table:table-row table:style-name="ro89">
          <table:table-cell office:value-type="string">
            <text:p>HU23</text:p>
          </table:table-cell>
          <table:table-cell office:value-type="string">
            <text:p>Como sistema, quiero notificar a los postulantes declarados elegibles para que estén informados sobre su estado en la base de datos y puedan ser considerados en futuras vacantes durante el período de dos años.</text:p>
          </table:table-cell>
          <table:table-cell office:value-type="string" table:number-columns-spanned="2" table:number-rows-spanned="1">
            <text:p>Notificación a postulantes elegibles sobre su estado Informar sobre posible consideración en vacantes</text:p>
          </table:table-cell>
          <table:covered-table-cell/>
          <table:table-cell office:value-type="string">
            <text:p>Sistema</text:p>
          </table:table-cell>
          <table:table-cell office:value-type="string">
            <text:p>Configurar notificación automática a elegibles</text:p>
          </table:table-cell>
          <table:table-cell table:number-columns-repeated="2"/>
          <table:table-cell office:value-type="string">
            <text:p>Alta</text:p>
          </table:table-cell>
          <table:table-cell office:value-type="string">
            <text:p>Planificación</text:p>
          </table:table-cell>
          <table:table-cell office:value-type="string">
            <text:p>Confirmación de destinatarios correctos</text:p>
          </table:table-cell>
          <table:table-cell/>
          <table:table-cell office:value-type="string">
            <text:p>Notificación a elegibles</text:p>
          </table:table-cell>
        </table:table-row>
        <table:table-row table:style-name="ro90">
          <table:table-cell office:value-type="string">
            <text:p>HU24</text:p>
          </table:table-cell>
          <table:table-cell office:value-type="string">
            <text:p>Como analista de talento humano, quiero una interfaz para generar el informe técnico del proceso, que incluya detalles del concurso y resultados, para documentar formalmente la evaluación del proceso de selección.</text:p>
          </table:table-cell>
          <table:table-cell office:value-type="string" table:number-columns-spanned="2" table:number-rows-spanned="1">
            <text:p>Interfaz para generar informe técnico del proceso Documentar evaluación del proceso</text:p>
          </table:table-cell>
          <table:covered-table-cell/>
          <table:table-cell office:value-type="string">
            <text:p>Analista de talento humano</text:p>
          </table:table-cell>
          <table:table-cell office:value-type="string">
            <text:p>Crear interfaz para generar informe técnico</text:p>
          </table:table-cell>
          <table:table-cell table:number-columns-repeated="2"/>
          <table:table-cell office:value-type="string">
            <text:p>Alta</text:p>
          </table:table-cell>
          <table:table-cell office:value-type="string">
            <text:p>Planificación</text:p>
          </table:table-cell>
          <table:table-cell office:value-type="string">
            <text:p>Verificación de contenido de informe</text:p>
          </table:table-cell>
          <table:table-cell/>
          <table:table-cell office:value-type="string">
            <text:p>Informe técnico del proceso</text:p>
          </table:table-cell>
        </table:table-row>
        <table:table-row table:style-name="ro91">
          <table:table-cell office:value-type="string">
            <text:p>HU25</text:p>
          </table:table-cell>
          <table:table-cell office:value-type="string">
            <text:p>Como supervisor o autoridad responsable, quiero una interfaz para aprobar o rechazar el informe técnico. Si se aprueba, se debe generar el documento en formato PDF para la firma; si se rechaza, el informe debe regresar al analista para su corrección.</text:p>
          </table:table-cell>
          <table:table-cell office:value-type="string" table:number-columns-spanned="2" table:number-rows-spanned="1">
            <text:p>Interfaz para aprobar o rechazar informe técnico Formalizar proceso de aprobación</text:p>
          </table:table-cell>
          <table:covered-table-cell/>
          <table:table-cell office:value-type="string">
            <text:p>Supervisor/Autoridad</text:p>
          </table:table-cell>
          <table:table-cell office:value-type="string">
            <text:p>Implementar funcionalidad de aprobación/rechazo</text:p>
          </table:table-cell>
          <table:table-cell table:number-columns-repeated="2"/>
          <table:table-cell office:value-type="string">
            <text:p>Alta</text:p>
          </table:table-cell>
          <table:table-cell office:value-type="string">
            <text:p>Planificación</text:p>
          </table:table-cell>
          <table:table-cell office:value-type="string">
            <text:p>Prueba de flujo de aprobación</text:p>
          </table:table-cell>
          <table:table-cell/>
          <table:table-cell office:value-type="string">
            <text:p>Aprobación/rechazo del informe técnico</text:p>
          </table:table-cell>
        </table:table-row>
        <table:table-row table:style-name="ro92">
          <table:table-cell office:value-type="string">
            <text:p>HU26</text:p>
          </table:table-cell>
          <table:table-cell office:value-type="string">
            <text:p>Como rectorado, quiero una interfaz para revisar y aprobar el informe técnico, para cumplir con el proceso de aprobación final antes de enviar los resultados a las instancias superiores.</text:p>
          </table:table-cell>
          <table:table-cell office:value-type="string" table:number-columns-spanned="2" table:number-rows-spanned="1">
            <text:p>Interfaz para revisión y aprobación final del informe Cumplir con aprobación antes de instancias superiores</text:p>
          </table:table-cell>
          <table:covered-table-cell/>
          <table:table-cell office:value-type="string">
            <text:p>Rectorado</text:p>
          </table:table-cell>
          <table:table-cell office:value-type="string">
            <text:p>Crear interfaz para revisión final</text:p>
          </table:table-cell>
          <table:table-cell table:number-columns-repeated="2"/>
          <table:table-cell office:value-type="string">
            <text:p>Alta</text:p>
          </table:table-cell>
          <table:table-cell office:value-type="string">
            <text:p>Planificación</text:p>
          </table:table-cell>
          <table:table-cell office:value-type="string">
            <text:p>Validación de interfaz de aprobación</text:p>
          </table:table-cell>
          <table:table-cell/>
          <table:table-cell office:value-type="string">
            <text:p>Revisión y aprobación final</text:p>
          </table:table-cell>
        </table:table-row>
        <table:table-row table:style-name="ro93">
          <table:table-cell office:value-type="string">
            <text:p>HU27</text:p>
          </table:table-cell>
          <table:table-cell office:value-type="string">
            <text:p>Como analista de talento humano, quiero adjuntar el documento de aprobación del rectorado en el sistema mediante Quipux, para dejar registro de la autorización oficial.</text:p>
          </table:table-cell>
          <table:table-cell office:value-type="string" table:number-columns-spanned="2" table:number-rows-spanned="1">
            <text:p>Adjuntar documento de aprobación mediante Quipux Documentar autorización oficial</text:p>
          </table:table-cell>
          <table:covered-table-cell/>
          <table:table-cell office:value-type="string">
            <text:p>Analista de talento humano</text:p>
          </table:table-cell>
          <table:table-cell office:value-type="string">
            <text:p>Configurar función para adjuntar aprobación en Quipux</text:p>
          </table:table-cell>
          <table:table-cell table:number-columns-repeated="2"/>
          <table:table-cell office:value-type="string">
            <text:p>Media</text:p>
          </table:table-cell>
          <table:table-cell office:value-type="string">
            <text:p>Planificación</text:p>
          </table:table-cell>
          <table:table-cell office:value-type="string">
            <text:p>Confirmación de adjunto en sistema</text:p>
          </table:table-cell>
          <table:table-cell/>
          <table:table-cell office:value-type="string">
            <text:p>Adjuntar aprobación en Quipux</text:p>
          </table:table-cell>
        </table:table-row>
      </table:table>
      <table:table table:name="HU" table:style-name="ta4" table:print="false">
        <office:forms form:automatic-focus="false" form:apply-design-mode="false"/>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number-columns-repeated="2" table:default-cell-style-name="Excel_20_Built-in_20_Normal"/>
        <table:table-column table:style-name="co25" table:default-cell-style-name="Excel_20_Built-in_20_Normal"/>
        <table:table-column table:style-name="co26" table:default-cell-style-name="Excel_20_Built-in_20_Normal"/>
        <table:table-column table:style-name="co24" table:number-columns-repeated="4" table:default-cell-style-name="Excel_20_Built-in_20_Normal"/>
        <table:table-column table:style-name="co27" table:default-cell-style-name="Excel_20_Built-in_20_Normal"/>
        <table:table-column table:style-name="co24" table:number-columns-repeated="1010" table:default-cell-style-name="Excel_20_Built-in_20_Normal"/>
        <table:table-row table:style-name="ro32">
          <table:table-cell table:style-name="ce48" office:value-type="string">
            <text:p>ACTIVIDADES</text:p>
          </table:table-cell>
          <table:table-cell table:style-name="ce48" office:value-type="string">
            <text:p>INTERFAZ</text:p>
          </table:table-cell>
          <table:table-cell table:style-name="ce48" office:value-type="string">
            <text:p>ITEM</text:p>
          </table:table-cell>
          <table:table-cell table:style-name="ce48" office:value-type="string">
            <text:p>PROBLEMA</text:p>
          </table:table-cell>
          <table:table-cell table:style-name="ce48" office:value-type="string">
            <text:p>QUE (NECESIDAD)</text:p>
          </table:table-cell>
          <table:table-cell table:style-name="ce48" office:value-type="string">
            <text:p>PARA QUE (SOLUCION)</text:p>
          </table:table-cell>
          <table:table-cell table:style-name="ce48" office:value-type="string">
            <text:p>PARA QUIEN (USUARIO)</text:p>
          </table:table-cell>
          <table:table-cell table:style-name="ce48" office:value-type="string">
            <text:p>COMO (DESCRIPCION DE TAREAS)</text:p>
          </table:table-cell>
          <table:table-cell table:style-name="ce48" office:value-type="string">
            <text:p>RESPONSABLE</text:p>
          </table:table-cell>
          <table:table-cell table:style-name="ce48" office:value-type="string">
            <text:p>FECHA DE ENTREGA</text:p>
          </table:table-cell>
          <table:table-cell table:style-name="ce48" office:value-type="string">
            <text:p>PRIORIDAD</text:p>
          </table:table-cell>
          <table:table-cell table:style-name="ce48" office:value-type="string">
            <text:p>STATUS</text:p>
          </table:table-cell>
          <table:table-cell table:style-name="ce48" office:value-type="string">
            <text:p>PRUEBA</text:p>
          </table:table-cell>
          <table:table-cell table:style-name="ce48" office:value-type="string">
            <text:p>COMENTARIOS</text:p>
          </table:table-cell>
          <table:table-cell table:style-name="ce48" office:value-type="string">
            <text:p>NOMBRE DE HISTORIA</text:p>
          </table:table-cell>
          <table:table-cell table:number-columns-repeated="1009"/>
        </table:table-row>
        <table:table-row table:style-name="ro62">
          <table:table-cell table:style-name="ce50" table:number-columns-spanned="1" table:number-rows-spanned="2"/>
          <table:table-cell table:style-name="ce50"/>
          <table:table-cell table:style-name="ce48" office:value-type="string">
            <text:p>HU1</text:p>
          </table:table-cell>
          <table:table-cell table:style-name="ce44" office:value-type="string">
            <text:p>Como analista de talento humano, quiero una interfaz que me permita evaluar la postulación de cada candidato con base</text:p>
            <text:p>a los requisitos a ser evaluados para el puesto con el objetivo de poder determinar quiénes cumplen con el puntaje mínimo y pasar a la fase de oposición.</text:p>
          </table:table-cell>
          <table:table-cell table:style-name="ce44" office:value-type="string">
            <text:p>Interfaz de evaluación</text:p>
          </table:table-cell>
          <table:table-cell table:style-name="ce44" office:value-type="string">
            <text:p>Determinar si los candidatos cumplen el puntaje mínimo</text:p>
          </table:table-cell>
          <table:table-cell table:style-name="ce44" office:value-type="string">
            <text:p>Analista de talento humano</text:p>
          </table:table-cell>
          <table:table-cell table:style-name="ce44" office:value-type="string">
            <text:p>Crear y configurar una interfaz en el sistema de selección de personal para evaluar a candidatos según parámetros específico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Test de interfaz</text:p>
          </table:table-cell>
          <table:table-cell table:style-name="ce44"/>
          <table:table-cell table:style-name="ce44" office:value-type="string">
            <text:p>Evaluación de postulación</text:p>
          </table:table-cell>
          <table:table-cell table:number-columns-repeated="1009"/>
        </table:table-row>
        <table:table-row table:style-name="ro63">
          <table:covered-table-cell table:style-name="ce50"/>
          <table:table-cell table:style-name="ce50" office:value-type="string">
            <text:p>INTERFAZ QUE PERMITA REGISTRAR EL RESPONSABLE DEL BANCO DE PREGUNTAS Y EL REPORTE O RESULTADO DE LA EVALUACION DEL MOODLE.</text:p>
          </table:table-cell>
          <table:table-cell table:style-name="ce48" office:value-type="string">
            <text:p>HU2</text:p>
          </table:table-cell>
          <table:table-cell table:style-name="ce57" office:value-type="string">
            <text:p>Como administrador de talento humano, quiero registrar el responsable del banco de preguntas y el reporte o resultado de la evaluación de Moodle en el sistema, para garantizar que la información esté almacenada y pueda ser consultada por los responsables de la evaluación.</text:p>
            <text:p><text:span text:style-name="T1">Como responsable de la evaluacion de conocimiento </text:span><text:span text:style-name="T1">requiero una interfaz que permita recuperar los </text:span><text:span text:style-name="T1">resultados de la evaluación de conocimiento de </text:span><text:span text:style-name="T1">moodle</text:span></text:p>
          </table:table-cell>
          <table:table-cell table:style-name="ce44" office:value-type="string">
            <text:p>Registro de información de evaluación</text:p>
          </table:table-cell>
          <table:table-cell table:style-name="ce44" office:value-type="string">
            <text:p>Garantizar el almacenamiento y consulta de datos</text:p>
          </table:table-cell>
          <table:table-cell table:style-name="ce49" office:value-type="string">
            <text:p><text:s/>responsable de la evaluacion de conocimiento (Unidad Requirente)</text:p>
          </table:table-cell>
          <table:table-cell table:style-name="ce44" office:value-type="string">
            <text:p>Diseñar una función que registre <text:s/>el reporte de evaluaciones de Moodle</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Verificación de consulta</text:p>
          </table:table-cell>
          <table:table-cell table:style-name="ce44"/>
          <table:table-cell table:style-name="ce44" office:value-type="string">
            <text:p>Registro de evaluación</text:p>
          </table:table-cell>
          <table:table-cell table:number-columns-repeated="1009"/>
        </table:table-row>
        <table:table-row table:style-name="ro64">
          <table:table-cell table:style-name="ce50" office:value-type="string" table:number-columns-spanned="1" table:number-rows-spanned="2">
            <text:p>REPORTAR CUMPLIMIENTO DE MERITOS</text:p>
          </table:table-cell>
          <table:table-cell table:style-name="ce50" table:number-columns-spanned="1" table:number-rows-spanned="2"/>
          <table:table-cell table:style-name="ce48" office:value-type="string">
            <text:p>HU3</text:p>
          </table:table-cell>
          <table:table-cell table:style-name="ce44" office:value-type="string">
            <text:p>Como analista de talento humano, quiero generar un reporte de cumplimiento de los requisitos que refleje el puntaje y los resultados obtenidos en la verificación, para que pueda ser consultado por el supervisor del proceso/ comision de evaluacion/ o designado) de forma transparente previo a la fase de apelación.</text:p>
          </table:table-cell>
          <table:table-cell table:style-name="ce44" office:value-type="string">
            <text:p>Reporte de cumplimiento de méritos</text:p>
          </table:table-cell>
          <table:table-cell table:style-name="ce44" office:value-type="string">
            <text:p>Ofrecer consulta de puntajes y resultados</text:p>
          </table:table-cell>
          <table:table-cell table:style-name="ce44" office:value-type="string">
            <text:p><text:s/>Comisión evaluacion ó designado</text:p>
          </table:table-cell>
          <table:table-cell table:style-name="ce44" office:value-type="string">
            <text:p>Implementar función de generación de reportes con filtro de resultados y puntaje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Validación de puntajes y resultados</text:p>
          </table:table-cell>
          <table:table-cell table:style-name="ce44"/>
          <table:table-cell table:style-name="ce44" office:value-type="string">
            <text:p>Generación de reportes de méritos</text:p>
          </table:table-cell>
          <table:table-cell table:number-columns-repeated="1009"/>
        </table:table-row>
        <table:table-row table:style-name="ro65">
          <table:covered-table-cell table:number-columns-repeated="2" table:style-name="ce50"/>
          <table:table-cell table:style-name="ce48" office:value-type="string">
            <text:p>HU4</text:p>
          </table:table-cell>
          <table:table-cell table:style-name="ce58" office:value-type="string">
            <text:p>Como postulante, quiero tener acceso al reporte de cumplimiento de méritos para conocer mi puntaje y saber si paso a la siguiente fase del proceso de selección.</text:p>
          </table:table-cell>
          <table:table-cell table:style-name="ce58" office:value-type="string">
            <text:p>Acceso al reporte de méritos</text:p>
          </table:table-cell>
          <table:table-cell table:style-name="ce58" office:value-type="string">
            <text:p>Informar al postulante sobre su puntaje</text:p>
          </table:table-cell>
          <table:table-cell table:style-name="ce58" office:value-type="string">
            <text:p>Postulante</text:p>
          </table:table-cell>
          <table:table-cell table:style-name="ce58" office:value-type="string">
            <text:p>Crear portal para que los postulantes accedan a sus reportes de méritos</text:p>
          </table:table-cell>
          <table:table-cell table:style-name="ce58" office:value-type="string">
            <text:p>Grupo apelacion</text:p>
          </table:table-cell>
          <table:table-cell table:style-name="ce58"/>
          <table:table-cell table:style-name="ce58" office:value-type="string">
            <text:p>Media</text:p>
          </table:table-cell>
          <table:table-cell table:style-name="ce58" office:value-type="string">
            <text:p>Planificación</text:p>
          </table:table-cell>
          <table:table-cell table:style-name="ce58" office:value-type="string">
            <text:p>Validación de acceso</text:p>
          </table:table-cell>
          <table:table-cell table:style-name="ce58"/>
          <table:table-cell table:style-name="ce58" office:value-type="string">
            <text:p>Acceso a reporte de méritos</text:p>
          </table:table-cell>
          <table:table-cell table:number-columns-repeated="1009"/>
        </table:table-row>
        <table:table-row table:style-name="ro66">
          <table:table-cell table:style-name="ce50" office:value-type="string" table:number-columns-spanned="1" table:number-rows-spanned="2">
            <text:p>MOSTRAR LISTADO DE POSTULANTES CON SU ESTADO DE APROBADO O RECHAZADO</text:p>
          </table:table-cell>
          <table:table-cell table:style-name="ce50" table:number-columns-spanned="1" table:number-rows-spanned="2"/>
          <table:table-cell table:style-name="ce48" office:value-type="string">
            <text:p>HU5</text:p>
          </table:table-cell>
          <table:table-cell table:style-name="ce44" office:value-type="string">
            <text:p>Como analista de talento humano, quiero que el sistema notifique automáticamente mediante correo electronico a los postulantes que han pasado a la fase de evaluación, para que estén informados de la continuación del proceso.</text:p>
          </table:table-cell>
          <table:table-cell table:style-name="ce44" office:value-type="string">
            <text:p>Notificación automática</text:p>
          </table:table-cell>
          <table:table-cell table:style-name="ce44" office:value-type="string">
            <text:p>Informar a postulantes sobre continuación de proceso</text:p>
          </table:table-cell>
          <table:table-cell table:style-name="ce44" office:value-type="string">
            <text:p>Postulante</text:p>
          </table:table-cell>
          <table:table-cell table:style-name="ce44" office:value-type="string">
            <text:p>Configurar notificación automática para postulantes que pasan de fase</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notificación</text:p>
          </table:table-cell>
          <table:table-cell table:style-name="ce44"/>
          <table:table-cell table:style-name="ce44" office:value-type="string">
            <text:p>Notificación de avance de fase</text:p>
          </table:table-cell>
          <table:table-cell table:number-columns-repeated="1009"/>
        </table:table-row>
        <table:table-row table:style-name="ro67">
          <table:covered-table-cell table:number-columns-repeated="2" table:style-name="ce50"/>
          <table:table-cell table:style-name="ce48" office:value-type="string">
            <text:p>HU6</text:p>
          </table:table-cell>
          <table:table-cell table:style-name="ce44" office:value-type="string">
            <text:p>Como analista de talento humano, quiero que el sistema genere un reporte en el formato requerido por UTH para la creacion de aulas en Moodle, que incluya el listado de postulantes a evaluar para contrataciones ocasionales y servicios profesionales, con el fin de enviar la información de manera adecuada para la evaluación en Moodle.</text:p>
          </table:table-cell>
          <table:table-cell table:style-name="ce44" office:value-type="string">
            <text:p>Generación de reporte en formato Moodle</text:p>
          </table:table-cell>
          <table:table-cell table:style-name="ce44" office:value-type="string">
            <text:p>Enviar información de candidatos a Moodle</text:p>
          </table:table-cell>
          <table:table-cell table:style-name="ce44" office:value-type="string">
            <text:p>Analista de talento humano</text:p>
          </table:table-cell>
          <table:table-cell table:style-name="ce44" office:value-type="string">
            <text:p>Crear función de generación de reportes en formato compatible con Moodle</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Validación de formato</text:p>
          </table:table-cell>
          <table:table-cell table:style-name="ce44"/>
          <table:table-cell table:style-name="ce44" office:value-type="string">
            <text:p>Reporte para evaluación en Moodle</text:p>
          </table:table-cell>
          <table:table-cell table:number-columns-repeated="1009"/>
        </table:table-row>
        <table:table-row table:style-name="ro68">
          <table:table-cell table:style-name="ce51" office:value-type="string">
            <text:p>EVALUACION POR OPOSICION</text:p>
          </table:table-cell>
          <table:table-cell table:style-name="ce51" office:value-type="string">
            <text:p>DIRECTAMENTE DEL SISTEMA GENERAR EL LISTADO DE PERSONA A SER EVALUADOS EN MOODLE</text:p>
          </table:table-cell>
          <table:table-cell table:style-name="ce48" office:value-type="string">
            <text:p>HU7</text:p>
          </table:table-cell>
          <table:table-cell table:style-name="ce58" office:value-type="string">
            <text:p>Como analista de talento humano, quiero generar directamente desde el sistema un listado de personas que serán evaluadas en Moodle, para poder enviar el listado actualizado al sistema de evaluación.</text:p>
          </table:table-cell>
          <table:table-cell table:style-name="ce58" office:value-type="string">
            <text:p>Listado de personas para evaluación en Moodle</text:p>
          </table:table-cell>
          <table:table-cell table:style-name="ce58" office:value-type="string">
            <text:p>Facilitar envío de listado actualizado para Moodle</text:p>
          </table:table-cell>
          <table:table-cell table:style-name="ce58" office:value-type="string">
            <text:p>Analista de talento humano</text:p>
          </table:table-cell>
          <table:table-cell table:style-name="ce58" office:value-type="string">
            <text:p>Agregar función para generar listados de evaluación en formato exportable</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Exportación de formato</text:p>
          </table:table-cell>
          <table:table-cell table:style-name="ce58"/>
          <table:table-cell table:style-name="ce58" office:value-type="string">
            <text:p>Listado de personas para evaluación</text:p>
          </table:table-cell>
          <table:table-cell table:number-columns-repeated="1009"/>
        </table:table-row>
        <table:table-row table:style-name="ro65">
          <table:table-cell table:style-name="ce51" office:value-type="string">
            <text:p>PRUEBAS PSICOSOMETRICAS</text:p>
          </table:table-cell>
          <table:table-cell table:style-name="ce51"/>
          <table:table-cell table:style-name="ce48" office:value-type="string">
            <text:p>HU9</text:p>
          </table:table-cell>
          <table:table-cell table:style-name="ce44" office:value-type="string">
            <text:p>Como persona designada de responsable de evaluacion psicosometrica, quiero una interfaz donde pueda impotar el arcnivo con las notas de las pruebas psicométricas.</text:p>
          </table:table-cell>
          <table:table-cell table:style-name="ce44" office:value-type="string">
            <text:p>Interfaz de registro de notas</text:p>
          </table:table-cell>
          <table:table-cell table:style-name="ce44" office:value-type="string">
            <text:p>Facilitar registro manual de notas</text:p>
          </table:table-cell>
          <table:table-cell table:style-name="ce49" office:value-type="string">
            <text:p>responsable de evaluacion psicosometrica</text:p>
          </table:table-cell>
          <table:table-cell table:style-name="ce44" office:value-type="string">
            <text:p>Crear interfaz para ingreso manual de notas de pruebas psicométricas</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Test de ingreso de notas</text:p>
          </table:table-cell>
          <table:table-cell table:style-name="ce44"/>
          <table:table-cell table:style-name="ce44" office:value-type="string">
            <text:p>Registro manual de notas psicométricas</text:p>
          </table:table-cell>
          <table:table-cell table:number-columns-repeated="1009"/>
        </table:table-row>
        <table:table-row table:style-name="ro69">
          <table:table-cell table:style-name="ce51" office:value-type="string" table:number-columns-spanned="1" table:number-rows-spanned="7">
            <text:p>PRUEBAS DE CONOCIMIENTO</text:p>
          </table:table-cell>
          <table:table-cell table:style-name="ce51"/>
          <table:table-cell table:style-name="ce48" office:value-type="string">
            <text:p>HU10</text:p>
          </table:table-cell>
          <table:table-cell table:style-name="ce44" office:value-type="string">
            <text:p>Como analista de talento humano, quiero que el sistema registre automáticamente el resultado de las pruebas de conocimiento, teorica y/o tecnica exportado desde Moodle para contratacion ocacional o servicios profecionales.</text:p>
          </table:table-cell>
          <table:table-cell table:style-name="ce44" office:value-type="string">
            <text:p>Registro automático de resultados</text:p>
          </table:table-cell>
          <table:table-cell table:style-name="ce44" office:value-type="string">
            <text:p>Automatizar integración de resultados de evaluación</text:p>
          </table:table-cell>
          <table:table-cell table:style-name="ce49" office:value-type="string">
            <text:p><text:s/>responsable de la evaluacion de conocimiento (Unidad Requirente)</text:p>
          </table:table-cell>
          <table:table-cell table:style-name="ce44" office:value-type="string">
            <text:p>Configurar integración automática con resultados exportados desde Moodle</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Importación de datos</text:p>
          </table:table-cell>
          <table:table-cell table:style-name="ce44"/>
          <table:table-cell table:style-name="ce44" office:value-type="string">
            <text:p>Registro automático de resultados</text:p>
          </table:table-cell>
          <table:table-cell table:number-columns-repeated="1009"/>
        </table:table-row>
        <table:table-row table:style-name="ro65">
          <table:covered-table-cell table:style-name="ce51"/>
          <table:table-cell table:style-name="ce51"/>
          <table:table-cell table:style-name="ce48" office:value-type="string">
            <text:p>HU11</text:p>
          </table:table-cell>
          <table:table-cell table:style-name="ce44" office:value-type="string">
            <text:p>Como analista de talento humano, quiero una opción para subir el resultado de la prueba de campo en el formato UTH específico, para dar seguimiento a los candidatos según modalidad de Código de Trabajo.</text:p>
          </table:table-cell>
          <table:table-cell table:style-name="ce44" office:value-type="string">
            <text:p>Opción para subir resultados en formato UTH</text:p>
          </table:table-cell>
          <table:table-cell table:style-name="ce44" office:value-type="string">
            <text:p>Asegurar el cumplimiento del Código de Trabajo</text:p>
          </table:table-cell>
          <table:table-cell table:style-name="ce44" office:value-type="string">
            <text:p>Analista de talento humano</text:p>
          </table:table-cell>
          <table:table-cell table:style-name="ce44" office:value-type="string">
            <text:p>Implementar carga de archivos en formato específico</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carga de archivos</text:p>
          </table:table-cell>
          <table:table-cell table:style-name="ce44"/>
          <table:table-cell table:style-name="ce44" office:value-type="string">
            <text:p>Subida de resultados de prueba de campo</text:p>
          </table:table-cell>
          <table:table-cell table:number-columns-repeated="1009"/>
        </table:table-row>
        <table:table-row table:style-name="ro70">
          <table:covered-table-cell table:style-name="ce51"/>
          <table:table-cell table:style-name="ce51" office:value-type="string" table:number-columns-spanned="1" table:number-rows-spanned="3">
            <text:p>NOTIFICAR NOTA A LA UNIDAD DE UTH Y POSTULANTE </text:p>
          </table:table-cell>
          <table:table-cell table:style-name="ce48" office:value-type="string">
            <text:p>HU12</text:p>
          </table:table-cell>
          <table:table-cell table:style-name="ce59" office:value-type="string">
            <text:p>Como sistema, quiero notificar la nota obtenida en las pruebas tanto a la unidad de talento humano (UTH) como a los postulantes, para que ambos estén al tanto de los resultados.</text:p>
          </table:table-cell>
          <table:table-cell table:style-name="ce44" office:value-type="string">
            <text:p>Notificación de resultados</text:p>
          </table:table-cell>
          <table:table-cell table:style-name="ce44" office:value-type="string">
            <text:p>Informar sobre los resultados de pruebas</text:p>
          </table:table-cell>
          <table:table-cell table:style-name="ce44" office:value-type="string">
            <text:p>UTH y postulantes</text:p>
          </table:table-cell>
          <table:table-cell table:style-name="ce44" office:value-type="string">
            <text:p>Configurar notificaciones automáticas para UTH y postulantes</text:p>
          </table:table-cell>
          <table:table-cell table:style-name="ce49" office:value-type="string">
            <text:p>Lo manejamos igual que en la parte de hoja de vida</text:p>
          </table:table-cell>
          <table:table-cell table:style-name="ce44"/>
          <table:table-cell table:style-name="ce44" office:value-type="string">
            <text:p>Alta</text:p>
          </table:table-cell>
          <table:table-cell table:style-name="ce44" office:value-type="string">
            <text:p>Planificación</text:p>
          </table:table-cell>
          <table:table-cell table:style-name="ce44" office:value-type="string">
            <text:p>Prueba de notificación</text:p>
          </table:table-cell>
          <table:table-cell table:style-name="ce44"/>
          <table:table-cell table:style-name="ce44" office:value-type="string">
            <text:p>Notificación de resultados de pruebas</text:p>
          </table:table-cell>
          <table:table-cell table:number-columns-repeated="1009"/>
        </table:table-row>
        <table:table-row table:style-name="ro65">
          <table:covered-table-cell table:number-columns-repeated="2" table:style-name="ce51"/>
          <table:table-cell table:style-name="ce48" office:value-type="string">
            <text:p>HU13</text:p>
          </table:table-cell>
          <table:table-cell table:style-name="ce58" office:value-type="string">
            <text:p>Como analista de talento humano, quiero generar un reporte que clasifique a los postulantes por tipo de evaluación (psicométrica, de conocimiento, campo) y muestre su estado de aprobado o no, para hacer un seguimiento más detallado de cada fase del proceso.</text:p>
          </table:table-cell>
          <table:table-cell table:style-name="ce58" office:value-type="string">
            <text:p>Reporte por tipo de evaluación</text:p>
          </table:table-cell>
          <table:table-cell table:style-name="ce58" office:value-type="string">
            <text:p>Seguimiento detallado del proceso</text:p>
          </table:table-cell>
          <table:table-cell table:style-name="ce58" office:value-type="string">
            <text:p>Analista de talento humano</text:p>
          </table:table-cell>
          <table:table-cell table:style-name="ce58" office:value-type="string">
            <text:p>Crear función de reporte con clasificación de evaluaciones</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ción de datos por tipo de prueba</text:p>
          </table:table-cell>
          <table:table-cell table:style-name="ce58"/>
          <table:table-cell table:style-name="ce58" office:value-type="string">
            <text:p>Reporte clasificado de evaluaciones</text:p>
          </table:table-cell>
          <table:table-cell table:number-columns-repeated="1009"/>
        </table:table-row>
        <table:table-row table:style-name="ro26">
          <table:covered-table-cell table:number-columns-repeated="2" table:style-name="ce51"/>
          <table:table-cell table:style-name="ce48" office:value-type="string">
            <text:p>HU14</text:p>
          </table:table-cell>
          <table:table-cell table:style-name="ce44" office:value-type="string">
            <text:p>Como analista de talento humano, quiero un reporte de los mejores puntuados que muestra a los tres candidatos con notas superiores a la ponderacion que se haya definido enel proceso (requerimiento). Si hay empate entre varios candidatos en tercer lugar, deseo que todos los empatados se incluyan en el reporte.</text:p>
          </table:table-cell>
          <table:table-cell table:style-name="ce44" office:value-type="string">
            <text:p>Reporte de mejores puntuados</text:p>
          </table:table-cell>
          <table:table-cell table:style-name="ce44" office:value-type="string">
            <text:p>Identificar los candidatos con mejor rendimiento</text:p>
          </table:table-cell>
          <table:table-cell table:style-name="ce44" office:value-type="string">
            <text:p>Analista de talento humano</text:p>
          </table:table-cell>
          <table:table-cell table:style-name="ce44" office:value-type="string">
            <text:p>Implementar generación de reportes con lógica de desempate</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Revisión de lógica de desempate</text:p>
          </table:table-cell>
          <table:table-cell table:style-name="ce44"/>
          <table:table-cell table:style-name="ce44" office:value-type="string">
            <text:p>Reporte de mejores puntuados</text:p>
          </table:table-cell>
          <table:table-cell table:number-columns-repeated="1009"/>
        </table:table-row>
        <table:table-row table:style-name="ro65">
          <table:covered-table-cell table:style-name="ce51"/>
          <table:table-cell table:style-name="ce51" office:value-type="string" table:number-columns-spanned="1" table:number-rows-spanned="2">
            <text:p>REPORTE POR TIPO DE EVALUACION Y ESTADO DE APROBADO O NO</text:p>
          </table:table-cell>
          <table:table-cell table:style-name="ce48" office:value-type="string">
            <text:p>HU15</text:p>
          </table:table-cell>
          <table:table-cell table:style-name="ce58" office:value-type="string">
            <text:p>Como administrador de talento humano, quiero una interfaz para registrar los resultados de la evaluación de oposición, que incluye pruebas teóricas, prácticas, y clases demostrativas, para consolidar los resultados en el sistema y enviarlos a la autoridad correspondiente.</text:p>
          </table:table-cell>
          <table:table-cell table:style-name="ce58" office:value-type="string">
            <text:p>Interfaz de registro de evaluación de oposición</text:p>
          </table:table-cell>
          <table:table-cell table:style-name="ce58" office:value-type="string">
            <text:p>Consolidar y enviar resultados</text:p>
          </table:table-cell>
          <table:table-cell table:style-name="ce58" office:value-type="string">
            <text:p>Administrador de talento humano</text:p>
          </table:table-cell>
          <table:table-cell table:style-name="ce58" office:value-type="string">
            <text:p>Crear interfaz de registro de resultados de oposición</text:p>
          </table:table-cell>
          <table:table-cell table:style-name="ce58" office:value-type="string">
            <text:p>verificar criterios de evaluacion y calificacion</text:p>
          </table:table-cell>
          <table:table-cell table:style-name="ce58"/>
          <table:table-cell table:style-name="ce58" office:value-type="string">
            <text:p>Alta</text:p>
          </table:table-cell>
          <table:table-cell table:style-name="ce58" office:value-type="string">
            <text:p>Planificación</text:p>
          </table:table-cell>
          <table:table-cell table:style-name="ce58" office:value-type="string">
            <text:p>Validación de interfaz de entrada</text:p>
          </table:table-cell>
          <table:table-cell table:style-name="ce58"/>
          <table:table-cell table:style-name="ce58" office:value-type="string">
            <text:p>Registro de evaluación de oposición</text:p>
          </table:table-cell>
          <table:table-cell table:number-columns-repeated="1009"/>
        </table:table-row>
        <table:table-row table:style-name="ro71">
          <table:covered-table-cell table:number-columns-repeated="2" table:style-name="ce51"/>
          <table:table-cell table:style-name="ce48" office:value-type="string">
            <text:p>HU16</text:p>
          </table:table-cell>
          <table:table-cell table:style-name="ce58" office:value-type="string">
            <text:p>Como analista de talento humano, quiero un reporte que muestre a los tres mejores puntuados en la fase de oposición para tener un resumen de los candidatos con mejor rendimiento.</text:p>
          </table:table-cell>
          <table:table-cell table:style-name="ce58" office:value-type="string">
            <text:p>Reporte de mejores en oposición</text:p>
          </table:table-cell>
          <table:table-cell table:style-name="ce58" office:value-type="string">
            <text:p>Resumir rendimiento en fase de oposición</text:p>
          </table:table-cell>
          <table:table-cell table:style-name="ce58" office:value-type="string">
            <text:p>Analista de talento humano</text:p>
          </table:table-cell>
          <table:table-cell table:style-name="ce58" office:value-type="string">
            <text:p>Crear reporte de mejores puntuados en fase de oposición</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alidación de puntuaciones</text:p>
          </table:table-cell>
          <table:table-cell table:style-name="ce58"/>
          <table:table-cell table:style-name="ce58" office:value-type="string">
            <text:p>Reporte de fase de oposición</text:p>
          </table:table-cell>
          <table:table-cell table:number-columns-repeated="1009"/>
        </table:table-row>
        <table:table-row table:style-name="ro72">
          <table:table-cell table:style-name="ce51" office:value-type="string" table:number-columns-spanned="1" table:number-rows-spanned="2">
            <text:p>REPORTE MEJORES PUNTUADOS</text:p>
          </table:table-cell>
          <table:table-cell table:style-name="ce51"/>
          <table:table-cell table:style-name="ce48" office:value-type="string">
            <text:p>HU17</text:p>
          </table:table-cell>
          <table:table-cell table:style-name="ce44" office:value-type="string">
            <text:p>Como analista de talento humano, quiero publicar el cronograma de pruebas de oposición en el sistema para informar a los postulantes sobre las fechas, lugar y hora de sus evaluaciones, de acuerdo al cronograma del concurso.</text:p>
          </table:table-cell>
          <table:table-cell table:style-name="ce44" office:value-type="string">
            <text:p>Publicación de cronograma</text:p>
          </table:table-cell>
          <table:table-cell table:style-name="ce44" office:value-type="string">
            <text:p>Informar sobre fechas de evaluación</text:p>
          </table:table-cell>
          <table:table-cell table:style-name="ce44" office:value-type="string">
            <text:p>Postulantes</text:p>
          </table:table-cell>
          <table:table-cell table:style-name="ce44" office:value-type="string">
            <text:p>Crear sección de publicación de cronograma en sistema</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Revisión de formato de cronograma</text:p>
          </table:table-cell>
          <table:table-cell table:style-name="ce44"/>
          <table:table-cell table:style-name="ce44" office:value-type="string">
            <text:p>Publicación de cronograma de pruebas</text:p>
          </table:table-cell>
          <table:table-cell table:number-columns-repeated="1009"/>
        </table:table-row>
        <table:table-row table:style-name="ro73">
          <table:covered-table-cell table:style-name="ce51"/>
          <table:table-cell table:style-name="ce51" office:value-type="string">
            <text:p>PERMITA SUBIR EL RESULTADO DE LA PRUEBA DE CAMPO PARA CODIGO DE TRABAJO (FORMATO DE UTH)</text:p>
          </table:table-cell>
          <table:table-cell table:style-name="ce48" office:value-type="string">
            <text:p>HU18</text:p>
          </table:table-cell>
          <table:table-cell table:style-name="ce58" office:value-type="string">
            <text:p>Como administrador de talento humano, quiero publicar los resultados de las pruebas psicométricas en la plataforma oficial del Ministerio del Trabajo, de manera que los postulantes puedan consultar sus puntajes oficiales.</text:p>
          </table:table-cell>
          <table:table-cell table:style-name="ce58" office:value-type="string">
            <text:p>Publicación en plataforma del Ministerio</text:p>
          </table:table-cell>
          <table:table-cell table:style-name="ce58" office:value-type="string">
            <text:p>Cumplir con normativas de transparencia</text:p>
          </table:table-cell>
          <table:table-cell table:style-name="ce58" office:value-type="string">
            <text:p>Postulantes y Ministerio de Trabajo</text:p>
          </table:table-cell>
          <table:table-cell table:style-name="ce58" office:value-type="string">
            <text:p>Configurar integración para publicación en plataforma oficial</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erificación en plataforma del Ministerio</text:p>
          </table:table-cell>
          <table:table-cell table:style-name="ce58"/>
          <table:table-cell table:style-name="ce58" office:value-type="string">
            <text:p>Publicación de resultados psicométricos</text:p>
          </table:table-cell>
          <table:table-cell table:number-columns-repeated="1009"/>
        </table:table-row>
        <table:table-row table:style-name="ro73">
          <table:table-cell table:style-name="ce51" office:value-type="string" table:number-columns-spanned="1" table:number-rows-spanned="2">
            <text:p>EVALUACION POR DESTREZAS (CLASE DEMOSTRATIVA)</text:p>
          </table:table-cell>
          <table:table-cell table:style-name="ce51" office:value-type="string">
            <text:p>INTERFAZ PARA REGISTRAR LA EVALUACION</text:p>
          </table:table-cell>
          <table:table-cell table:style-name="ce48" office:value-type="string">
            <text:p>HU19</text:p>
          </table:table-cell>
          <table:table-cell table:style-name="ce58" office:value-type="string">
            <text:p>Como administrador de talento humano, quiero registrar los resultados de las pruebas de conocimientos técnicos en la plataforma tecnológica, para cumplir con el cronograma y finalizar la fase de evaluación de conocimientos técnicos.</text:p>
          </table:table-cell>
          <table:table-cell table:style-name="ce58" office:value-type="string">
            <text:p>Registro de resultados técnicos</text:p>
          </table:table-cell>
          <table:table-cell table:style-name="ce58" office:value-type="string">
            <text:p>Cumplir cronograma y concluir fase</text:p>
          </table:table-cell>
          <table:table-cell table:style-name="ce58" office:value-type="string">
            <text:p>Administrador de talento humano</text:p>
          </table:table-cell>
          <table:table-cell table:style-name="ce58" office:value-type="string">
            <text:p>Implementar interfaz para registrar resultados técnicos</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erificación de datos ingresados</text:p>
          </table:table-cell>
          <table:table-cell table:style-name="ce58"/>
          <table:table-cell table:style-name="ce58" office:value-type="string">
            <text:p>Registro de resultados técnicos</text:p>
          </table:table-cell>
          <table:table-cell table:number-columns-repeated="1009"/>
        </table:table-row>
        <table:table-row table:style-name="ro65">
          <table:covered-table-cell table:style-name="ce51"/>
          <table:table-cell table:style-name="ce51" office:value-type="string">
            <text:p>REPORTAR 3 MEJORES PUNTUADOS</text:p>
          </table:table-cell>
          <table:table-cell table:style-name="ce48" office:value-type="string">
            <text:p>HU20</text:p>
          </table:table-cell>
          <table:table-cell table:style-name="ce44" office:value-type="string">
            <text:p>Como administrador de talento humano, quiero que el sistema permita visualizar los resultados y/o modificaciones obtenidos de las apelaciones de las pruebas de conocimientos técnicos.</text:p>
          </table:table-cell>
          <table:table-cell table:style-name="ce44" office:value-type="string">
            <text:p>Publicación de apelaciones</text:p>
          </table:table-cell>
          <table:table-cell table:style-name="ce44" office:value-type="string">
            <text:p>Informar a postulantes sobre apelaciones</text:p>
          </table:table-cell>
          <table:table-cell table:style-name="ce44" office:value-type="string">
            <text:p>Postulantes</text:p>
          </table:table-cell>
          <table:table-cell table:style-name="ce44" office:value-type="string">
            <text:p>Crear módulo para publicación de resultados de apelación</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Validación de apelaciones</text:p>
          </table:table-cell>
          <table:table-cell table:style-name="ce44"/>
          <table:table-cell table:style-name="ce44" office:value-type="string">
            <text:p>Publicación de resultados de apelaciones</text:p>
          </table:table-cell>
          <table:table-cell table:number-columns-repeated="1009"/>
        </table:table-row>
        <table:table-row table:style-name="ro65">
          <table:table-cell table:style-name="ce51" table:number-columns-repeated="2"/>
          <table:table-cell table:style-name="ce48" office:value-type="string">
            <text:p>HU25</text:p>
          </table:table-cell>
          <table:table-cell table:style-name="ce44" office:value-type="string">
            <text:p>Como analista de talento humano, quiero generar un reporte de los postulantes con sus notas promedio hasta la fase de entrevista, para visualizar y evaluar el progreso de cada candidato en el proceso de selección.</text:p>
          </table:table-cell>
          <table:table-cell table:style-name="ce44" office:value-type="string">
            <text:p>Reporte de notas promedio</text:p>
          </table:table-cell>
          <table:table-cell table:style-name="ce44" office:value-type="string">
            <text:p>Visualizar progreso de candidatos</text:p>
          </table:table-cell>
          <table:table-cell table:style-name="ce44" office:value-type="string">
            <text:p>Analista de talento humano</text:p>
          </table:table-cell>
          <table:table-cell table:style-name="ce44" office:value-type="string">
            <text:p>Implementar generación de reporte de notas hasta entrevista</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Revisión de notas promedio</text:p>
          </table:table-cell>
          <table:table-cell table:style-name="ce44"/>
          <table:table-cell table:style-name="ce44" office:value-type="string">
            <text:p>Reporte de progreso de candidatos</text:p>
          </table:table-cell>
          <table:table-cell table:number-columns-repeated="1009"/>
        </table:table-row>
        <table:table-row table:style-name="ro74">
          <table:table-cell table:style-name="ce52" office:value-type="string" table:number-columns-spanned="1" table:number-rows-spanned="6">
            <text:p>ENTREVISTA</text:p>
          </table:table-cell>
          <table:table-cell table:style-name="ce52" table:number-columns-spanned="1" table:number-rows-spanned="6"/>
          <table:table-cell table:style-name="ce48" office:value-type="string">
            <text:p>HU21</text:p>
          </table:table-cell>
          <table:table-cell table:style-name="ce44" office:value-type="string">
            <text:p>Como analista de talento humano, quiero una interfaz para registrar las preguntas de la entrevista y la calificación para cada pregunta por entrevistado.</text:p>
          </table:table-cell>
          <table:table-cell table:style-name="ce44" office:value-type="string">
            <text:p>Registro de preguntas de entrevista</text:p>
          </table:table-cell>
          <table:table-cell table:style-name="ce44" office:value-type="string">
            <text:p>Registro detallado de desempeño</text:p>
          </table:table-cell>
          <table:table-cell table:style-name="ce44" office:value-type="string">
            <text:p>Analista de talento humano</text:p>
          </table:table-cell>
          <table:table-cell table:style-name="ce44" office:value-type="string">
            <text:p>Crear interfaz para ingresar preguntas y calificaciones de entrevista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ingreso de datos</text:p>
          </table:table-cell>
          <table:table-cell table:style-name="ce44"/>
          <table:table-cell table:style-name="ce44" office:value-type="string">
            <text:p>Registro de preguntas y calificación en entrevistas</text:p>
          </table:table-cell>
          <table:table-cell table:number-columns-repeated="1009"/>
        </table:table-row>
        <table:table-row table:style-name="ro65">
          <table:covered-table-cell table:number-columns-repeated="2" table:style-name="ce52"/>
          <table:table-cell table:style-name="ce48" office:value-type="string">
            <text:p>HU22</text:p>
          </table:table-cell>
          <table:table-cell table:style-name="ce58" office:value-type="string">
            <text:p>Como analista de talento humano, quiero que el sistema calcule automáticamente el promedio de las notas asignadas a cada pregunta de la entrevista, para facilitar la obtención de una calificación final de esta fase.</text:p>
          </table:table-cell>
          <table:table-cell table:style-name="ce58" office:value-type="string">
            <text:p>Cálculo automático de promedio</text:p>
          </table:table-cell>
          <table:table-cell table:style-name="ce58" office:value-type="string">
            <text:p>Simplificar proceso de calificación</text:p>
          </table:table-cell>
          <table:table-cell table:style-name="ce58" office:value-type="string">
            <text:p>Analista de talento humano</text:p>
          </table:table-cell>
          <table:table-cell table:style-name="ce58" office:value-type="string">
            <text:p>Configurar cálculo automático del promedio de calificaciones</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erificación del cálculo promedio</text:p>
          </table:table-cell>
          <table:table-cell table:style-name="ce58"/>
          <table:table-cell table:style-name="ce58" office:value-type="string">
            <text:p>Cálculo de promedio en entrevistas</text:p>
          </table:table-cell>
          <table:table-cell table:number-columns-repeated="1009"/>
        </table:table-row>
        <table:table-row table:style-name="ro75">
          <table:covered-table-cell table:number-columns-repeated="2" table:style-name="ce52"/>
          <table:table-cell table:style-name="ce48" office:value-type="string">
            <text:p>HU23</text:p>
          </table:table-cell>
          <table:table-cell table:style-name="ce31" office:value-type="string">
            <text:p>Como analista de talento humano, quiero que el sistema permita firmar digitalmente el formulario de entrevista, excepto en los casos de LOES para nombramientos permanentes, para formalizar los resultados de la entrevista de manera segura y verificable.</text:p>
          </table:table-cell>
          <table:table-cell table:style-name="ce44" office:value-type="string">
            <text:p>Firma digital de formularios</text:p>
          </table:table-cell>
          <table:table-cell table:style-name="ce44" office:value-type="string">
            <text:p>Formalizar resultados con seguridad</text:p>
          </table:table-cell>
          <table:table-cell table:style-name="ce44" office:value-type="string">
            <text:p>Analista de talento humano</text:p>
          </table:table-cell>
          <table:table-cell table:style-name="ce44" office:value-type="string">
            <text:p>Implementar firma digital con excepción LOE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firma digital</text:p>
          </table:table-cell>
          <table:table-cell table:style-name="ce44"/>
          <table:table-cell table:style-name="ce44" office:value-type="string">
            <text:p>Firma digital de formulario de entrevista</text:p>
          </table:table-cell>
          <table:table-cell table:number-columns-repeated="1009"/>
        </table:table-row>
        <table:table-row table:style-name="ro65">
          <table:covered-table-cell table:number-columns-repeated="2" table:style-name="ce52"/>
          <table:table-cell table:style-name="ce48" office:value-type="string">
            <text:p>HU24</text:p>
          </table:table-cell>
          <table:table-cell table:style-name="ce58" office:value-type="string">
            <text:p>Como sistema, quiero calcular automáticamente la nota del mérito para cada postulante, utilizando las ponderaciones asignadas a las pruebas psicométricas, conocimientos técnicos, y entrevistas, para obtener el puntaje final de mérito.</text:p>
          </table:table-cell>
          <table:table-cell table:style-name="ce58" office:value-type="string">
            <text:p>Cálculo automático de mérito</text:p>
          </table:table-cell>
          <table:table-cell table:style-name="ce58" office:value-type="string">
            <text:p>Generar puntaje final de mérito</text:p>
          </table:table-cell>
          <table:table-cell table:style-name="ce58" office:value-type="string">
            <text:p>Sistema</text:p>
          </table:table-cell>
          <table:table-cell table:style-name="ce58" office:value-type="string">
            <text:p>Configurar cálculo de nota con ponderaciones asignadas</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ción de ponderación</text:p>
          </table:table-cell>
          <table:table-cell table:style-name="ce58"/>
          <table:table-cell table:style-name="ce58" office:value-type="string">
            <text:p>Cálculo de puntaje final de mérito</text:p>
          </table:table-cell>
          <table:table-cell table:number-columns-repeated="1009"/>
        </table:table-row>
        <table:table-row table:style-name="ro65">
          <table:covered-table-cell table:number-columns-repeated="2" table:style-name="ce52"/>
          <table:table-cell table:style-name="ce48" office:value-type="string">
            <text:p>HU25</text:p>
          </table:table-cell>
          <table:table-cell table:style-name="ce58" office:value-type="string">
            <text:p>Como analista de talento humano, quiero generar un reporte de los postulantes con sus notas promedio hasta la fase de entrevista, para visualizar y evaluar el progreso de cada candidato en el proceso de selección.</text:p>
          </table:table-cell>
          <table:table-cell table:style-name="ce58" office:value-type="string">
            <text:p>Reporte de notas promedio</text:p>
          </table:table-cell>
          <table:table-cell table:style-name="ce58" office:value-type="string">
            <text:p>Visualizar progreso de candidatos</text:p>
          </table:table-cell>
          <table:table-cell table:style-name="ce58" office:value-type="string">
            <text:p>Analista de talento humano</text:p>
          </table:table-cell>
          <table:table-cell table:style-name="ce58" office:value-type="string">
            <text:p>Implementar generación de reporte de notas hasta entrevista</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Revisión de notas promedio</text:p>
          </table:table-cell>
          <table:table-cell table:style-name="ce58"/>
          <table:table-cell table:style-name="ce58" office:value-type="string">
            <text:p>Reporte de progreso de candidatos</text:p>
          </table:table-cell>
          <table:table-cell table:number-columns-repeated="1009"/>
        </table:table-row>
        <table:table-row table:style-name="ro68">
          <table:covered-table-cell table:number-columns-repeated="2" table:style-name="ce52"/>
          <table:table-cell table:style-name="ce48" office:value-type="string">
            <text:p>HU26</text:p>
          </table:table-cell>
          <table:table-cell table:style-name="ce58" office:value-type="string">
            <text:p>Como sistema, quiero notificar a la unidad requirente y a la unidad de talento humano (UTH) sobre los resultados obtenidos por los postulantes hasta la fase de entrevista, para que ambas unidades estén al tanto de los avances en el proceso de selección.</text:p>
          </table:table-cell>
          <table:table-cell table:style-name="ce58" office:value-type="string">
            <text:p>Notificación de resultados hasta entrevista</text:p>
          </table:table-cell>
          <table:table-cell table:style-name="ce58" office:value-type="string">
            <text:p>Informar avances a UTH y unidad requirente</text:p>
          </table:table-cell>
          <table:table-cell table:style-name="ce58" office:value-type="string">
            <text:p>UTH y unidad requirente</text:p>
          </table:table-cell>
          <table:table-cell table:style-name="ce58" office:value-type="string">
            <text:p>Configurar notificación automática de resultados hasta entrevista</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Prueba de notificación múltiple</text:p>
          </table:table-cell>
          <table:table-cell table:style-name="ce58"/>
          <table:table-cell table:style-name="ce58" office:value-type="string">
            <text:p>Notificación de resultados hasta entrevista</text:p>
          </table:table-cell>
          <table:table-cell table:number-columns-repeated="1009"/>
        </table:table-row>
        <table:table-row table:style-name="ro68">
          <table:table-cell table:style-name="ce52" office:value-type="string" table:number-columns-spanned="1" table:number-rows-spanned="3">
            <text:p>ENTREGAR PUNTAJES</text:p>
          </table:table-cell>
          <table:table-cell table:style-name="ce52" office:value-type="string">
            <text:p>CALCULAR LA NOTA DEL MERITO</text:p>
          </table:table-cell>
          <table:table-cell table:style-name="ce48" office:value-type="string">
            <text:p>HU27</text:p>
          </table:table-cell>
          <table:table-cell table:style-name="ce58" office:value-type="string">
            <text:p>Como analista de talento humano, quiero poder registrar la identificación de las personas presentes, grabar el audio o video de la entrevista como respaldo, y notificar al postulante sobre la grabación y su finalidad, para cumplir con los requisitos de transparencia y registro en el proceso de entrevista.</text:p>
          </table:table-cell>
          <table:table-cell table:style-name="ce58" office:value-type="string">
            <text:p>Registro y grabación en entrevista</text:p>
          </table:table-cell>
          <table:table-cell table:style-name="ce58" office:value-type="string">
            <text:p>Cumplir transparencia en proceso</text:p>
          </table:table-cell>
          <table:table-cell table:style-name="ce58" office:value-type="string">
            <text:p>Analista de talento humano</text:p>
          </table:table-cell>
          <table:table-cell table:style-name="ce58" office:value-type="string">
            <text:p>Crear función para registro de identificación y grabación en entrevistas</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ción de grabación</text:p>
          </table:table-cell>
          <table:table-cell table:style-name="ce58"/>
          <table:table-cell table:style-name="ce58" office:value-type="string">
            <text:p>Grabación y registro en entrevista</text:p>
          </table:table-cell>
          <table:table-cell table:number-columns-repeated="1009"/>
        </table:table-row>
        <table:table-row table:style-name="ro68">
          <table:covered-table-cell table:style-name="ce52"/>
          <table:table-cell table:style-name="ce52" office:value-type="string">
            <text:p>REPORTE DE POSTULANTES CON SU NOTA PROMEDIO HASTA LA ENTREVISTA</text:p>
          </table:table-cell>
          <table:table-cell table:style-name="ce48" office:value-type="string">
            <text:p>HU28</text:p>
          </table:table-cell>
          <table:table-cell table:style-name="ce58" office:value-type="string">
            <text:p>Como sistema, quiero registrar la declaración de los delegados presentes en la entrevista de que no tienen causales de incompatibilidad, según las normativas vigentes, para asegurar el cumplimiento de los requisitos legales y éticos en la entrevista.</text:p>
          </table:table-cell>
          <table:table-cell table:style-name="ce58" office:value-type="string">
            <text:p>Registro de declaración de incompatibilidad</text:p>
          </table:table-cell>
          <table:table-cell table:style-name="ce58" office:value-type="string">
            <text:p>Cumplir con normativas éticas</text:p>
          </table:table-cell>
          <table:table-cell table:style-name="ce58" office:value-type="string">
            <text:p>Sistema</text:p>
          </table:table-cell>
          <table:table-cell table:style-name="ce58" office:value-type="string">
            <text:p>Implementar declaración de incompatibilidad en registro de entrevista</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alidación de ingreso de datos</text:p>
          </table:table-cell>
          <table:table-cell table:style-name="ce58"/>
          <table:table-cell table:style-name="ce58" office:value-type="string">
            <text:p>Registro de declaración de incompatibilidad</text:p>
          </table:table-cell>
          <table:table-cell table:number-columns-repeated="1009"/>
        </table:table-row>
        <table:table-row table:style-name="ro65">
          <table:covered-table-cell table:style-name="ce52"/>
          <table:table-cell table:style-name="ce52" office:value-type="string">
            <text:p>COMUNICAR A LA UNIDAD REQUIRENTE Y A UTH</text:p>
          </table:table-cell>
          <table:table-cell table:style-name="ce48" office:value-type="string">
            <text:p>HU29</text:p>
          </table:table-cell>
          <table:table-cell table:style-name="ce31" office:value-type="string">
            <text:p>Como sistema, quiero calcular y mostrar el puntaje final tentativo de cada postulante, que combine la calificación de las distintas evaluaciones despues de la entrevista para que el puntaje sea transparente y verificable antes de la publicación final.</text:p>
          </table:table-cell>
          <table:table-cell table:style-name="ce44" office:value-type="string">
            <text:p>Cálculo de puntaje final</text:p>
          </table:table-cell>
          <table:table-cell table:style-name="ce44" office:value-type="string">
            <text:p>Transparencia en puntaje final</text:p>
          </table:table-cell>
          <table:table-cell table:style-name="ce44" office:value-type="string">
            <text:p>Postulantes y UTH</text:p>
          </table:table-cell>
          <table:table-cell table:style-name="ce44" office:value-type="string">
            <text:p>Configurar cálculo y visualización de puntaje final con ponderacione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ponderación de puntaje</text:p>
          </table:table-cell>
          <table:table-cell table:style-name="ce44"/>
          <table:table-cell table:style-name="ce44" office:value-type="string">
            <text:p>Cálculo y visualización de puntaje final</text:p>
          </table:table-cell>
          <table:table-cell table:number-columns-repeated="1009"/>
        </table:table-row>
        <table:table-row table:style-name="ro64">
          <table:table-cell table:style-name="ce53" office:value-type="string" table:number-columns-spanned="1" table:number-rows-spanned="6">
            <text:p>ACCIONES AFIRMATIVAS</text:p>
          </table:table-cell>
          <table:table-cell table:style-name="ce53" table:number-columns-spanned="1" table:number-rows-spanned="2"/>
          <table:table-cell table:style-name="ce48" office:value-type="string">
            <text:p>HU30</text:p>
          </table:table-cell>
          <table:table-cell table:style-name="ce44" office:value-type="string">
            <text:p>Como analista de talento humano, quiero una interfaz que permita registrar las acciones afirmativas para postulantes a nombramientos permanentes en LOES.</text:p>
          </table:table-cell>
          <table:table-cell table:style-name="ce44" office:value-type="string">
            <text:p>Registro de acciones afirmativas</text:p>
          </table:table-cell>
          <table:table-cell table:style-name="ce44" office:value-type="string">
            <text:p>Cumplir políticas de acción afirmativa</text:p>
          </table:table-cell>
          <table:table-cell table:style-name="ce44" office:value-type="string">
            <text:p>Analista de talento humano</text:p>
          </table:table-cell>
          <table:table-cell table:style-name="ce44" office:value-type="string">
            <text:p>Implementar interfaz para registro de acciones afirmativa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ingreso de datos</text:p>
          </table:table-cell>
          <table:table-cell table:style-name="ce44"/>
          <table:table-cell table:style-name="ce44" office:value-type="string">
            <text:p>Registro de acciones afirmativas</text:p>
          </table:table-cell>
          <table:table-cell table:number-columns-repeated="1009"/>
        </table:table-row>
        <table:table-row table:style-name="ro68">
          <table:covered-table-cell table:number-columns-repeated="2" table:style-name="ce53"/>
          <table:table-cell table:style-name="ce48" office:value-type="string">
            <text:p>HU31</text:p>
          </table:table-cell>
          <table:table-cell table:style-name="ce58" office:value-type="string">
            <text:p>Como analista de talento humano, quiero que el sistema valide automáticamente la acción afirmativa registrada y permita que sea verificada por la comisión, para asegurar que cumple con las políticas establecidas.</text:p>
          </table:table-cell>
          <table:table-cell table:style-name="ce58" office:value-type="string">
            <text:p>Validación automática y verificación de acción afirmativa</text:p>
          </table:table-cell>
          <table:table-cell table:style-name="ce58" office:value-type="string">
            <text:p>Asegurar cumplimiento de políticas de acción afirmativa</text:p>
          </table:table-cell>
          <table:table-cell table:style-name="ce58" office:value-type="string">
            <text:p>Analista de talento humano</text:p>
          </table:table-cell>
          <table:table-cell table:style-name="ce58" office:value-type="string">
            <text:p>Implementar validación y verificación de acción afirmativa</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Prueba de validación</text:p>
          </table:table-cell>
          <table:table-cell table:style-name="ce58"/>
          <table:table-cell table:style-name="ce58" office:value-type="string">
            <text:p>Validación y verificación de acción afirmativa</text:p>
          </table:table-cell>
          <table:table-cell table:number-columns-repeated="1009"/>
        </table:table-row>
        <table:table-row table:style-name="ro65">
          <table:covered-table-cell table:style-name="ce53"/>
          <table:table-cell table:style-name="ce53" office:value-type="string" table:number-columns-spanned="1" table:number-rows-spanned="2">
            <text:p>DEBE CALCULAR EL PUNTAJE FINAL </text:p>
          </table:table-cell>
          <table:table-cell table:style-name="ce48" office:value-type="string">
            <text:p>HU32</text:p>
          </table:table-cell>
          <table:table-cell table:style-name="ce44" office:value-type="string">
            <text:p>Como sistema, quiero calcular y mostrar el puntaje final de cada postulante, sumando las calificaciones de mérito, oposición y cualquier puntaje adicional otorgado por acción afirmativa, para que los resultados finales reflejen todos los criterios de evaluación.</text:p>
          </table:table-cell>
          <table:table-cell table:style-name="ce44" office:value-type="string">
            <text:p>Cálculo automático de puntaje final con acción afirmativa</text:p>
          </table:table-cell>
          <table:table-cell table:style-name="ce44" office:value-type="string">
            <text:p>Incluir criterios de evaluación completos</text:p>
          </table:table-cell>
          <table:table-cell table:style-name="ce44" office:value-type="string">
            <text:p>Sistema</text:p>
          </table:table-cell>
          <table:table-cell table:style-name="ce44" office:value-type="string">
            <text:p>Configurar cálculo de puntaje final con méritos, oposición y acción afirmativa</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cálculo final</text:p>
          </table:table-cell>
          <table:table-cell table:style-name="ce44"/>
          <table:table-cell table:style-name="ce44" office:value-type="string">
            <text:p>Cálculo de puntaje final con acción afirmativa</text:p>
          </table:table-cell>
          <table:table-cell table:number-columns-repeated="1009"/>
        </table:table-row>
        <table:table-row table:style-name="ro68">
          <table:covered-table-cell table:number-columns-repeated="2" table:style-name="ce53"/>
          <table:table-cell table:style-name="ce48" office:value-type="string">
            <text:p>HU33</text:p>
          </table:table-cell>
          <table:table-cell table:style-name="ce58" office:value-type="string">
            <text:p>Como analista de talento humano, quiero visualizar un reporte de los postulantes y sus promedios, que incluya el puntaje adicional por acción afirmativa, para revisar y verificar los resultados de los candidatos que han superado la fase de entrevista.</text:p>
          </table:table-cell>
          <table:table-cell table:style-name="ce58" office:value-type="string">
            <text:p>Visualización de reporte de promedios con acción afirmativa</text:p>
          </table:table-cell>
          <table:table-cell table:style-name="ce58" office:value-type="string">
            <text:p>Revisar resultados completos de los candidatos</text:p>
          </table:table-cell>
          <table:table-cell table:style-name="ce58" office:value-type="string">
            <text:p>Analista de talento humano</text:p>
          </table:table-cell>
          <table:table-cell table:style-name="ce58" office:value-type="string">
            <text:p>Crear reporte con puntaje de acción afirmativa</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Revisión de datos en reporte</text:p>
          </table:table-cell>
          <table:table-cell table:style-name="ce58"/>
          <table:table-cell table:style-name="ce58" office:value-type="string">
            <text:p>Reporte de promedios con acción afirmativa</text:p>
          </table:table-cell>
          <table:table-cell table:number-columns-repeated="1009"/>
        </table:table-row>
        <table:table-row table:style-name="ro65">
          <table:covered-table-cell table:style-name="ce53"/>
          <table:table-cell table:style-name="ce53" office:value-type="string" table:number-columns-spanned="1" table:number-rows-spanned="2">
            <text:p>MOSTRAR EL REPORTE DE POSTULANTES Y SUS PROMEDIOS INCLUIDA ACCION AFIRMATIVA</text:p>
          </table:table-cell>
          <table:table-cell table:style-name="ce48" office:value-type="string">
            <text:p>HU34</text:p>
          </table:table-cell>
          <table:table-cell table:style-name="ce31" office:value-type="string">
            <text:p>Como sistema, quiero enviar por correo electronico al postulante el puntaje final, incluyendo cualquier acción afirmativa aplicada, para saber mi posición final en el proceso de selección.</text:p>
          </table:table-cell>
          <table:table-cell table:style-name="ce44" office:value-type="string">
            <text:p>Visualización de puntaje final con acción afirmativa</text:p>
          </table:table-cell>
          <table:table-cell table:style-name="ce44" office:value-type="string">
            <text:p>Conocer posición final en el proceso</text:p>
          </table:table-cell>
          <table:table-cell table:style-name="ce44" office:value-type="string">
            <text:p>Postulante</text:p>
          </table:table-cell>
          <table:table-cell table:style-name="ce44" office:value-type="string">
            <text:p>Implementar sección de puntaje final en perfil de postulante</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Verificación de visualización</text:p>
          </table:table-cell>
          <table:table-cell table:style-name="ce44"/>
          <table:table-cell table:style-name="ce44" office:value-type="string">
            <text:p>Puntaje final en perfil de postulante</text:p>
          </table:table-cell>
          <table:table-cell table:number-columns-repeated="1009"/>
        </table:table-row>
        <table:table-row table:style-name="ro26">
          <table:covered-table-cell table:number-columns-repeated="2" table:style-name="ce53"/>
          <table:table-cell table:style-name="ce48" office:value-type="string">
            <text:p>HU35</text:p>
          </table:table-cell>
          <table:table-cell table:style-name="ce44" office:value-type="string">
            <text:p>Como sistema, quiero notificar el resultado final a cada postulante, informándoles si fueron seleccionados o no, para que todos estén al tanto de la decisión del proceso de selección.</text:p>
          </table:table-cell>
          <table:table-cell table:style-name="ce44" office:value-type="string">
            <text:p>Notificación de resultado final a cada postulante</text:p>
          </table:table-cell>
          <table:table-cell table:style-name="ce44" office:value-type="string">
            <text:p>Informar sobre selección final</text:p>
          </table:table-cell>
          <table:table-cell table:style-name="ce44" office:value-type="string">
            <text:p>Sistema</text:p>
          </table:table-cell>
          <table:table-cell table:style-name="ce44" office:value-type="string">
            <text:p>Configurar notificación final a postulante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notificación final</text:p>
          </table:table-cell>
          <table:table-cell table:style-name="ce44"/>
          <table:table-cell table:style-name="ce44" office:value-type="string">
            <text:p>Notificación de resultado final</text:p>
          </table:table-cell>
          <table:table-cell table:number-columns-repeated="1009"/>
        </table:table-row>
        <table:table-row table:style-name="ro65">
          <table:table-cell table:style-name="ce53" office:value-type="string" table:number-columns-spanned="1" table:number-rows-spanned="2">
            <text:p>REGISTRO PUNTAJE FINAL</text:p>
          </table:table-cell>
          <table:table-cell table:style-name="ce53" office:value-type="string" table:number-columns-spanned="1" table:number-rows-spanned="2">
            <text:p>MOSTRAR <text:s/>EL PUNTAJE FINAL A LOS POSTULANTES</text:p>
          </table:table-cell>
          <table:table-cell table:style-name="ce48" office:value-type="string">
            <text:p>HU36</text:p>
          </table:table-cell>
          <table:table-cell table:style-name="ce58" office:value-type="string">
            <text:p>Como analista de talento humano, quiero notificar electrónicamente a los postulantes con mejores puntajes, solicitándoles la documentación personal y justificaciones que respalden la información consignada en sus hojas de vida (excepto para autodefinición étnica), para cumplir con los requisitos de validación de las acciones afirmativas dentro de un plazo de dos días.</text:p>
          </table:table-cell>
          <table:table-cell table:style-name="ce58" office:value-type="string">
            <text:p>Notificación a postulantes con mejores puntajes</text:p>
          </table:table-cell>
          <table:table-cell table:style-name="ce58" office:value-type="string">
            <text:p>Cumplir requisitos de validación</text:p>
          </table:table-cell>
          <table:table-cell table:style-name="ce58" office:value-type="string">
            <text:p>Analista de talento humano</text:p>
          </table:table-cell>
          <table:table-cell table:style-name="ce58" office:value-type="string">
            <text:p>Enviar solicitud de documentación a postulantes seleccionados</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Prueba de solicitud automática</text:p>
          </table:table-cell>
          <table:table-cell table:style-name="ce58"/>
          <table:table-cell table:style-name="ce58" office:value-type="string">
            <text:p>Solicitud de documentación a mejores puntajes</text:p>
          </table:table-cell>
          <table:table-cell table:number-columns-repeated="1009"/>
        </table:table-row>
        <table:table-row table:style-name="ro65">
          <table:covered-table-cell table:number-columns-repeated="2" table:style-name="ce53"/>
          <table:table-cell table:style-name="ce48" office:value-type="string">
            <text:p>HU37</text:p>
          </table:table-cell>
          <table:table-cell table:style-name="ce58" office:value-type="string">
            <text:p>Como sistema, quiero indicar en la notificación electrónica los detalles de lugar, fecha y hora de entrega de la documentación requerida, para que los postulantes sepan dónde y cuándo deben presentar sus documentos.</text:p>
          </table:table-cell>
          <table:table-cell table:style-name="ce58" office:value-type="string">
            <text:p>Incluir detalles de entrega en notificación</text:p>
          </table:table-cell>
          <table:table-cell table:style-name="ce58" office:value-type="string">
            <text:p>Facilitar entrega de documentos</text:p>
          </table:table-cell>
          <table:table-cell table:style-name="ce58" office:value-type="string">
            <text:p>Sistema</text:p>
          </table:table-cell>
          <table:table-cell table:style-name="ce58" office:value-type="string">
            <text:p>Configurar detalles en notificación de entrega de documentos</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Confirmación de contenido de notificación</text:p>
          </table:table-cell>
          <table:table-cell table:style-name="ce58"/>
          <table:table-cell table:style-name="ce58" office:value-type="string">
            <text:p>Detalles en notificación de entrega</text:p>
          </table:table-cell>
          <table:table-cell table:number-columns-repeated="1009"/>
        </table:table-row>
        <table:table-row table:style-name="ro65">
          <table:table-cell table:style-name="ce53" office:value-type="string" table:number-columns-spanned="1" table:number-rows-spanned="2">
            <text:p>NOTIFICACION</text:p>
          </table:table-cell>
          <table:table-cell table:style-name="ce53" office:value-type="string" table:number-columns-spanned="1" table:number-rows-spanned="2">
            <text:p>NOTIFICAR RESULTADO A POSTULANTES </text:p>
          </table:table-cell>
          <table:table-cell table:style-name="ce48" office:value-type="string">
            <text:p>HU38</text:p>
          </table:table-cell>
          <table:table-cell table:style-name="ce44" office:value-type="string">
            <text:p>Como sistema, quiero enviar automáticamente una notificación electrónica a los postulantes con mejor puntaje final (incluyendo las acciones afirmativas) para informarles sobre su posición en el proceso (ganador o elegible) y los pasos a seguir.</text:p>
          </table:table-cell>
          <table:table-cell table:style-name="ce44" office:value-type="string">
            <text:p>Notificación automática a mejores puntuados</text:p>
          </table:table-cell>
          <table:table-cell table:style-name="ce44" office:value-type="string">
            <text:p>Informar posición en proceso</text:p>
          </table:table-cell>
          <table:table-cell table:style-name="ce44" office:value-type="string">
            <text:p>Sistema</text:p>
          </table:table-cell>
          <table:table-cell table:style-name="ce44" office:value-type="string">
            <text:p>Configurar notificación a los tres mejores postulantes</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Verificación de destinatarios</text:p>
          </table:table-cell>
          <table:table-cell table:style-name="ce44"/>
          <table:table-cell table:style-name="ce44" office:value-type="string">
            <text:p>Notificación de posición final</text:p>
          </table:table-cell>
          <table:table-cell table:number-columns-repeated="1009"/>
        </table:table-row>
        <table:table-row table:style-name="ro65">
          <table:covered-table-cell table:number-columns-repeated="2" table:style-name="ce53"/>
          <table:table-cell table:style-name="ce48" office:value-type="string">
            <text:p>HU39</text:p>
          </table:table-cell>
          <table:table-cell table:style-name="ce58" office:value-type="string">
            <text:p>Como sistema, quiero generar una acta de resultados que incluya los puntajes finales de los ganadores y remitirla al Honorable Consejo Universitario, para cumplir con los procedimientos administrativos de LOES.</text:p>
          </table:table-cell>
          <table:table-cell table:style-name="ce58" office:value-type="string">
            <text:p>Generar acta de resultados con puntajes finales</text:p>
          </table:table-cell>
          <table:table-cell table:style-name="ce58" office:value-type="string">
            <text:p>Formalizar resultados del proceso</text:p>
          </table:table-cell>
          <table:table-cell table:style-name="ce58" office:value-type="string">
            <text:p>Sistema</text:p>
          </table:table-cell>
          <table:table-cell table:style-name="ce58" office:value-type="string">
            <text:p>Crear acta de resultados y enviar al Consejo Universitario</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Confirmación de datos en acta</text:p>
          </table:table-cell>
          <table:table-cell table:style-name="ce58"/>
          <table:table-cell table:style-name="ce58" office:value-type="string">
            <text:p>Acta de resultados para Consejo Universitario</text:p>
          </table:table-cell>
          <table:table-cell table:number-columns-repeated="1009"/>
        </table:table-row>
        <table:table-row table:style-name="ro76">
          <table:table-cell table:style-name="ce54" office:value-type="string" table:number-columns-spanned="1" table:number-rows-spanned="9">
            <text:p>DECLARACION DE GANADOR</text:p>
          </table:table-cell>
          <table:table-cell table:style-name="ce54" table:number-columns-spanned="1" table:number-rows-spanned="4"/>
          <table:table-cell table:style-name="ce48" office:value-type="string">
            <text:p>HU40</text:p>
          </table:table-cell>
          <table:table-cell table:style-name="ce58" office:value-type="string">
            <text:p>Como analista de talento humano, quiero registrar el acta de declaratoria de ganador en el sistema, especificando el puntaje final del postulante ganador, para documentar formalmente la conclusión del proceso de selección.</text:p>
          </table:table-cell>
          <table:table-cell table:style-name="ce58" office:value-type="string">
            <text:p>Registro de acta de declaratoria de ganador</text:p>
          </table:table-cell>
          <table:table-cell table:style-name="ce58" office:value-type="string">
            <text:p>Documentar conclusión del proceso</text:p>
          </table:table-cell>
          <table:table-cell table:style-name="ce58" office:value-type="string">
            <text:p>Analista de talento humano</text:p>
          </table:table-cell>
          <table:table-cell table:style-name="ce58" office:value-type="string">
            <text:p>Implementar registro de acta con puntaje final</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Revisión de contenido de acta</text:p>
          </table:table-cell>
          <table:table-cell table:style-name="ce58"/>
          <table:table-cell table:style-name="ce58" office:value-type="string">
            <text:p>Registro de acta de ganador</text:p>
          </table:table-cell>
          <table:table-cell table:number-columns-repeated="1009"/>
        </table:table-row>
        <table:table-row table:style-name="ro75">
          <table:covered-table-cell table:number-columns-repeated="2" table:style-name="ce54"/>
          <table:table-cell table:style-name="ce48" office:value-type="string">
            <text:p>HU41</text:p>
          </table:table-cell>
          <table:table-cell table:style-name="ce31" office:value-type="string">
            <text:p>Como analista de talento humano, quiero que el sistema registre a los postulantes como "elegibles" en la base de datos durante un periodo de dos años, siempre y cuando hayan alcanzado el puntaje mínimo establecido en proceso, para que estos candidatos puedan ser considerados en futuras oportunidades.</text:p>
          </table:table-cell>
          <table:table-cell table:style-name="ce44" office:value-type="string">
            <text:p>Registrar postulantes como "elegibles"</text:p>
          </table:table-cell>
          <table:table-cell table:style-name="ce44" office:value-type="string">
            <text:p>Consideración en futuras vacantes</text:p>
          </table:table-cell>
          <table:table-cell table:style-name="ce44" office:value-type="string">
            <text:p>Sistema</text:p>
          </table:table-cell>
          <table:table-cell table:style-name="ce44" office:value-type="string">
            <text:p>Configurar estado de elegible en base de datos</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Validar período de elegibilidad</text:p>
          </table:table-cell>
          <table:table-cell table:style-name="ce44"/>
          <table:table-cell table:style-name="ce44" office:value-type="string">
            <text:p>Registro de elegibles en base de datos</text:p>
          </table:table-cell>
          <table:table-cell table:number-columns-repeated="1009"/>
        </table:table-row>
        <table:table-row table:style-name="ro65">
          <table:covered-table-cell table:number-columns-repeated="2" table:style-name="ce54"/>
          <table:table-cell table:style-name="ce48" office:value-type="string">
            <text:p>HU42</text:p>
          </table:table-cell>
          <table:table-cell table:style-name="ce58" office:value-type="string">
            <text:p>Como sistema, quiero generar el acta final de declaratoria de ganador y notificar a los ganadores y elegibles según el proceso establecido, para formalizar y comunicar los resultados a las partes correspondientes, incluyendo al Honorable Consejo Universitario.</text:p>
          </table:table-cell>
          <table:table-cell table:style-name="ce58" office:value-type="string">
            <text:p>Generar acta final y notificar ganadores y elegibles</text:p>
          </table:table-cell>
          <table:table-cell table:style-name="ce58" office:value-type="string">
            <text:p>Formalizar resultados para Consejo Universitario</text:p>
          </table:table-cell>
          <table:table-cell table:style-name="ce58" office:value-type="string">
            <text:p>Sistema</text:p>
          </table:table-cell>
          <table:table-cell table:style-name="ce58" office:value-type="string">
            <text:p>Implementar generación de acta final y notificación</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r proceso de notificación</text:p>
          </table:table-cell>
          <table:table-cell table:style-name="ce58"/>
          <table:table-cell table:style-name="ce58" office:value-type="string">
            <text:p>Acta final y notificación de resultados</text:p>
          </table:table-cell>
          <table:table-cell table:number-columns-repeated="1009"/>
        </table:table-row>
        <table:table-row table:style-name="ro35">
          <table:covered-table-cell table:number-columns-repeated="2" table:style-name="ce54"/>
          <table:table-cell table:style-name="ce48" office:value-type="string">
            <text:p>HU43</text:p>
          </table:table-cell>
          <table:table-cell table:style-name="ce44" office:value-type="string">
            <text:p>Como analista de talento humano, quiero una interfaz que me permita registrar otro postulante como ganador en caso de que el seleccionado no se presente o decline el nombramiento, para poder completar la vacante de manera efectiva.</text:p>
          </table:table-cell>
          <table:table-cell table:style-name="ce44" office:value-type="string">
            <text:p>Interfaz para registrar otro ganador si el seleccionado no se presenta</text:p>
          </table:table-cell>
          <table:table-cell table:style-name="ce44" office:value-type="string">
            <text:p>Completar vacante de manera efectiva</text:p>
          </table:table-cell>
          <table:table-cell table:style-name="ce44" office:value-type="string">
            <text:p>Analista de talento humano</text:p>
          </table:table-cell>
          <table:table-cell table:style-name="ce44" office:value-type="string">
            <text:p>Crear interfaz para designación de nuevo ganador</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funcionalidad de reemplazo</text:p>
          </table:table-cell>
          <table:table-cell table:style-name="ce44"/>
          <table:table-cell table:style-name="ce44" office:value-type="string">
            <text:p>Registro de otro ganador en caso de declinación</text:p>
          </table:table-cell>
          <table:table-cell table:number-columns-repeated="1009"/>
        </table:table-row>
        <table:table-row table:style-name="ro65">
          <table:covered-table-cell table:style-name="ce54"/>
          <table:table-cell table:style-name="ce54" office:value-type="string" table:number-columns-spanned="1" table:number-rows-spanned="5">
            <text:p>INTERFAZ PARA REGISTRAR OTRO GANADOR EN CASO DE QUE NO SE PRESENTE EL ELEGIDO</text:p>
          </table:table-cell>
          <table:table-cell table:style-name="ce48" office:value-type="string">
            <text:p>HU44</text:p>
          </table:table-cell>
          <table:table-cell table:style-name="ce58" office:value-type="string">
            <text:p>Como sistema, quiero asignar el puesto al siguiente mejor puntuado de acuerdo al orden de elegibilidad en caso de que el postulante seleccionado no cumpla con los requisitos de entrega de documentación o no acepte el puesto, para asegurar que la vacante sea cubierta.</text:p>
          </table:table-cell>
          <table:table-cell table:style-name="ce58" office:value-type="string">
            <text:p>Asignar puesto a siguiente elegible si ganador no cumple</text:p>
          </table:table-cell>
          <table:table-cell table:style-name="ce58" office:value-type="string">
            <text:p>Asegurar ocupación de vacante</text:p>
          </table:table-cell>
          <table:table-cell table:style-name="ce58" office:value-type="string">
            <text:p>Sistema</text:p>
          </table:table-cell>
          <table:table-cell table:style-name="ce58" office:value-type="string">
            <text:p>Configurar reasignación automática del puesto</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erificación de proceso de asignación</text:p>
          </table:table-cell>
          <table:table-cell table:style-name="ce58"/>
          <table:table-cell table:style-name="ce58" office:value-type="string">
            <text:p>Reasignación de puesto</text:p>
          </table:table-cell>
          <table:table-cell table:number-columns-repeated="1009"/>
        </table:table-row>
        <table:table-row table:style-name="ro65">
          <table:covered-table-cell table:number-columns-repeated="2" table:style-name="ce54"/>
          <table:table-cell table:style-name="ce48" office:value-type="string">
            <text:p>HU45</text:p>
          </table:table-cell>
          <table:table-cell table:style-name="ce58" office:value-type="string">
            <text:p>Como sistema, quiero enviar una notificación al ganador del concurso, indicando el plazo de tres días (o veinte días si se encuentra fuera del país) para que presente la documentación estipulada, asegurando el cumplimiento de los requisitos administrativos.</text:p>
          </table:table-cell>
          <table:table-cell table:style-name="ce58" office:value-type="string">
            <text:p>Notificación de plazo para entrega de documentos</text:p>
          </table:table-cell>
          <table:table-cell table:style-name="ce58" office:value-type="string">
            <text:p>Asegurar cumplimiento administrativo</text:p>
          </table:table-cell>
          <table:table-cell table:style-name="ce58" office:value-type="string">
            <text:p>Sistema</text:p>
          </table:table-cell>
          <table:table-cell table:style-name="ce58" office:value-type="string">
            <text:p>Configurar notificación de plazo para entrega de documentos</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alidación de contenido de notificación</text:p>
          </table:table-cell>
          <table:table-cell table:style-name="ce58"/>
          <table:table-cell table:style-name="ce58" office:value-type="string">
            <text:p>Plazo de tres días para entrega de documentos</text:p>
          </table:table-cell>
          <table:table-cell table:number-columns-repeated="1009"/>
        </table:table-row>
        <table:table-row table:style-name="ro65">
          <table:covered-table-cell table:number-columns-repeated="2" table:style-name="ce54"/>
          <table:table-cell table:style-name="ce48" office:value-type="string">
            <text:p>HU46</text:p>
          </table:table-cell>
          <table:table-cell table:style-name="ce58" office:value-type="string">
            <text:p>Como analista de talento humano, quiero generar un informe técnico basado en la información de la declaratoria de ganador y la documentación presentada, para completar los requisitos de verificación previos al nombramiento.</text:p>
          </table:table-cell>
          <table:table-cell table:style-name="ce58" office:value-type="string">
            <text:p>Generar informe técnico con declaratoria de ganador</text:p>
          </table:table-cell>
          <table:table-cell table:style-name="ce58" office:value-type="string">
            <text:p>Completar requisitos de verificación</text:p>
          </table:table-cell>
          <table:table-cell table:style-name="ce58" office:value-type="string">
            <text:p>Analista de talento humano</text:p>
          </table:table-cell>
          <table:table-cell table:style-name="ce58" office:value-type="string">
            <text:p>Implementar generación de informe técnico</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ción de contenido</text:p>
          </table:table-cell>
          <table:table-cell table:style-name="ce58"/>
          <table:table-cell table:style-name="ce58" office:value-type="string">
            <text:p>Informe técnico de verificación</text:p>
          </table:table-cell>
          <table:table-cell table:number-columns-repeated="1009"/>
        </table:table-row>
        <table:table-row table:style-name="ro26">
          <table:covered-table-cell table:number-columns-repeated="2" table:style-name="ce54"/>
          <table:table-cell table:style-name="ce48" office:value-type="string">
            <text:p>HU47</text:p>
          </table:table-cell>
          <table:table-cell table:style-name="ce44" office:value-type="string">
            <text:p>Como analista de talento humano, quiero que el sistema registre en el acta final las razones de descalificación de postulantes que no alcanzaron los criterios mínimos, para que quede constancia en el proceso de selección.</text:p>
          </table:table-cell>
          <table:table-cell table:style-name="ce44" office:value-type="string">
            <text:p>Registrar en acta las razones de descalificación</text:p>
          </table:table-cell>
          <table:table-cell table:style-name="ce44" office:value-type="string">
            <text:p>Documentar cumplimiento de criterios</text:p>
          </table:table-cell>
          <table:table-cell table:style-name="ce44" office:value-type="string">
            <text:p>Sistema</text:p>
          </table:table-cell>
          <table:table-cell table:style-name="ce44" office:value-type="string">
            <text:p>Configurar registro de descalificación en acta</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Revisión de contenido de descalificación</text:p>
          </table:table-cell>
          <table:table-cell table:style-name="ce44"/>
          <table:table-cell table:style-name="ce44" office:value-type="string">
            <text:p>Registro de razones de descalificación</text:p>
          </table:table-cell>
          <table:table-cell table:number-columns-repeated="1009"/>
        </table:table-row>
        <table:table-row table:style-name="ro26">
          <table:covered-table-cell table:number-columns-repeated="2" table:style-name="ce54"/>
          <table:table-cell table:style-name="ce48" office:value-type="string">
            <text:p>HU48</text:p>
          </table:table-cell>
          <table:table-cell table:style-name="ce44" office:value-type="string">
            <text:p>Como sistema, quiero notificar a los postulantes declarados elegibles para que estén informados sobre su estado en la base de datos y puedan ser considerados en futuras vacantes durante el período de dos años.</text:p>
          </table:table-cell>
          <table:table-cell table:style-name="ce44" office:value-type="string">
            <text:p>Notificación a postulantes elegibles sobre su estado</text:p>
          </table:table-cell>
          <table:table-cell table:style-name="ce44" office:value-type="string">
            <text:p>Informar sobre posible consideración en vacantes</text:p>
          </table:table-cell>
          <table:table-cell table:style-name="ce44" office:value-type="string">
            <text:p>Sistema</text:p>
          </table:table-cell>
          <table:table-cell table:style-name="ce44" office:value-type="string">
            <text:p>Configurar notificación automática a elegibles</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Confirmación de destinatarios correctos</text:p>
          </table:table-cell>
          <table:table-cell table:style-name="ce44"/>
          <table:table-cell table:style-name="ce44" office:value-type="string">
            <text:p>Notificación a elegibles</text:p>
          </table:table-cell>
          <table:table-cell table:number-columns-repeated="1009"/>
        </table:table-row>
        <table:table-row table:style-name="ro32">
          <table:table-cell table:style-name="ce55" office:value-type="string">
            <text:p>GENERAR INFORME TECNICO</text:p>
          </table:table-cell>
          <table:table-cell table:style-name="ce55" office:value-type="string">
            <text:p>INTERFAZ Q PERMITA GENERAR EL INFORME TECNICO DEL PROCESO </text:p>
          </table:table-cell>
          <table:table-cell table:style-name="ce48" office:value-type="string">
            <text:p>HU49</text:p>
          </table:table-cell>
          <table:table-cell table:style-name="ce44" office:value-type="string">
            <text:p>Como analista de talento humano, quiero una interfaz para generar el informe técnico del proceso, que incluya detalles del concurso y resultados, para documentar formalmente la evaluación del proceso de selección.</text:p>
          </table:table-cell>
          <table:table-cell table:style-name="ce44" office:value-type="string">
            <text:p>Interfaz para generar informe técnico del proceso</text:p>
          </table:table-cell>
          <table:table-cell table:style-name="ce44" office:value-type="string">
            <text:p>Documentar evaluación del proceso</text:p>
          </table:table-cell>
          <table:table-cell table:style-name="ce44" office:value-type="string">
            <text:p>Analista de talento humano</text:p>
          </table:table-cell>
          <table:table-cell table:style-name="ce44" office:value-type="string">
            <text:p>Crear interfaz para generar informe técnico</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Verificación de contenido de informe</text:p>
          </table:table-cell>
          <table:table-cell table:style-name="ce44"/>
          <table:table-cell table:style-name="ce44" office:value-type="string">
            <text:p>Informe técnico del proceso</text:p>
          </table:table-cell>
          <table:table-cell table:number-columns-repeated="1009"/>
        </table:table-row>
        <table:table-row table:style-name="ro8">
          <table:table-cell table:style-name="ce55" office:value-type="string">
            <text:p>SUPERVISA Y REVISAR EL INFORME TECNICO</text:p>
          </table:table-cell>
          <table:table-cell table:style-name="ce55" office:value-type="string">
            <text:p>INTERFAZ DE SUPERVISAR Y REVISION EL INFORME TECNICO</text:p>
          </table:table-cell>
          <table:table-cell table:style-name="ce48" office:value-type="string">
            <text:p>HU50</text:p>
          </table:table-cell>
          <table:table-cell table:style-name="ce58" office:value-type="string">
            <text:p>Como supervisor de talento humano, quiero una interfaz para revisar y supervisar el informe técnico, de modo que pueda verificar la exactitud y calidad del informe antes de su aprobación.</text:p>
          </table:table-cell>
          <table:table-cell table:style-name="ce58" office:value-type="string">
            <text:p>Interfaz para supervisar informe técnico</text:p>
          </table:table-cell>
          <table:table-cell table:style-name="ce58" office:value-type="string">
            <text:p>Verificar exactitud antes de aprobación</text:p>
          </table:table-cell>
          <table:table-cell table:style-name="ce58" office:value-type="string">
            <text:p>Supervisor de talento humano</text:p>
          </table:table-cell>
          <table:table-cell table:style-name="ce58" office:value-type="string">
            <text:p>Crear interfaz para revisión de informe técnico</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Validación de exactitud del informe</text:p>
          </table:table-cell>
          <table:table-cell table:style-name="ce58"/>
          <table:table-cell table:style-name="ce58" office:value-type="string">
            <text:p>Revisión de informe técnico</text:p>
          </table:table-cell>
          <table:table-cell table:number-columns-repeated="1009"/>
        </table:table-row>
        <table:table-row table:style-name="ro77">
          <table:table-cell table:style-name="ce55" office:value-type="string" table:number-columns-spanned="1" table:number-rows-spanned="4">
            <text:p>APROBAR EL INFORME TECNICO</text:p>
          </table:table-cell>
          <table:table-cell table:style-name="ce55"/>
          <table:table-cell table:style-name="ce48" office:value-type="string">
            <text:p>HU51</text:p>
          </table:table-cell>
          <table:table-cell table:style-name="ce44" office:value-type="string">
            <text:p>Como supervisor o autoridad responsable, quiero una interfaz para aprobar o rechazar el informe técnico. Si se aprueba, se debe generar el documento en formato PDF para la firma; si se rechaza, el informe debe regresar al analista para su corrección.</text:p>
          </table:table-cell>
          <table:table-cell table:style-name="ce44" office:value-type="string">
            <text:p>Interfaz para aprobar o rechazar informe técnico</text:p>
          </table:table-cell>
          <table:table-cell table:style-name="ce44" office:value-type="string">
            <text:p>Formalizar proceso de aprobación</text:p>
          </table:table-cell>
          <table:table-cell table:style-name="ce44" office:value-type="string">
            <text:p>Supervisor/Autoridad</text:p>
          </table:table-cell>
          <table:table-cell table:style-name="ce44" office:value-type="string">
            <text:p>Implementar funcionalidad de aprobación/rechazo</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Prueba de flujo de aprobación</text:p>
          </table:table-cell>
          <table:table-cell table:style-name="ce44"/>
          <table:table-cell table:style-name="ce44" office:value-type="string">
            <text:p>Aprobación/rechazo del informe técnico</text:p>
          </table:table-cell>
          <table:table-cell table:number-columns-repeated="1009"/>
        </table:table-row>
        <table:table-row table:style-name="ro75">
          <table:covered-table-cell table:style-name="ce55"/>
          <table:table-cell table:style-name="ce55" office:value-type="string">
            <text:p>GENERAR INFORME</text:p>
          </table:table-cell>
          <table:table-cell table:style-name="ce48" office:value-type="string">
            <text:p>HU52</text:p>
          </table:table-cell>
          <table:table-cell table:style-name="ce58" office:value-type="string">
            <text:p>Como sistema, quiero generar el documento de informe técnico en PDF listo para la firma digital, una vez que el informe haya sido aprobado, para asegurar que esté en un formato adecuado para el proceso de firma.</text:p>
          </table:table-cell>
          <table:table-cell table:style-name="ce58" office:value-type="string">
            <text:p>Generar informe técnico en PDF para firma</text:p>
          </table:table-cell>
          <table:table-cell table:style-name="ce58" office:value-type="string">
            <text:p>Facilitar proceso de firma digital</text:p>
          </table:table-cell>
          <table:table-cell table:style-name="ce58" office:value-type="string">
            <text:p>Sistema</text:p>
          </table:table-cell>
          <table:table-cell table:style-name="ce58" office:value-type="string">
            <text:p>Configurar generación de PDF del informe técnico</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Confirmación de formato de PDF</text:p>
          </table:table-cell>
          <table:table-cell table:style-name="ce58"/>
          <table:table-cell table:style-name="ce58" office:value-type="string">
            <text:p>Generación de informe en PDF</text:p>
          </table:table-cell>
          <table:table-cell table:number-columns-repeated="1009"/>
        </table:table-row>
        <table:table-row table:style-name="ro35">
          <table:covered-table-cell table:style-name="ce55"/>
          <table:table-cell table:style-name="ce55" office:value-type="string">
            <text:p>INTERFAZ PARA QUE RECTORADO APRUEBE</text:p>
          </table:table-cell>
          <table:table-cell table:style-name="ce48" office:value-type="string">
            <text:p>HU53</text:p>
          </table:table-cell>
          <table:table-cell table:style-name="ce44" office:value-type="string">
            <text:p>Como rectorado, quiero una interfaz para revisar y aprobar el informe técnico, para cumplir con el proceso de aprobación final antes de enviar los resultados a las instancias superiores.</text:p>
          </table:table-cell>
          <table:table-cell table:style-name="ce44" office:value-type="string">
            <text:p>Interfaz para revisión y aprobación final del informe</text:p>
          </table:table-cell>
          <table:table-cell table:style-name="ce44" office:value-type="string">
            <text:p>Cumplir con aprobación antes de instancias superiores</text:p>
          </table:table-cell>
          <table:table-cell table:style-name="ce44" office:value-type="string">
            <text:p>Rectorado</text:p>
          </table:table-cell>
          <table:table-cell table:style-name="ce44" office:value-type="string">
            <text:p>Crear interfaz para revisión final</text:p>
          </table:table-cell>
          <table:table-cell table:style-name="ce44" table:number-columns-repeated="2"/>
          <table:table-cell table:style-name="ce44" office:value-type="string">
            <text:p>Alta</text:p>
          </table:table-cell>
          <table:table-cell table:style-name="ce44" office:value-type="string">
            <text:p>Planificación</text:p>
          </table:table-cell>
          <table:table-cell table:style-name="ce44" office:value-type="string">
            <text:p>Validación de interfaz de aprobación</text:p>
          </table:table-cell>
          <table:table-cell table:style-name="ce44"/>
          <table:table-cell table:style-name="ce44" office:value-type="string">
            <text:p>Revisión y aprobación final</text:p>
          </table:table-cell>
          <table:table-cell table:number-columns-repeated="1009"/>
        </table:table-row>
        <table:table-row table:style-name="ro8">
          <table:covered-table-cell table:style-name="ce55"/>
          <table:table-cell table:style-name="ce55" office:value-type="string">
            <text:p>PERMITA ADJUNTAR QUIPUX DE APROBACION DE RECTORADO</text:p>
          </table:table-cell>
          <table:table-cell table:style-name="ce48" office:value-type="string">
            <text:p>HU54</text:p>
          </table:table-cell>
          <table:table-cell table:style-name="ce44" office:value-type="string">
            <text:p>Como analista de talento humano, quiero adjuntar el documento de aprobación del rectorado en el sistema mediante Quipux, para dejar registro de la autorización oficial.</text:p>
          </table:table-cell>
          <table:table-cell table:style-name="ce44" office:value-type="string">
            <text:p>Adjuntar documento de aprobación mediante Quipux</text:p>
          </table:table-cell>
          <table:table-cell table:style-name="ce44" office:value-type="string">
            <text:p>Documentar autorización oficial</text:p>
          </table:table-cell>
          <table:table-cell table:style-name="ce44" office:value-type="string">
            <text:p>Analista de talento humano</text:p>
          </table:table-cell>
          <table:table-cell table:style-name="ce44" office:value-type="string">
            <text:p>Configurar función para adjuntar aprobación en Quipux</text:p>
          </table:table-cell>
          <table:table-cell table:style-name="ce44" table:number-columns-repeated="2"/>
          <table:table-cell table:style-name="ce44" office:value-type="string">
            <text:p>Media</text:p>
          </table:table-cell>
          <table:table-cell table:style-name="ce44" office:value-type="string">
            <text:p>Planificación</text:p>
          </table:table-cell>
          <table:table-cell table:style-name="ce44" office:value-type="string">
            <text:p>Confirmación de adjunto en sistema</text:p>
          </table:table-cell>
          <table:table-cell table:style-name="ce44"/>
          <table:table-cell table:style-name="ce44" office:value-type="string">
            <text:p>Adjuntar aprobación en Quipux</text:p>
          </table:table-cell>
          <table:table-cell table:number-columns-repeated="1009"/>
        </table:table-row>
        <table:table-row table:style-name="ro64">
          <table:table-cell table:style-name="ce56" office:value-type="string">
            <text:p>SOLICITAR REQUISITOS PARA VINCULACION A LA ENTIDAD</text:p>
          </table:table-cell>
          <table:table-cell table:style-name="ce56"/>
          <table:table-cell table:style-name="ce48" office:value-type="string">
            <text:p>HU55</text:p>
          </table:table-cell>
          <table:table-cell table:style-name="ce58" office:value-type="string">
            <text:p>Como analista de talento humano, quiero que el sistema permita parametrizar los documentos según el régimen aplicable (LOES, LOSEP, Código de Trabajo), para que el proceso de generación de documentos cumpla con las normativas correspondientes.</text:p>
          </table:table-cell>
          <table:table-cell table:style-name="ce58" office:value-type="string">
            <text:p>Parametrizar documentos según régimen aplicable</text:p>
          </table:table-cell>
          <table:table-cell table:style-name="ce58" office:value-type="string">
            <text:p>Cumplir con normativas LOES, LOSEP y Código de Trabajo</text:p>
          </table:table-cell>
          <table:table-cell table:style-name="ce58" office:value-type="string">
            <text:p>Analista de talento humano</text:p>
          </table:table-cell>
          <table:table-cell table:style-name="ce58" office:value-type="string">
            <text:p>Implementar configuración de parametrización de documentos</text:p>
          </table:table-cell>
          <table:table-cell table:style-name="ce58" table:number-columns-repeated="2"/>
          <table:table-cell table:style-name="ce58" office:value-type="string">
            <text:p>Alta</text:p>
          </table:table-cell>
          <table:table-cell table:style-name="ce58" office:value-type="string">
            <text:p>Planificación</text:p>
          </table:table-cell>
          <table:table-cell table:style-name="ce58" office:value-type="string">
            <text:p>Prueba de parametrización</text:p>
          </table:table-cell>
          <table:table-cell table:style-name="ce58"/>
          <table:table-cell table:style-name="ce58" office:value-type="string">
            <text:p>Parametrización de documentos por régimen</text:p>
          </table:table-cell>
          <table:table-cell table:number-columns-repeated="1009"/>
        </table:table-row>
        <table:table-row table:style-name="ro11">
          <table:table-cell table:style-name="ce56"/>
          <table:table-cell table:style-name="ce56" office:value-type="string">
            <text:p>INTERFAZPARA QUE EL GANADOR REGISTRE DOCUMENTOS</text:p>
          </table:table-cell>
          <table:table-cell table:style-name="ce48" office:value-type="string">
            <text:p>HU56</text:p>
          </table:table-cell>
          <table:table-cell table:style-name="ce58" office:value-type="string">
            <text:p>Como postulante ganador, quiero una interfaz para subir los documentos requeridos, para cumplir con los requisitos previos a la formalización del cargo.</text:p>
          </table:table-cell>
          <table:table-cell table:style-name="ce58" office:value-type="string">
            <text:p>Interfaz para subir documentos por el ganador</text:p>
          </table:table-cell>
          <table:table-cell table:style-name="ce58" office:value-type="string">
            <text:p>Facilitar cumplimiento de requisitos</text:p>
          </table:table-cell>
          <table:table-cell table:style-name="ce58" office:value-type="string">
            <text:p>Postulante ganador</text:p>
          </table:table-cell>
          <table:table-cell table:style-name="ce58" office:value-type="string">
            <text:p>Crear interfaz para subida de documentos</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erificación de subida de documentos</text:p>
          </table:table-cell>
          <table:table-cell table:style-name="ce58"/>
          <table:table-cell table:style-name="ce58" office:value-type="string">
            <text:p>Subida de documentos por ganador</text:p>
          </table:table-cell>
          <table:table-cell table:number-columns-repeated="1009"/>
        </table:table-row>
        <table:table-row table:style-name="ro72">
          <table:table-cell table:style-name="ce56"/>
          <table:table-cell table:style-name="ce56" office:value-type="string">
            <text:p>GENERAR UN REPORTE DEL CUMPLIMIENTO DE REQUISITOS DE INGRESO CON PIE DE FIRMA DEL ANALISTA RESPONSABLE Y DEL GANADOR DEL PROCESO</text:p>
          </table:table-cell>
          <table:table-cell table:style-name="ce48" office:value-type="string">
            <text:p>HU57</text:p>
          </table:table-cell>
          <table:table-cell table:style-name="ce58" office:value-type="string">
            <text:p>Como analista de talento humano, quiero generar un reporte que refleje el cumplimiento de los requisitos de ingreso con un pie de firma para el responsable y el postulante ganador, para formalizar la verificación de la documentación e ingreso.</text:p>
          </table:table-cell>
          <table:table-cell table:style-name="ce58" office:value-type="string">
            <text:p>Generar reporte de cumplimiento de requisitos de ingreso</text:p>
          </table:table-cell>
          <table:table-cell table:style-name="ce58" office:value-type="string">
            <text:p>Formalizar verificación con firma</text:p>
          </table:table-cell>
          <table:table-cell table:style-name="ce58" office:value-type="string">
            <text:p>Analista de talento humano</text:p>
          </table:table-cell>
          <table:table-cell table:style-name="ce58" office:value-type="string">
            <text:p>Crear reporte con pie de firma</text:p>
          </table:table-cell>
          <table:table-cell table:style-name="ce58" table:number-columns-repeated="2"/>
          <table:table-cell table:style-name="ce58" office:value-type="string">
            <text:p>Media</text:p>
          </table:table-cell>
          <table:table-cell table:style-name="ce58" office:value-type="string">
            <text:p>Planificación</text:p>
          </table:table-cell>
          <table:table-cell table:style-name="ce58" office:value-type="string">
            <text:p>Validación de pie de firma</text:p>
          </table:table-cell>
          <table:table-cell table:style-name="ce58"/>
          <table:table-cell table:style-name="ce58" office:value-type="string">
            <text:p>Reporte de cumplimiento de requisitos</text:p>
          </table:table-cell>
          <table:table-cell table:number-columns-repeated="1009"/>
        </table:table-row>
        <table:table-row table:style-name="ro1" table:number-rows-repeated="104851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s" number:country="EC">$</number:currency-symbol>
      <number:number number:decimal-places="2" number:min-integer-digits="1" number:grouping="true"/>
    </number:currency-style>
    <number:currency-style style:name="N107">
      <style:text-properties fo:color="#ff0000"/>
      <number:currency-symbol number:language="es" number:country="EC">$</number:currency-symbol>
      <number:text>-</number:text>
      <number:number number:decimal-places="2" number:min-integer-digits="1" number:grouping="true"/>
      <style:map style:condition="value()&gt;=0" style:apply-style-name="N107P0"/>
    </number:currency-style>
    <number:number-style style:name="N8000" number:language="es" number:country="EC">
      <number:number number:min-integer-digits="1"/>
    </number:number-style>
    <number:number-style style:name="N8107P0" style:volatile="true" number:language="es" number:country="EC">
      <number:text>$ </number:text>
      <number:number number:decimal-places="0" number:min-integer-digits="1" number:grouping="true"/>
      <number:text> </number:text>
    </number:number-style>
    <number:number-style style:name="N8107" number:language="es" number:country="EC">
      <number:text>($ </number:text>
      <number:number number:decimal-places="0" number:min-integer-digits="1" number:grouping="true"/>
      <number:text>)</number:text>
      <style:map style:condition="value()&gt;=0" style:apply-style-name="N8107P0"/>
    </number:number-style>
    <number:number-style style:name="N8108P0" style:volatile="true" number:language="es" number:country="EC">
      <number:text>$ </number:text>
      <number:number number:decimal-places="0" number:min-integer-digits="1" number:grouping="true"/>
      <number:text> </number:text>
    </number:number-style>
    <number:number-style style:name="N8108" number:language="es" number:country="EC">
      <style:text-properties fo:color="#ff0000"/>
      <number:text>($ </number:text>
      <number:number number:decimal-places="0" number:min-integer-digits="1" number:grouping="true"/>
      <number:text>)</number:text>
      <style:map style:condition="value()&gt;=0" style:apply-style-name="N8108P0"/>
    </number:number-style>
    <number:number-style style:name="N8110P0" style:volatile="true" number:language="es" number:country="EC">
      <number:text>$ </number:text>
      <number:number number:decimal-places="2" number:min-integer-digits="1" number:grouping="true"/>
      <number:text> </number:text>
    </number:number-style>
    <number:number-style style:name="N8110" number:language="es" number:country="EC">
      <number:text>($ </number:text>
      <number:number number:decimal-places="2" number:min-integer-digits="1" number:grouping="true"/>
      <number:text>)</number:text>
      <style:map style:condition="value()&gt;=0" style:apply-style-name="N8110P0"/>
    </number:number-style>
    <number:number-style style:name="N8111P0" style:volatile="true" number:language="es" number:country="EC">
      <number:text>$ </number:text>
      <number:number number:decimal-places="2" number:min-integer-digits="1" number:grouping="true"/>
      <number:text> </number:text>
    </number:number-style>
    <number:number-style style:name="N8111" number:language="es" number:country="EC">
      <style:text-properties fo:color="#ff0000"/>
      <number:text>($ </number:text>
      <number:number number:decimal-places="2" number:min-integer-digits="1" number:grouping="true"/>
      <number:text>)</number:text>
      <style:map style:condition="value()&gt;=0" style:apply-style-name="N8111P0"/>
    </number:number-style>
    <number:date-style style:name="N8112" number:language="es" number:country="EC">
      <number:day number:style="long"/>
      <number:text>-</number:text>
      <number:month number:textual="true"/>
      <number:text>-</number:text>
      <number:year/>
    </number:date-style>
    <number:date-style style:name="N8113" number:language="es" number:country="EC">
      <number:day number:style="long"/>
      <number:text>-</number:text>
      <number:month number:textual="true"/>
    </number:date-style>
    <number:date-style style:name="N8114" number:language="es" number:country="EC">
      <number:month number:textual="true"/>
      <number:text>-</number:text>
      <number:year/>
    </number:date-style>
    <number:time-style style:name="N8115" number:language="es" number:country="EC">
      <number:hours/>
      <number:text>:</number:text>
      <number:minutes number:style="long"/>
      <number:text> </number:text>
      <number:am-pm/>
    </number:time-style>
    <number:time-style style:name="N8116" number:language="es" number:country="EC">
      <number:hours/>
      <number:text>:</number:text>
      <number:minutes number:style="long"/>
      <number:text>:</number:text>
      <number:seconds number:style="long"/>
      <number:text> </number:text>
      <number:am-pm/>
    </number:time-style>
    <number:time-style style:name="N8117" number:language="es" number:country="EC">
      <number:hours/>
      <number:text>:</number:text>
      <number:minutes number:style="long"/>
    </number:time-style>
    <number:time-style style:name="N8118" number:language="es" number:country="EC">
      <number:hours/>
      <number:text>:</number:text>
      <number:minutes number:style="long"/>
      <number:text>:</number:text>
      <number:seconds number:style="long"/>
    </number:time-style>
    <number:date-style style:name="N8119"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8121P0" style:volatile="true" number:language="es" number:country="EC">
      <number:number number:decimal-places="0" number:min-integer-digits="1" number:grouping="true"/>
      <number:text> </number:text>
    </number:number-style>
    <number:number-style style:name="N8121" number:language="es" number:country="EC">
      <number:text>(</number:text>
      <number:number number:decimal-places="0" number:min-integer-digits="1" number:grouping="true"/>
      <number:text>)</number:text>
      <style:map style:condition="value()&gt;=0" style:apply-style-name="N8121P0"/>
    </number:number-style>
    <number:number-style style:name="N8122P0" style:volatile="true" number:language="es" number:country="EC">
      <number:number number:decimal-places="0" number:min-integer-digits="1" number:grouping="true"/>
      <number:text> </number:text>
    </number:number-style>
    <number:number-style style:name="N8122" number:language="es" number:country="EC">
      <style:text-properties fo:color="#ff0000"/>
      <number:text>(</number:text>
      <number:number number:decimal-places="0" number:min-integer-digits="1" number:grouping="true"/>
      <number:text>)</number:text>
      <style:map style:condition="value()&gt;=0" style:apply-style-name="N8122P0"/>
    </number:number-style>
    <number:number-style style:name="N8124P0" style:volatile="true" number:language="es" number:country="EC">
      <number:number number:decimal-places="2" number:min-integer-digits="1" number:grouping="true"/>
      <number:text> </number:text>
    </number:number-style>
    <number:number-style style:name="N8124" number:language="es" number:country="EC">
      <number:text>(</number:text>
      <number:number number:decimal-places="2" number:min-integer-digits="1" number:grouping="true"/>
      <number:text>)</number:text>
      <style:map style:condition="value()&gt;=0" style:apply-style-name="N8124P0"/>
    </number:number-style>
    <number:number-style style:name="N8125P0" style:volatile="true" number:language="es" number:country="EC">
      <number:number number:decimal-places="2" number:min-integer-digits="1" number:grouping="true"/>
      <number:text> </number:text>
    </number:number-style>
    <number:number-style style:name="N8125" number:language="es" number:country="EC">
      <style:text-properties fo:color="#ff0000"/>
      <number:text>(</number:text>
      <number:number number:decimal-places="2" number:min-integer-digits="1" number:grouping="true"/>
      <number:text>)</number:text>
      <style:map style:condition="value()&gt;=0" style:apply-style-name="N8125P0"/>
    </number:number-style>
    <number:number-style style:name="N8128P0" style:volatile="true" number:language="es" number:country="EC">
      <number:number number:decimal-places="0" number:min-integer-digits="1" number:grouping="true"/>
      <number:text> </number:text>
    </number:number-style>
    <number:number-style style:name="N8128P1" style:volatile="true" number:language="es" number:country="EC">
      <number:text> (</number:text>
      <number:number number:decimal-places="0" number:min-integer-digits="1" number:grouping="true"/>
      <number:text>)</number:text>
    </number:number-style>
    <number:number-style style:name="N8128P2" style:volatile="true" number:language="es" number:country="EC">
      <number:text> - </number:text>
    </number:number-style>
    <number:text-style style:name="N8128" number:language="es" number:country="EC">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es" number:country="EC">
      <number:text> $ </number:text>
      <number:number number:decimal-places="0" number:min-integer-digits="1" number:grouping="true"/>
      <number:text> </number:text>
    </number:number-style>
    <number:number-style style:name="N8132P1" style:volatile="true" number:language="es" number:country="EC">
      <number:text> $ (</number:text>
      <number:number number:decimal-places="0" number:min-integer-digits="1" number:grouping="true"/>
      <number:text>)</number:text>
    </number:number-style>
    <number:number-style style:name="N8132P2" style:volatile="true" number:language="es" number:country="EC">
      <number:text> $ - </number:text>
    </number:number-style>
    <number:text-style style:name="N8132" number:language="es" number:country="EC">
      <number:text-content/>
      <number:text> </number:text>
      <style:map style:condition="value()&gt;0" style:apply-style-name="N8132P0"/>
      <style:map style:condition="value()&lt;0" style:apply-style-name="N8132P1"/>
      <style:map style:condition="value()=0" style:apply-style-name="N8132P2"/>
    </number:text-style>
    <number:number-style style:name="N8135P0" style:volatile="true" number:language="es" number:country="EC">
      <number:number number:decimal-places="2" number:min-integer-digits="1" number:grouping="true"/>
      <number:text> </number:text>
    </number:number-style>
    <number:number-style style:name="N8135P1" style:volatile="true" number:language="es" number:country="EC">
      <number:text> (</number:text>
      <number:number number:decimal-places="2" number:min-integer-digits="1" number:grouping="true"/>
      <number:text>)</number:text>
    </number:number-style>
    <number:number-style style:name="N8135P2" style:volatile="true" number:language="es" number:country="EC">
      <number:text> -</number:text>
      <number:number number:decimal-places="0" number:min-integer-digits="0"/>
      <number:text> </number:text>
    </number:number-style>
    <number:text-style style:name="N8135" number:language="es" number:country="EC">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es" number:country="EC">
      <number:text> $ </number:text>
      <number:number number:decimal-places="2" number:min-integer-digits="1" number:grouping="true"/>
      <number:text> </number:text>
    </number:number-style>
    <number:number-style style:name="N8139P1" style:volatile="true" number:language="es" number:country="EC">
      <number:text> $ (</number:text>
      <number:number number:decimal-places="2" number:min-integer-digits="1" number:grouping="true"/>
      <number:text>)</number:text>
    </number:number-style>
    <number:number-style style:name="N8139P2" style:volatile="true" number:language="es" number:country="EC">
      <number:text> $ -</number:text>
      <number:number number:decimal-places="0" number:min-integer-digits="0"/>
      <number:text> </number:text>
    </number:number-style>
    <number:text-style style:name="N8139" number:language="es" number:country="EC">
      <number:text-content/>
      <number:text> </number:text>
      <style:map style:condition="value()&gt;0" style:apply-style-name="N8139P0"/>
      <style:map style:condition="value()&lt;0" style:apply-style-name="N8139P1"/>
      <style:map style:condition="value()=0" style:apply-style-name="N8139P2"/>
    </number:text-style>
    <number:time-style style:name="N8140" number:language="es" number:country="EC">
      <number:minutes number:style="long"/>
      <number:text>:</number:text>
      <number:seconds number:style="long"/>
    </number:time-style>
    <number:time-style style:name="N8141" number:language="es" number:country="EC" number:truncate-on-overflow="false">
      <number:hours/>
      <number:text>:</number:text>
      <number:minutes number:style="long"/>
      <number:text>:</number:text>
      <number:seconds number:style="long"/>
    </number:time-style>
    <number:number-style style:name="N8142" number:language="es" number:country="EC">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10">10/01/2025</text:date>, <text:time>16:50:51</text:time></text:p>
        </style:region-right>
      </style:header>
      <style:header-left style:display="false"/>
      <style:footer>
        <text:p>Página <text:page-number>1</text:page-number> / <text:page-count>99</text:page-count></text:p>
      </style:footer>
      <style:footer-left style:display="false"/>
    </style:master-page>
    <style:master-page style:name="PageStyle_5f_MatrizRequerimientos" style:display-name="PageStyle_MatrizRequerimientos" style:page-layout-name="Mpm3">
      <style:header style:display="false"/>
      <style:header-left style:display="false"/>
      <style:footer style:display="false"/>
      <style:footer-left style:display="false"/>
    </style:master-page>
    <style:master-page style:name="PageStyle_5f_EmpateProceso" style:display-name="PageStyle_EmpateProceso" style:page-layout-name="Mpm4">
      <style:header style:display="false"/>
      <style:header-left style:display="false"/>
      <style:footer style:display="false"/>
      <style:footer-left style:display="false"/>
    </style:master-page>
    <style:master-page style:name="PageStyle_5f_HU" style:display-name="PageStyle_H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1-10T16:50:51.74</dc:date>
    <dc:creator>Martín Medina Armijos</dc:creator>
    <meta:generator>OpenOffice/4.1.15$Win32 OpenOffice.org_project/4115m2$Build-9813</meta:generator>
    <meta:editing-duration>PT2H16M25S</meta:editing-duration>
    <meta:editing-cycles>2</meta:editing-cycles>
    <meta:document-statistic meta:table-count="4" meta:cell-count="1080" meta:object-count="0"/>
  </office:meta>
</office:document-meta>
</file>